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ymbol1" svg:font-family="Symbol"/>
    <style:font-face style:name="Symbol" svg:font-family="Symbol" style:font-adornments="Oblique"/>
    <style:font-face style:name="Tahoma2" svg:font-family="Tahoma"/>
    <style:font-face style:name="monospace" svg:font-family="monospace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Symbol2" svg:font-family="Symbol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7" svg:font-family="'Bitstream Vera Sans'" style:font-adornments="Normal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db5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40ad8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">
      <style:paragraph-properties fo:margin-top="0.199cm" fo:margin-bottom="0cm" style:contextual-spacing="false"/>
      <style:text-properties officeooo:paragraph-rsid="00490817"/>
    </style:style>
    <style:style style:name="P27" style:family="paragraph" style:parent-style-name="_5f_Paragraphe_20_livret">
      <style:paragraph-properties fo:margin-top="0.199cm" fo:margin-bottom="0cm" style:contextual-spacing="false"/>
      <style:text-properties officeooo:paragraph-rsid="00837079"/>
    </style:style>
    <style:style style:name="P28" style:family="paragraph" style:parent-style-name="_5f_Paragraphe_20_livret">
      <style:paragraph-properties fo:margin-top="0.199cm" fo:margin-bottom="0cm" style:contextual-spacing="false"/>
      <style:text-properties officeooo:paragraph-rsid="00840c08"/>
    </style:style>
    <style:style style:name="P29" style:family="paragraph" style:parent-style-name="_5f_Paragraphe_20_livret">
      <style:paragraph-properties fo:margin-top="0.199cm" fo:margin-bottom="0cm" style:contextual-spacing="false"/>
      <style:text-properties officeooo:paragraph-rsid="00849326"/>
    </style:style>
    <style:style style:name="P30" style:family="paragraph" style:parent-style-name="_5f_Paragraphe_20_livret_20_">
      <style:paragraph-properties fo:margin-top="0cm" fo:margin-bottom="0.101cm" style:contextual-spacing="false"/>
      <style:text-properties officeooo:paragraph-rsid="006ebbed"/>
    </style:style>
    <style:style style:name="P31" style:family="paragraph" style:parent-style-name="_5f_Paragraphe_20_livret">
      <style:paragraph-properties fo:margin-top="0.101cm" fo:margin-bottom="0cm" style:contextual-spacing="false"/>
      <style:text-properties officeooo:paragraph-rsid="004ec1e9"/>
    </style:style>
    <style:style style:name="P32" style:family="paragraph" style:parent-style-name="_5f_Paragraphe_20_livret">
      <style:paragraph-properties fo:margin-top="0.499cm" fo:margin-bottom="0cm" style:contextual-spacing="false"/>
      <style:text-properties officeooo:paragraph-rsid="006cbfe9"/>
    </style:style>
    <style:style style:name="P33" style:family="paragraph" style:parent-style-name="_5f_Paragraphe_20_livret">
      <style:paragraph-properties fo:margin-top="0.499cm" fo:margin-bottom="0cm" style:contextual-spacing="false" fo:text-align="start" style:justify-single-word="false"/>
      <style:text-properties officeooo:paragraph-rsid="00651024"/>
    </style:style>
    <style:style style:name="P34" style:family="paragraph" style:parent-style-name="_5f_Paragraphe_20_livret_20_">
      <style:text-properties officeooo:paragraph-rsid="006be80c"/>
    </style:style>
    <style:style style:name="P35" style:family="paragraph" style:parent-style-name="_5f_Paragraphe_20_livret_20_">
      <style:text-properties officeooo:paragraph-rsid="006dce9a"/>
    </style:style>
    <style:style style:name="P36" style:family="paragraph" style:parent-style-name="_5f_Paragraphe_20_livret_20_">
      <style:text-properties officeooo:rsid="003d9907" officeooo:paragraph-rsid="006dce9a"/>
    </style:style>
    <style:style style:name="P37" style:family="paragraph" style:parent-style-name="_5f_Paragraphe_20_livret_20_">
      <style:paragraph-properties fo:margin-top="0.101cm" fo:margin-bottom="0.101cm" style:contextual-spacing="false"/>
      <style:text-properties fo:color="#000000" loext:opacity="100%" style:font-name="Bitstream Vera Sans2" fo:font-size="10pt" fo:font-style="normal" fo:font-weight="normal" officeooo:rsid="006ebbed" officeooo:paragraph-rsid="006ebbed"/>
    </style:style>
    <style:style style:name="P38" style:family="paragraph" style:parent-style-name="FILET_5f_POINTILLES">
      <style:paragraph-properties fo:margin-top="0cm" fo:margin-bottom="0cm" style:contextual-spacing="false" fo:text-align="justify" style:justify-single-word="false"/>
      <style:text-properties officeooo:paragraph-rsid="008238dd"/>
    </style:style>
    <style:style style:name="P39" style:family="paragraph" style:parent-style-name="_5f_Paragraphe_20_livret_20_">
      <style:paragraph-properties fo:margin-top="0cm" fo:margin-bottom="0cm" style:contextual-spacing="false"/>
    </style:style>
    <style:style style:name="P40" style:family="paragraph" style:parent-style-name="_5f_Paragraphe_20_livret">
      <style:paragraph-properties fo:margin-top="0.199cm" fo:margin-bottom="0.3cm" style:contextual-spacing="false"/>
      <style:text-properties officeooo:paragraph-rsid="00490817"/>
    </style:style>
    <style:style style:name="P41" style:family="paragraph" style:parent-style-name="_5f_Paragraphe_20_livret">
      <style:paragraph-properties fo:margin-top="0.079cm" fo:margin-bottom="0cm" style:contextual-spacing="false"/>
      <style:text-properties officeooo:paragraph-rsid="00490817"/>
    </style:style>
    <style:style style:name="P42" style:family="paragraph" style:parent-style-name="_5f_Paragraphe_20_livret">
      <style:paragraph-properties fo:margin-top="0.3cm" fo:margin-bottom="0cm" style:contextual-spacing="false"/>
      <style:text-properties officeooo:paragraph-rsid="00849326"/>
    </style:style>
    <style:style style:name="P43" style:family="paragraph" style:parent-style-name="_5f_Paragraphe_20_livret">
      <style:paragraph-properties fo:margin-top="0.3cm" fo:margin-bottom="0cm" style:contextual-spacing="false"/>
      <style:text-properties officeooo:paragraph-rsid="00837079"/>
    </style:style>
    <style:style style:name="P44" style:family="paragraph" style:parent-style-name="FILET_5f_POINTILLES">
      <style:paragraph-properties fo:margin-top="0.3cm" fo:margin-bottom="0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89d8e9"/>
    </style:style>
    <style:style style:name="P45" style:family="paragraph" style:parent-style-name="_5f_Paragraphe_20_livret_20_">
      <style:paragraph-properties fo:margin-top="0.101cm" fo:margin-bottom="0.15cm" style:contextual-spacing="false"/>
      <style:text-properties officeooo:paragraph-rsid="006be80c"/>
    </style:style>
    <style:style style:name="P46" style:family="paragraph" style:parent-style-name="_5f_Paragraphe_20_livret_20_">
      <style:paragraph-properties fo:margin-top="0.379cm" fo:margin-bottom="0.101cm" style:contextual-spacing="false"/>
      <style:text-properties officeooo:paragraph-rsid="006be80c"/>
    </style:style>
    <style:style style:name="P47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24" fo:break-before="auto" fo:break-after="auto"/>
      <style:text-properties officeooo:paragraph-rsid="00579389"/>
    </style:style>
    <style:style style:name="P48" style:family="paragraph" style:parent-style-name="Exo_5f_Num" style:list-style-name="Num_5f_Exo">
      <style:paragraph-properties fo:margin-top="0cm" fo:margin-bottom="0.101cm" style:contextual-spacing="false" fo:text-align="center" style:justify-single-word="false"/>
      <style:text-properties style:use-window-font-color="true" loext:opacity="0%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49" style:family="paragraph" style:parent-style-name="Exo_5f_Num" style:list-style-name="">
      <style:paragraph-properties fo:margin-top="0cm" fo:margin-bottom="0.101cm" style:contextual-spacing="false" fo:text-align="center" style:justify-single-word="false"/>
      <style:text-properties style:use-window-font-color="true" loext:opacity="0%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0" style:family="paragraph" style:parent-style-name="Exo_5f_Num" style:list-style-name="">
      <style:paragraph-properties fo:margin-top="0cm" fo:margin-bottom="0.101cm" style:contextual-spacing="false" fo:text-align="start" style:justify-single-word="false"/>
      <style:text-properties style:use-window-font-color="true" loext:opacity="0%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1" style:family="paragraph" style:parent-style-name="Exo_5f_Num" style:list-style-name="">
      <style:paragraph-properties fo:margin-top="0cm" fo:margin-bottom="0.101cm" style:contextual-spacing="false" fo:text-align="start" style:justify-single-word="false"/>
      <style:text-properties style:use-window-font-color="true" loext:opacity="0%" style:font-name="Bitstream Vera Sans" fo:font-size="10pt" fo:font-style="normal" fo:font-weight="bold" officeooo:rsid="00579389" officeooo:paragraph-rsid="00579389" style:font-size-asian="10.5pt" style:font-style-asian="normal" style:font-weight-asian="bold" style:font-style-complex="normal" style:font-weight-complex="bold"/>
    </style:style>
    <style:style style:name="P52" style:family="paragraph" style:parent-style-name="Exo_5f_Num" style:list-style-name="Num_5f_Exo">
      <style:paragraph-properties fo:margin-top="0cm" fo:margin-bottom="0.101cm" style:contextual-spacing="false"/>
      <style:text-properties style:use-window-font-color="true" loext:opacity="0%" style:font-name="Bitstream Vera Sans" fo:font-size="10pt" fo:font-style="normal" fo:font-weight="normal" officeooo:rsid="00579389" officeooo:paragraph-rsid="00837079" style:font-size-asian="10.5pt" style:font-style-asian="normal" style:font-style-complex="normal"/>
    </style:style>
    <style:style style:name="P53" style:family="paragraph" style:parent-style-name="Exo_5f_Num" style:list-style-name="">
      <style:paragraph-properties fo:margin-top="0cm" fo:margin-bottom="0.101cm" style:contextual-spacing="false"/>
      <style:text-properties style:use-window-font-color="true" loext:opacity="0%" style:font-name="Bitstream Vera Sans" fo:font-size="10pt" fo:font-style="normal" fo:font-weight="normal" officeooo:rsid="00579389" officeooo:paragraph-rsid="00837079" style:font-size-asian="10.5pt" style:font-style-asian="normal" style:font-style-complex="normal"/>
    </style:style>
    <style:style style:name="P54" style:family="paragraph" style:parent-style-name="Exo_5f_Num" style:list-style-name="Num_5f_Exo">
      <style:paragraph-properties fo:margin-top="0.499cm" fo:margin-bottom="0.101cm" style:contextual-spacing="false" fo:text-align="center" style:justify-single-word="false"/>
      <style:text-properties style:use-window-font-color="true" loext:opacity="0%" style:font-name="Bitstream Vera Sans" fo:font-size="10pt" fo:font-style="normal" fo:font-weight="bold" officeooo:rsid="00579389" officeooo:paragraph-rsid="00837079" style:font-size-asian="10.5pt" style:font-style-asian="normal" style:font-weight-asian="bold" style:font-style-complex="normal" style:font-weight-complex="bold"/>
    </style:style>
    <style:style style:name="P55" style:family="paragraph" style:parent-style-name="Exo_5f_Num" style:list-style-name="Num_5f_Exo">
      <style:paragraph-properties fo:margin-top="1.08cm" fo:margin-bottom="0.101cm" style:contextual-spacing="false"/>
      <style:text-properties style:use-window-font-color="true" loext:opacity="0%" style:font-name="Bitstream Vera Sans" fo:font-size="10pt" fo:letter-spacing="normal" fo:font-style="normal" fo:font-weight="normal" officeooo:rsid="004214f5" officeooo:paragraph-rsid="004214f5" style:font-size-asian="10.5pt" style:font-style-asian="normal" style:font-style-complex="normal"/>
    </style:style>
    <style:style style:name="P56" style:family="paragraph" style:parent-style-name="Exo_5f_Num" style:list-style-name="Num_5f_Exo">
      <style:paragraph-properties fo:margin-top="1.08cm" fo:margin-bottom="0.101cm" style:contextual-spacing="false" fo:break-before="column"/>
      <style:text-properties officeooo:paragraph-rsid="004214f5"/>
    </style:style>
    <style:style style:name="P57" style:family="paragraph" style:parent-style-name="FILET_5f_POINTILLES" style:list-style-name="Num_5f_Exo"/>
    <style:style style:name="P58" style:family="paragraph" style:parent-style-name="FILET_5f_POINTILLES" style:list-style-name="Num_5f_Exo">
      <style:paragraph-properties fo:text-align="justify" style:justify-single-word="false"/>
    </style:style>
    <style:style style:name="P59" style:family="paragraph" style:parent-style-name="FILET_5f_POINTILLES" style:list-style-name="Num_5f_Exo">
      <style:text-properties fo:color="#b3b3b3" loext:opacity="100%" style:font-name="Bitstream Vera Sans2" fo:font-size="10pt" fo:font-style="normal" officeooo:paragraph-rsid="008f08a5" fo:background-color="transparent"/>
    </style:style>
    <style:style style:name="P60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3.6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2" fo:font-size="10pt" fo:font-style="normal" officeooo:paragraph-rsid="008f08a5" fo:background-color="#ffff00"/>
    </style:style>
    <style:style style:name="P61" style:family="paragraph" style:parent-style-name="FILET_5f_POINTILLES" style:list-style-name="Num_5f_Exo">
      <style:paragraph-properties fo:margin-top="0.199cm" fo:margin-bottom="0cm" style:contextual-spacing="false" style:line-height-at-least="0.4cm"/>
      <style:text-properties fo:color="#b3b3b3" loext:opacity="100%" style:font-name="Bitstream Vera Sans2" fo:font-size="10pt" fo:font-style="normal" fo:font-weight="normal" officeooo:paragraph-rsid="008f08a5" fo:background-color="transparent" style:font-size-asian="10pt" style:font-style-asian="normal" style:font-weight-asian="normal" style:font-style-complex="normal"/>
    </style:style>
    <style:style style:name="P62" style:family="paragraph" style:parent-style-name="FILET_5f_POINTILLES">
      <style:paragraph-properties fo:margin-top="0.199cm" fo:margin-bottom="0cm" style:contextual-spacing="false" style:line-height-at-least="0.4cm"/>
      <style:text-properties fo:color="#b3b3b3" loext:opacity="100%" style:font-name="Bitstream Vera Sans2" fo:font-size="10pt" fo:font-style="normal" fo:font-weight="normal" officeooo:paragraph-rsid="008f08a5" fo:background-color="transparent" style:font-size-asian="10pt" style:font-style-asian="normal" style:font-weight-asian="normal" style:font-style-complex="normal" style:font-weight-complex="normal"/>
    </style:style>
    <style:style style:name="P63" style:family="paragraph" style:parent-style-name="FILET_5f_POINTILLES" style:list-style-name="Num_5f_Exo">
      <style:paragraph-properties fo:margin-top="0.199cm" fo:margin-bottom="0cm" style:contextual-spacing="false" style:line-height-at-least="0.4cm"/>
      <style:text-properties officeooo:paragraph-rsid="008f08a5"/>
    </style:style>
    <style:style style:name="P64" style:family="paragraph" style:parent-style-name="Heading_20_5" style:list-style-name="liste_5f_abc">
      <style:paragraph-properties fo:margin-top="0.101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238dd"/>
    </style:style>
    <style:style style:name="P65" style:family="paragraph" style:parent-style-name="Heading_20_5" style:list-style-name="liste_5f_abc">
      <style:paragraph-properties fo:margin-top="0.101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f08a5"/>
    </style:style>
    <style:style style:name="P66" style:family="paragraph" style:parent-style-name="Standard" style:list-style-name="Num_5f_Exo">
      <style:paragraph-properties fo:margin-top="0cm" fo:margin-bottom="0cm" style:contextual-spacing="false"/>
      <style:text-properties officeooo:rsid="007801d4" officeooo:paragraph-rsid="007801d4"/>
    </style:style>
    <style:style style:name="P67" style:family="paragraph" style:parent-style-name="Standard" style:list-style-name="Num_5f_Exo">
      <style:paragraph-properties fo:margin-top="0.499cm" fo:margin-bottom="0.4cm" style:contextual-spacing="false" fo:text-align="justify" style:justify-single-word="false"/>
      <style:text-properties officeooo:paragraph-rsid="006dce9a"/>
    </style:style>
    <style:style style:name="P68" style:family="paragraph" style:parent-style-name="Text_20_body" style:list-style-name="liste_5f_abc">
      <style:paragraph-properties fo:margin-top="0.101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f08a5"/>
    </style:style>
    <style:style style:name="P69" style:family="paragraph" style:parent-style-name="_5f_Paragraphe_20_livret" style:list-style-name="Num_5f_Exo">
      <style:paragraph-properties fo:margin-top="0.499cm" fo:margin-bottom="0cm" style:contextual-spacing="false"/>
      <style:text-properties officeooo:paragraph-rsid="00481282"/>
    </style:style>
    <style:style style:name="P70" style:family="paragraph" style:parent-style-name="_5f_Paragraphe_20_livret" style:list-style-name="Num_5f_Exo">
      <style:paragraph-properties fo:margin-top="0.499cm" fo:margin-bottom="0cm" style:contextual-spacing="false"/>
      <style:text-properties officeooo:paragraph-rsid="006cbfe9"/>
    </style:style>
    <style:style style:name="P71" style:family="paragraph" style:parent-style-name="_5f_Paragraphe_20_livret" style:list-style-name="Num_5f_Exo">
      <style:paragraph-properties fo:margin-top="0.499cm" fo:margin-bottom="0cm" style:contextual-spacing="false" fo:text-align="justify" style:justify-single-word="false"/>
      <style:text-properties officeooo:paragraph-rsid="0065b576"/>
    </style:style>
    <style:style style:name="P72" style:family="paragraph" style:parent-style-name="_5f_Paragraphe_20_livret" style:list-style-name="Num_5f_Exo">
      <style:paragraph-properties fo:margin-top="0.499cm" fo:margin-bottom="0cm" style:contextual-spacing="false" fo:text-align="start" style:justify-single-word="false"/>
      <style:text-properties officeooo:paragraph-rsid="00938d0d"/>
    </style:style>
    <style:style style:name="P73" style:family="paragraph" style:parent-style-name="_5f_Paragraphe_20_livret" style:list-style-name="Num_5f_Exo">
      <style:paragraph-properties fo:margin-top="0.67cm" fo:margin-bottom="0cm" style:contextual-spacing="false"/>
      <style:text-properties officeooo:paragraph-rsid="00490817"/>
    </style:style>
    <style:style style:name="P74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490817"/>
    </style:style>
    <style:style style:name="P75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4ea825"/>
    </style:style>
    <style:style style:name="P76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68b888"/>
    </style:style>
    <style:style style:name="P77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7801d4"/>
    </style:style>
    <style:style style:name="P78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7713d6"/>
    </style:style>
    <style:style style:name="P79" style:family="paragraph" style:parent-style-name="_5f_Paragraphe_20_livret" style:list-style-name="Num_5f_Exo">
      <style:paragraph-properties fo:margin-top="0cm" fo:margin-bottom="0cm" style:contextual-spacing="false"/>
      <style:text-properties officeooo:paragraph-rsid="006cbfe9"/>
    </style:style>
    <style:style style:name="P80" style:family="paragraph" style:parent-style-name="_5f_Paragraphe_20_livret" style:list-style-name="liste_5f_abc" style:master-page-name="">
      <style:paragraph-properties fo:margin-top="0.499cm" fo:margin-bottom="0.199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490817"/>
    </style:style>
    <style:style style:name="P81" style:family="paragraph" style:parent-style-name="_5f_Paragraphe_20_livret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8b888"/>
    </style:style>
    <style:style style:name="P82" style:family="paragraph" style:parent-style-name="_5f_Paragraphe_20_livret" style:list-style-name="liste_5f_abc">
      <style:paragraph-properties fo:margin-top="0.101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f08a5"/>
    </style:style>
    <style:style style:name="P83" style:family="paragraph" style:parent-style-name="_5f_Paragraphe_20_livret" style:list-style-name="Num_5f_Exo">
      <style:paragraph-properties fo:margin-top="0.37cm" fo:margin-bottom="0cm" style:contextual-spacing="false"/>
      <style:text-properties officeooo:paragraph-rsid="007801d4"/>
    </style:style>
    <style:style style:name="P84" style:family="paragraph" style:parent-style-name="_5f_Paragraphe_20_livret" style:list-style-name="Num_5f_Exo">
      <style:paragraph-properties fo:margin-top="0.37cm" fo:margin-bottom="0cm" style:contextual-spacing="false"/>
      <style:text-properties officeooo:paragraph-rsid="007713d6"/>
    </style:style>
    <style:style style:name="P85" style:family="paragraph" style:parent-style-name="_5f_Paragraphe_20_livret" style:list-style-name="Num_5f_Exo">
      <style:paragraph-properties fo:margin-top="0.37cm" fo:margin-bottom="0cm" style:contextual-spacing="false" fo:text-align="start" style:justify-single-word="false"/>
      <style:text-properties officeooo:paragraph-rsid="007713d6"/>
    </style:style>
    <style:style style:name="P86" style:family="paragraph" style:parent-style-name="_5f_Paragraphe_20_livret" style:list-style-name="Num_5f_Exo">
      <style:paragraph-properties fo:margin-top="0.298cm" fo:margin-bottom="0cm" style:contextual-spacing="false" fo:break-before="page"/>
      <style:text-properties officeooo:paragraph-rsid="006cbfe9"/>
    </style:style>
    <style:style style:name="P87" style:family="paragraph" style:parent-style-name="_5f_Paragraphe_20_livret_20_" style:list-style-name="liste_5f_abc"/>
    <style:style style:name="P88" style:family="paragraph" style:parent-style-name="_5f_Paragraphe_20_livret_20_" style:list-style-name="liste_5f_abc">
      <style:paragraph-properties fo:text-align="start" style:justify-single-word="false"/>
    </style:style>
    <style:style style:name="P89" style:family="paragraph" style:parent-style-name="_5f_Paragraphe_20_livret_20_" style:list-style-name="liste_5f_abc" style:master-page-name="">
      <loext:graphic-properties draw:fill="none"/>
      <style:paragraph-properties fo:margin-left="0cm" fo:margin-right="3.6cm" fo:margin-top="0.3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90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91" style:family="paragraph" style:parent-style-name="_5f_Paragraphe_20_livret_20_" style:list-style-name="liste_5f_abc">
      <style:paragraph-properties fo:margin-top="0.3cm" fo:margin-bottom="0cm" style:contextual-spacing="false"/>
      <style:text-properties fo:letter-spacing="-0.014cm"/>
    </style:style>
    <style:style style:name="P92" style:family="paragraph" style:parent-style-name="_5f_Pied_20_de_20_page" style:list-style-name="">
      <style:paragraph-properties fo:text-align="end" style:justify-single-word="false"/>
    </style:style>
    <style:style style:name="P93" style:family="paragraph" style:parent-style-name="_5f_Pied_20_de_20_page">
      <style:paragraph-properties fo:text-align="end" style:justify-single-word="false"/>
    </style:style>
    <style:style style:name="P94" style:family="paragraph" style:parent-style-name="_5f_Pied_20_de_20_page" style:list-style-name=""/>
    <style:style style:name="P9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6" style:family="paragraph" style:parent-style-name="_5f_Titre_20_d_27_exercices_20_livret_20_sans_20_titre" style:list-style-name="Num_5f_Exo">
      <style:text-properties style:use-window-font-color="true" loext:opacity="0%" fo:font-style="normal" officeooo:rsid="0047cf4c" officeooo:paragraph-rsid="0085a29e" style:font-style-asian="normal" style:font-style-complex="normal"/>
    </style:style>
    <style:style style:name="P97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7b347a"/>
    </style:style>
    <style:style style:name="P98" style:family="paragraph" style:parent-style-name="_5f_Titre_20_d_27_exercices_20_livret_20_sans_20_titre" style:list-style-name="Num_5f_Exo">
      <style:paragraph-properties fo:margin-top="0cm" fo:margin-bottom="0.199cm" style:contextual-spacing="false"/>
      <style:text-properties style:use-window-font-color="true" loext:opacity="0%" fo:font-style="normal" officeooo:rsid="007b347a" officeooo:paragraph-rsid="007b347a" style:font-style-asian="normal" style:font-style-complex="normal"/>
    </style:style>
    <style:style style:name="P99" style:family="paragraph" style:parent-style-name="_5f_Titre_20_d_27_exercices_20_livret_20_sans_20_titre" style:list-style-name="">
      <style:paragraph-properties fo:margin-top="0cm" fo:margin-bottom="0.199cm" style:contextual-spacing="false"/>
      <style:text-properties style:use-window-font-color="true" loext:opacity="0%" fo:font-style="normal" officeooo:rsid="007b347a" officeooo:paragraph-rsid="007b347a" style:font-style-asian="normal" style:font-style-complex="normal"/>
    </style:style>
    <style:style style:name="P100" style:family="paragraph" style:parent-style-name="_5f_Titre_20_d_27_exercices_20_livret_20_sans_20_titre" style:list-style-name="">
      <style:paragraph-properties fo:margin-top="0cm" fo:margin-bottom="0.199cm" style:contextual-spacing="false"/>
      <style:text-properties style:use-window-font-color="true" loext:opacity="0%" fo:font-style="normal" officeooo:rsid="007b347a" officeooo:paragraph-rsid="0085a29e" style:font-style-asian="normal" style:font-style-complex="normal"/>
    </style:style>
    <style:style style:name="P101" style:family="paragraph" style:parent-style-name="_5f_Titre_20_d_27_exercices_20_livret_20_sans_20_titre" style:list-style-name="Num_5f_Exo">
      <style:paragraph-properties fo:break-before="page"/>
      <style:text-properties officeooo:paragraph-rsid="0085a29e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align="center" fo:text-indent="0cm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6" style:family="paragraph">
      <loext:graphic-properties draw:fill="none" draw:fill-color="#ffffff"/>
      <style:paragraph-properties style:writing-mode="lr-tb"/>
      <style:text-properties style:font-name="Bitstream Vera Sans6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1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style:line-height-at-least="0.7cm" fo:text-indent="0cm" style:writing-mode="lr-tb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style:line-height-at-least="1.235cm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6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3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3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135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9" style:family="paragraph">
      <loext:graphic-properties draw:fill="none" draw:fill-color="#ffffff" draw:secondary-fill-color="#99ccff" draw:fill-gradient-name="Gradient_20_1620" draw:gradient-step-count="0" draw:fill-hatch-name="Hatch_20_4905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0" style:family="paragraph">
      <loext:graphic-properties draw:fill="none" draw:fill-color="#ffffff" draw:secondary-fill-color="#99ccff" draw:fill-gradient-name="Gradient_20_1623" draw:gradient-step-count="0" draw:fill-hatch-name="Hatch_20_4906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1" style:family="paragraph">
      <loext:graphic-properties draw:fill="solid" draw:fill-color="#99ccff" draw:secondary-fill-color="#99ccff" draw:fill-gradient-name="Gradient_20_1614" draw:gradient-step-count="0" draw:fill-hatch-name="Hatch_20_4907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2" style:family="paragraph">
      <loext:graphic-properties draw:fill="solid" draw:fill-color="#99ccff" draw:secondary-fill-color="#99ccff" draw:fill-gradient-name="Gradient_20_1616" draw:gradient-step-count="0" draw:fill-hatch-name="Hatch_20_4908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3" style:family="paragraph">
      <loext:graphic-properties draw:fill="none" draw:fill-color="#ffffff" draw:secondary-fill-color="#99ccff" draw:fill-gradient-name="Gradient_20_1619" draw:gradient-step-count="0" draw:fill-hatch-name="Hatch_20_490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4" style:family="paragraph">
      <loext:graphic-properties draw:fill="none" draw:fill-color="#ffffff" draw:secondary-fill-color="#99ccff" draw:fill-gradient-name="Gradient_20_1618" draw:gradient-step-count="0" draw:fill-hatch-name="Hatch_20_491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5" style:family="paragraph">
      <loext:graphic-properties draw:fill="solid" draw:fill-color="#99ccff" draw:secondary-fill-color="#99ccff" draw:fill-gradient-name="Gradient_20_1606" draw:gradient-step-count="0" draw:fill-hatch-name="Hatch_20_491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6" style:family="paragraph">
      <loext:graphic-properties draw:fill="solid" draw:fill-color="#99ccff" draw:secondary-fill-color="#99ccff" draw:fill-gradient-name="Gradient_20_1607" draw:gradient-step-count="0" draw:fill-hatch-name="Hatch_20_491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7" style:family="paragraph">
      <loext:graphic-properties draw:fill="solid" draw:fill-color="#99ccff" draw:secondary-fill-color="#99ccff" draw:fill-gradient-name="Gradient_20_1608" draw:gradient-step-count="0" draw:fill-hatch-name="Hatch_20_4913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8" style:family="paragraph">
      <loext:graphic-properties draw:fill="solid" draw:fill-color="#99ccff" draw:secondary-fill-color="#99ccff" draw:fill-gradient-name="Gradient_20_1609" draw:gradient-step-count="0" draw:fill-hatch-name="Hatch_20_4914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49" style:family="paragraph">
      <loext:graphic-properties draw:fill="solid" draw:fill-color="#99ccff" draw:secondary-fill-color="#99ccff" draw:fill-gradient-name="Gradient_20_1610" draw:gradient-step-count="0" draw:fill-hatch-name="Hatch_20_4915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0" style:family="paragraph">
      <loext:graphic-properties draw:fill="solid" draw:fill-color="#99ccff" draw:secondary-fill-color="#99ccff" draw:fill-gradient-name="Gradient_20_1611" draw:gradient-step-count="0" draw:fill-hatch-name="Hatch_20_4916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1" style:family="paragraph">
      <loext:graphic-properties draw:fill="solid" draw:fill-color="#99ccff" draw:secondary-fill-color="#99ccff" draw:fill-gradient-name="Gradient_20_1612" draw:gradient-step-count="0" draw:fill-hatch-name="Hatch_20_4917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2" style:family="paragraph">
      <loext:graphic-properties draw:fill="solid" draw:fill-color="#99ccff" draw:secondary-fill-color="#99ccff" draw:fill-gradient-name="Gradient_20_1613" draw:gradient-step-count="0" draw:fill-hatch-name="Hatch_20_4918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3" style:family="paragraph">
      <loext:graphic-properties draw:fill="solid" draw:fill-color="#99ccff" draw:secondary-fill-color="#99ccff" draw:fill-gradient-name="Gradient_20_1615" draw:gradient-step-count="0" draw:fill-hatch-name="Hatch_20_4919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4" style:family="paragraph">
      <loext:graphic-properties draw:fill="solid" draw:fill-color="#99ccff" draw:secondary-fill-color="#99ccff" draw:fill-gradient-name="Gradient_20_1617" draw:gradient-step-count="0" draw:fill-hatch-name="Hatch_20_492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5" style:family="paragraph">
      <loext:graphic-properties draw:fill="none" draw:fill-color="#ffffff" draw:secondary-fill-color="#99ccff" draw:fill-gradient-name="Gradient_20_1621" draw:gradient-step-count="0" draw:fill-hatch-name="Hatch_20_4921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6" style:family="paragraph">
      <loext:graphic-properties draw:fill="none" draw:fill-color="#ffffff" draw:secondary-fill-color="#99ccff" draw:fill-gradient-name="Gradient_20_1622" draw:gradient-step-count="0" draw:fill-hatch-name="Hatch_20_492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7" style:family="paragraph">
      <loext:graphic-properties draw:fill="none" draw:fill-color="#ffffff" draw:secondary-fill-color="#99ccff" draw:fill-gradient-name="Gradient_20_1624" draw:gradient-step-count="0" draw:fill-hatch-name="Hatch_20_4923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9" style:family="paragraph">
      <loext:graphic-properties draw:fill="none" draw:fill-color="#ffffff" draw:secondary-fill-color="#99ccff" draw:fill-gradient-name="Gradient_20_1625" draw:gradient-step-count="0" draw:fill-hatch-name="Hatch_20_4924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style:paragraph-properties fo:text-align="center"/>
      <style:text-properties fo:font-size="12pt"/>
    </style:style>
    <style:style style:name="P162" style:family="paragraph">
      <style:paragraph-properties fo:text-align="center"/>
    </style:style>
    <style:style style:name="P16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64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548b32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55e631" style:font-size-asian="16pt" style:font-style-asian="normal" style:font-size-complex="16pt" style:font-style-complex="normal"/>
    </style:style>
    <style:style style:name="T7" style:family="text">
      <style:text-properties officeooo:rsid="003459de"/>
    </style:style>
    <style:style style:name="T8" style:family="text">
      <style:text-properties officeooo:rsid="002da2af"/>
    </style:style>
    <style:style style:name="T9" style:family="text">
      <style:text-properties fo:font-style="normal" officeooo:rsid="005fa726" style:font-style-asian="normal" style:font-style-complex="normal"/>
    </style:style>
    <style:style style:name="T10" style:family="text">
      <style:text-properties style:use-window-font-color="true" loext:opacity="0%" style:font-name="Bitstream Vera Sans" fo:font-size="10pt" fo:font-style="normal" fo:font-weight="normal" officeooo:rsid="0040ad80" style:font-size-asian="10.5pt" style:font-style-asian="normal" style:font-style-complex="normal"/>
    </style:style>
    <style:style style:name="T11" style:family="text">
      <style:text-properties style:use-window-font-color="true" loext:opacity="0%" style:font-name="Bitstream Vera Sans" fo:font-size="10pt" fo:font-style="normal" fo:font-weight="normal" officeooo:rsid="00579389" style:font-size-asian="10.5pt" style:font-style-asian="normal" style:font-style-complex="normal"/>
    </style:style>
    <style:style style:name="T12" style:family="text">
      <style:text-properties style:use-window-font-color="true" loext:opacity="0%" style:font-name="Bitstream Vera Sans" fo:font-size="10pt" fo:letter-spacing="normal" fo:font-style="normal" fo:font-weight="normal" officeooo:rsid="004214f5" style:font-size-asian="10.5pt" style:font-style-asian="normal" style:font-style-complex="normal"/>
    </style:style>
    <style:style style:name="T13" style:family="text">
      <style:text-properties style:use-window-font-color="true" loext:opacity="0%" style:font-name="Bitstream Vera Sans" fo:font-size="10pt" fo:letter-spacing="normal" fo:font-style="normal" fo:font-weight="normal" officeooo:rsid="004ed606" style:font-size-asian="10.5pt" style:font-style-asian="normal" style:font-style-complex="normal"/>
    </style:style>
    <style:style style:name="T14" style:family="text">
      <style:text-properties style:use-window-font-color="true" loext:opacity="0%" style:font-name="Bitstream Vera Sans" fo:font-size="10pt" fo:letter-spacing="normal" fo:font-style="normal" fo:font-weight="normal" officeooo:rsid="005987ff" style:font-size-asian="10.5pt" style:font-style-asian="normal" style:font-style-complex="normal"/>
    </style:style>
    <style:style style:name="T15" style:family="text">
      <style:text-properties style:use-window-font-color="true" loext:opacity="0%" style:font-name="Bitstream Vera Sans" fo:font-size="10pt" fo:letter-spacing="normal" fo:font-style="normal" fo:font-weight="normal" officeooo:rsid="005a1eaa" style:font-size-asian="10.5pt" style:font-style-asian="normal" style:font-style-complex="normal"/>
    </style:style>
    <style:style style:name="T16" style:family="text">
      <style:text-properties style:use-window-font-color="true" loext:opacity="0%" fo:font-style="normal" officeooo:rsid="0047cf4c" style:font-style-asian="normal" style:font-style-complex="normal"/>
    </style:style>
    <style:style style:name="T17" style:family="text">
      <style:text-properties style:use-window-font-color="true" loext:opacity="0%" fo:font-style="normal" officeooo:rsid="00490878" style:font-style-asian="normal" style:font-style-complex="normal"/>
    </style:style>
    <style:style style:name="T18" style:family="text">
      <style:text-properties style:use-window-font-color="true" loext:opacity="0%" fo:font-style="normal" officeooo:rsid="007b347a" style:font-style-asian="normal" style:font-style-complex="normal"/>
    </style:style>
    <style:style style:name="T19" style:family="text">
      <style:text-properties style:use-window-font-color="true" loext:opacity="0%" style:font-name="Bitstream Vera Sans2" fo:font-size="10pt" fo:font-style="normal" fo:font-weight="normal" officeooo:rsid="007cbb07" style:font-style-asian="normal" style:font-style-complex="normal"/>
    </style:style>
    <style:style style:name="T20" style:family="text">
      <style:text-properties style:use-window-font-color="true" loext:opacity="0%" fo:letter-spacing="-0.004cm" fo:font-style="normal" officeooo:rsid="0047cf4c" style:font-style-asian="normal" style:font-style-complex="normal"/>
    </style:style>
    <style:style style:name="T21" style:family="text">
      <style:text-properties style:use-window-font-color="true" loext:opacity="0%" fo:letter-spacing="-0.004cm" fo:font-style="normal" officeooo:rsid="00482de6" style:font-style-asian="normal" style:font-style-complex="normal"/>
    </style:style>
    <style:style style:name="T22" style:family="text">
      <style:text-properties style:use-window-font-color="true" loext:opacity="0%" fo:letter-spacing="-0.004cm" fo:font-style="normal" officeooo:rsid="004e6ab9" style:font-style-asian="normal" style:font-style-complex="normal"/>
    </style:style>
    <style:style style:name="T23" style:family="text">
      <style:text-properties style:use-window-font-color="true" loext:opacity="0%" fo:letter-spacing="-0.004cm" fo:font-style="normal" officeooo:rsid="004ac053" style:font-style-asian="normal" style:font-style-complex="normal"/>
    </style:style>
    <style:style style:name="T24" style:family="text">
      <style:text-properties style:use-window-font-color="true" loext:opacity="0%" fo:letter-spacing="-0.004cm" fo:font-style="normal" officeooo:rsid="003d9907" style:font-style-asian="normal" style:font-style-complex="normal"/>
    </style:style>
    <style:style style:name="T25" style:family="text">
      <style:text-properties fo:color="#e8a202" loext:opacity="100%" fo:font-weight="bold" officeooo:rsid="005fa726" style:font-size-asian="10pt" style:font-style-asian="normal" style:font-weight-asian="bold" style:font-style-complex="normal" style:font-weight-complex="bold"/>
    </style:style>
    <style:style style:name="T26" style:family="text">
      <style:text-properties fo:color="#000000" loext:opacity="100%" fo:font-weight="normal" officeooo:rsid="00490817" style:font-size-asian="10pt" style:font-style-asian="normal" style:font-weight-asian="normal" style:font-style-complex="normal"/>
    </style:style>
    <style:style style:name="T27" style:family="text">
      <style:text-properties fo:color="#000000" loext:opacity="100%" fo:font-weight="normal" officeooo:rsid="00490817" style:font-size-asian="10pt" style:font-style-asian="normal" style:font-weight-asian="normal" style:font-style-complex="normal" style:font-weight-complex="bold"/>
    </style:style>
    <style:style style:name="T28" style:family="text">
      <style:text-properties fo:color="#000000" loext:opacity="100%" fo:font-weight="normal" officeooo:rsid="00676077" style:font-size-asian="10pt" style:font-style-asian="normal" style:font-weight-asian="normal" style:font-style-complex="normal"/>
    </style:style>
    <style:style style:name="T29" style:family="text">
      <style:text-properties fo:color="#000000" loext:opacity="100%" fo:font-weight="normal" officeooo:rsid="0068b888" style:font-size-asian="10pt" style:font-style-asian="normal" style:font-weight-asian="normal" style:font-style-complex="normal"/>
    </style:style>
    <style:style style:name="T30" style:family="text">
      <style:text-properties fo:color="#000000" loext:opacity="100%" fo:font-weight="normal" officeooo:rsid="006aa9ca" style:font-size-asian="10pt" style:font-style-asian="normal" style:font-weight-asian="normal" style:font-style-complex="normal"/>
    </style:style>
    <style:style style:name="T31" style:family="text">
      <style:text-properties fo:color="#000000" loext:opacity="100%" fo:font-weight="normal" officeooo:rsid="006b2995" style:font-size-asian="10pt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fo:font-weight="normal" officeooo:rsid="00490817" style:font-size-asian="10pt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fo:font-weight="normal" officeooo:rsid="0089d8e9" fo:background-color="#ffff00" loext:char-shading-value="0" style:font-size-asian="10pt" style:font-style-asian="normal" style:font-weight-asian="normal" style:font-style-complex="normal"/>
    </style:style>
    <style:style style:name="T34" style:family="text">
      <style:text-properties fo:color="#000000" loext:opacity="100%" fo:font-weight="normal" officeooo:rsid="008f08a5" fo:background-color="#ffff00" loext:char-shading-value="0" style:font-size-asian="10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weight="normal" officeooo:rsid="009b4015" fo:background-color="#ffff00" loext:char-shading-value="0" style:font-size-asian="10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weight="normal" officeooo:rsid="008f08a5" fo:background-color="#ffff00" loext:char-shading-value="0" style:font-style-asian="normal" style:font-weight-asian="normal" style:font-style-complex="normal"/>
    </style:style>
    <style:style style:name="T37" style:family="text">
      <style:text-properties fo:color="#000000" loext:opacity="100%" style:font-name="Bitstream Vera Sans2" fo:font-size="10pt" fo:font-style="normal" fo:font-weight="normal" officeooo:rsid="00490817" style:font-size-asian="10pt" style:font-style-asian="normal" style:font-weight-asian="normal" style:font-style-complex="normal"/>
    </style:style>
    <style:style style:name="T38" style:family="text">
      <style:text-properties fo:color="#000000" loext:opacity="100%" style:font-name="Bitstream Vera Sans2" fo:font-size="10pt" fo:font-style="normal" fo:font-weight="normal" officeooo:rsid="004ea825" style:font-size-asian="10pt" style:font-style-asian="normal" style:font-weight-asian="normal" style:font-style-complex="normal"/>
    </style:style>
    <style:style style:name="T39" style:family="text">
      <style:text-properties fo:color="#000000" loext:opacity="100%" style:font-name="Bitstream Vera Sans2" fo:font-size="10pt" fo:font-style="normal" fo:font-weight="normal" officeooo:rsid="004ec1e9" style:font-size-asian="10pt" style:font-style-asian="normal" style:font-weight-asian="normal" style:font-style-complex="normal"/>
    </style:style>
    <style:style style:name="T40" style:family="text">
      <style:text-properties fo:color="#000000" loext:opacity="100%" style:font-name="Bitstream Vera Sans2" fo:font-size="10pt" fo:font-style="normal" fo:font-weight="normal" officeooo:rsid="0068b888" style:font-size-asian="10pt" style:font-style-asian="normal" style:font-weight-asian="normal" style:font-style-complex="normal" style:font-weight-complex="bold"/>
    </style:style>
    <style:style style:name="T41" style:family="text">
      <style:text-properties fo:color="#000000" loext:opacity="100%" style:font-name="Bitstream Vera Sans2" fo:font-size="10pt" fo:font-style="normal" fo:font-weight="normal" officeooo:rsid="00453985" style:font-size-asian="10pt" style:font-style-asian="normal" style:font-weight-asian="normal" style:font-style-complex="normal"/>
    </style:style>
    <style:style style:name="T42" style:family="text">
      <style:text-properties fo:color="#000000" loext:opacity="100%" style:font-name="Bitstream Vera Sans2" fo:font-size="10pt" fo:font-style="normal" fo:font-weight="normal" officeooo:rsid="005eb192" style:font-size-asian="10pt" style:font-style-asian="normal" style:font-weight-asian="normal" style:font-style-complex="normal"/>
    </style:style>
    <style:style style:name="T43" style:family="text">
      <style:text-properties fo:color="#000000" loext:opacity="100%" style:font-name="Bitstream Vera Sans2" fo:font-size="10pt" fo:font-style="normal" fo:font-weight="normal" officeooo:rsid="0063708f" style:font-size-asian="10pt" style:font-style-asian="normal" style:font-weight-asian="normal" style:font-style-complex="normal"/>
    </style:style>
    <style:style style:name="T44" style:family="text">
      <style:text-properties fo:color="#000000" loext:opacity="100%" style:font-name="Bitstream Vera Sans2" fo:font-size="10pt" fo:font-style="normal" fo:font-weight="normal" officeooo:rsid="00676077" style:font-size-asian="10pt" style:font-style-asian="normal" style:font-weight-asian="normal" style:font-style-complex="normal"/>
    </style:style>
    <style:style style:name="T45" style:family="text">
      <style:text-properties fo:color="#000000" loext:opacity="100%" style:font-name="Bitstream Vera Sans2" fo:font-size="10pt" fo:font-style="normal" fo:font-weight="normal" officeooo:rsid="0068b888" style:font-size-asian="10pt" style:font-style-asian="normal" style:font-weight-asian="normal" style:font-style-complex="normal"/>
    </style:style>
    <style:style style:name="T46" style:family="text">
      <style:text-properties fo:color="#000000" loext:opacity="100%" style:font-name="Bitstream Vera Sans2" fo:font-size="10pt" fo:font-style="normal" fo:font-weight="normal" officeooo:rsid="006aa9ca" style:font-size-asian="10pt" style:font-style-asian="normal" style:font-weight-asian="normal" style:font-style-complex="normal"/>
    </style:style>
    <style:style style:name="T47" style:family="text">
      <style:text-properties fo:color="#000000" loext:opacity="100%" style:font-name="Bitstream Vera Sans2" fo:font-size="10pt" fo:font-style="normal" fo:font-weight="normal" officeooo:rsid="006b2995" style:font-size-asian="10pt" style:font-style-asian="normal" style:font-weight-asian="normal" style:font-style-complex="normal"/>
    </style:style>
    <style:style style:name="T48" style:family="text">
      <style:text-properties fo:color="#000000" loext:opacity="100%" style:font-name="Bitstream Vera Sans2" fo:font-size="10pt" fo:font-style="normal" fo:font-weight="normal" officeooo:rsid="007713d6" style:font-size-asian="10pt" style:font-style-asian="normal" style:font-weight-asian="normal" style:font-style-complex="normal" style:font-weight-complex="normal"/>
    </style:style>
    <style:style style:name="T49" style:family="text">
      <style:text-properties fo:color="#000000" loext:opacity="100%" style:font-name="Bitstream Vera Sans2" fo:font-size="10pt" fo:font-style="normal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50" style:family="text">
      <style:text-properties fo:color="#000000" loext:opacity="100%" style:font-name="Bitstream Vera Sans2" fo:font-size="10pt" fo:font-style="normal" fo:font-weight="normal" officeooo:rsid="00651024" style:font-name-asian="SimSun1" style:font-size-asian="10pt" style:font-style-asian="normal" style:font-weight-asian="normal" style:font-name-complex="Lucida Sans" style:font-style-complex="normal"/>
    </style:style>
    <style:style style:name="T51" style:family="text">
      <style:text-properties fo:color="#000000" loext:opacity="100%" style:font-name="Bitstream Vera Sans2" fo:font-size="10pt" fo:font-style="normal" fo:font-weight="normal" officeooo:rsid="006ebbed"/>
    </style:style>
    <style:style style:name="T52" style:family="text">
      <style:text-properties fo:color="#000000" loext:opacity="100%" style:font-name="Bitstream Vera Sans2" fo:font-size="10pt" fo:font-style="normal" fo:font-weight="normal" officeooo:rsid="00720a15"/>
    </style:style>
    <style:style style:name="T53" style:family="text">
      <style:text-properties fo:color="#000000" loext:opacity="100%" style:font-name="Bitstream Vera Sans2" fo:font-weight="normal" officeooo:rsid="00490817" style:font-name-asian="SimSun1" style:font-size-asian="10pt" style:font-style-asian="normal" style:font-weight-asian="normal" style:font-name-complex="Lucida Sans" style:font-style-complex="normal"/>
    </style:style>
    <style:style style:name="T54" style:family="text">
      <style:text-properties fo:color="#000000" loext:opacity="100%" style:font-name="Bitstream Vera Sans2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55" style:family="text">
      <style:text-properties fo:color="#000000" loext:opacity="100%" style:font-name="Bitstream Vera Sans2" fo:font-weight="normal" officeooo:rsid="007801d4" style:font-name-asian="SimSun1" style:font-size-asian="10pt" style:font-style-asian="normal" style:font-weight-asian="normal" style:font-name-complex="Lucida Sans" style:font-style-complex="normal"/>
    </style:style>
    <style:style style:name="T56" style:family="text">
      <style:text-properties fo:color="#000000" loext:opacity="100%" style:font-name="Bitstream Vera Sans2" fo:letter-spacing="-0.004cm" fo:font-weight="normal" officeooo:rsid="0064b058" style:font-name-asian="SimSun1" style:font-size-asian="10pt" style:font-style-asian="normal" style:font-weight-asian="normal" style:font-name-complex="Lucida Sans" style:font-style-complex="normal"/>
    </style:style>
    <style:style style:name="T57" style:family="text">
      <style:text-properties fo:color="#000000" loext:opacity="100%" style:font-name="Bitstream Vera Sans2" fo:letter-spacing="-0.004cm" fo:font-weight="normal" officeooo:rsid="006be80c" style:font-name-asian="SimSun1" style:font-size-asian="10pt" style:font-style-asian="normal" style:font-weight-asian="normal" style:font-name-complex="Lucida Sans" style:font-style-complex="normal"/>
    </style:style>
    <style:style style:name="T58" style:family="text">
      <style:text-properties fo:color="#000000" loext:opacity="100%" style:font-name="Bitstream Vera Sans5" fo:font-size="10pt" fo:font-style="normal" fo:font-weight="normal" officeooo:rsid="006ebbed" style:font-size-asian="10pt" style:font-style-asian="normal" style:font-weight-asian="normal"/>
    </style:style>
    <style:style style:name="T59" style:family="text">
      <style:text-properties fo:color="#000000" loext:opacity="100%" style:font-name="Bitstream Vera Sans" fo:font-size="10pt" fo:font-weight="normal" officeooo:rsid="007801d4" style:font-name-asian="SimSun1" style:font-size-asian="10pt" style:font-style-asian="normal" style:font-weight-asian="normal" style:font-name-complex="Lucida Sans" style:font-style-complex="normal" style:font-weight-complex="normal"/>
    </style:style>
    <style:style style:name="T60" style:family="text">
      <style:text-properties fo:color="#000000" loext:opacity="100%" style:font-name="Bitstream Vera Sans" fo:font-size="10pt" fo:font-weight="normal" officeooo:rsid="00796a44" style:font-name-asian="SimSun1" style:font-size-asian="10pt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loext:opacity="100%" style:font-name="Bitstream Vera Sans" fo:font-size="10pt" fo:font-weight="normal" officeooo:rsid="007801d4" style:font-weight-asian="normal" style:font-weight-complex="normal"/>
    </style:style>
    <style:style style:name="T62" style:family="text">
      <style:text-properties fo:color="#000000" loext:opacity="100%" fo:background-color="#ffff00" loext:char-shading-value="0"/>
    </style:style>
    <style:style style:name="T63" style:family="text">
      <style:text-properties fo:color="#000000" loext:opacity="100%" officeooo:rsid="0089d8e9" fo:background-color="#ffff00" loext:char-shading-value="0"/>
    </style:style>
    <style:style style:name="T64" style:family="text">
      <style:text-properties fo:color="#000000" loext:opacity="100%" officeooo:rsid="008f08a5" fo:background-color="#ffff00" loext:char-shading-value="0"/>
    </style:style>
    <style:style style:name="T65" style:family="text">
      <style:text-properties fo:color="#000000" loext:opacity="100%" style:text-position="0% 100%" fo:font-weight="normal" officeooo:rsid="0089d8e9" fo:background-color="#ffff00" loext:char-shading-value="0" style:font-name-asian="OpenSymbol" style:font-size-asian="10pt" style:font-style-asian="normal" style:font-weight-asian="normal" style:font-name-complex="OpenSymbol" style:font-style-complex="normal"/>
    </style:style>
    <style:style style:name="T66" style:family="text">
      <style:text-properties fo:color="#000000" loext:opacity="100%" style:text-position="0% 100%" fo:font-weight="normal" officeooo:rsid="008f08a5" fo:background-color="#ffff00" loext:char-shading-value="0" style:font-name-asian="OpenSymbol" style:font-size-asian="10pt" style:font-style-asian="normal" style:font-weight-asian="normal" style:font-name-complex="OpenSymbol" style:font-style-complex="normal" style:font-weight-complex="normal"/>
    </style:style>
    <style:style style:name="T67" style:family="text">
      <style:text-properties fo:color="#000000" loext:opacity="100%" style:text-position="0% 100%" fo:font-weight="normal" officeooo:rsid="0099ed46" fo:background-color="#ffff00" loext:char-shading-value="0" style:font-name-asian="OpenSymbol" style:font-size-asian="10pt" style:font-style-asian="normal" style:font-weight-asian="normal" style:font-name-complex="OpenSymbol" style:font-style-complex="normal" style:font-weight-complex="normal"/>
    </style:style>
    <style:style style:name="T68" style:family="text">
      <style:text-properties fo:color="#000000" loext:opacity="100%" style:font-name="Symbol" officeooo:rsid="008f08a5" fo:background-color="#ffff00" loext:char-shading-value="0" style:font-name-asian="Symbol" style:font-name-complex="Symbol"/>
    </style:style>
    <style:style style:name="T69" style:family="text">
      <style:text-properties fo:color="#000000" loext:opacity="100%" fo:font-size="9pt" officeooo:rsid="008f08a5" fo:background-color="#ffff00" loext:char-shading-value="0" style:font-size-asian="9pt" style:font-size-complex="9pt"/>
    </style:style>
    <style:style style:name="T70" style:family="text">
      <style:text-properties fo:color="#000000" loext:opacity="100%" style:font-name="monospace" officeooo:rsid="008f08a5" fo:background-color="#ffff00" loext:char-shading-value="0"/>
    </style:style>
    <style:style style:name="T71" style:family="text">
      <style:text-properties fo:color="#b2b2b2" loext:opacity="100%" fo:font-weight="normal" officeooo:rsid="004ea825" style:font-size-asian="10pt" style:font-style-asian="normal" style:font-weight-asian="normal" style:font-style-complex="normal"/>
    </style:style>
    <style:style style:name="T72" style:family="text">
      <style:text-properties fo:color="#b2b2b2" loext:opacity="100%" fo:font-weight="normal" officeooo:rsid="006aa9ca" style:font-size-asian="10pt" style:font-style-asian="normal" style:font-weight-asian="normal" style:font-style-complex="normal"/>
    </style:style>
    <style:style style:name="T73" style:family="text">
      <style:text-properties officeooo:rsid="00720a15"/>
    </style:style>
    <style:style style:name="T74" style:family="text">
      <style:text-properties officeooo:rsid="007713d6"/>
    </style:style>
    <style:style style:name="T75" style:family="text">
      <style:text-properties style:font-name="Bitstream Vera Sans" fo:font-size="10pt"/>
    </style:style>
    <style:style style:name="T76" style:family="text">
      <style:text-properties style:font-name="Bitstream Vera Sans" fo:font-size="10pt" officeooo:rsid="007801d4"/>
    </style:style>
    <style:style style:name="T77" style:family="text">
      <style:text-properties officeooo:rsid="00796a44"/>
    </style:style>
    <style:style style:name="T78" style:family="text">
      <style:text-properties fo:letter-spacing="-0.004cm"/>
    </style:style>
    <style:style style:name="T79" style:family="text">
      <style:text-properties fo:letter-spacing="-0.004cm" officeooo:rsid="006be80c"/>
    </style:style>
    <style:style style:name="T80" style:family="text">
      <style:text-properties fo:color="#c74028" loext:opacity="100%" style:font-name="Bitstream Vera Sans" fo:font-size="10pt" fo:font-style="normal" fo:font-weight="bold" officeooo:rsid="005fa726" fo:background-color="transparent" loext:char-shading-value="0" style:font-size-asian="10.5pt" style:font-style-asian="normal" style:font-weight-asian="bold" style:font-style-complex="normal" style:font-weight-complex="normal" loext:shadow="none"/>
    </style:style>
    <style:style style:name="T81" style:family="text">
      <style:text-properties fo:font-weight="normal" style:font-size-asian="10pt" style:font-style-asian="normal" style:font-weight-asian="normal" style:font-style-complex="normal" style:font-weight-complex="normal"/>
    </style:style>
    <style:style style:name="T82" style:family="text">
      <style:text-properties fo:font-weight="normal" officeooo:rsid="008f08a5" style:font-size-asian="10pt" style:font-style-asian="normal" style:font-weight-asian="normal" style:font-style-complex="normal" style:font-weight-complex="normal"/>
    </style:style>
    <style:style style:name="T83" style:family="text">
      <style:text-properties fo:font-weight="normal" officeooo:rsid="009b4015" style:font-size-asian="10pt" style:font-style-asian="normal" style:font-weight-asian="normal" style:font-style-complex="normal" style:font-weight-complex="normal"/>
    </style:style>
    <style:style style:name="T84" style:family="text">
      <style:text-properties fo:font-weight="normal" style:font-style-asian="normal" style:font-weight-asian="normal" style:font-style-complex="normal"/>
    </style:style>
    <style:style style:name="T85" style:family="text">
      <style:text-properties fo:font-weight="normal" officeooo:rsid="008f08a5" style:font-style-asian="normal" style:font-weight-asian="normal" style:font-style-complex="normal"/>
    </style:style>
    <style:style style:name="T86" style:family="text">
      <style:text-properties officeooo:rsid="008f08a5"/>
    </style:style>
    <style:style style:name="T87" style:family="text">
      <style:text-properties style:font-size-asian="10pt" style:font-weight-complex="normal"/>
    </style:style>
    <style:style style:name="T8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9211e" loext:opacity="100%" style:text-outline="false" style:text-line-through-style="none" style:text-line-through-type="none" style:font-name="Symbol1" fo:font-size="10pt" fo:font-style="normal" fo:text-shadow="none" style:text-underline-style="none" fo:font-weight="normal" style:letter-kerning="true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9211e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0000" loext:opacity="100%" style:text-outline="false" style:text-line-through-style="none" style:text-line-through-type="none" style:font-name="Bitstream Vera Sans6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Bitstream Vera Sans6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1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9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10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ff0000" draw:marker-start="Extrémités_20_de_20_flèche_20_1" draw:marker-start-width="0.199cm" draw:marker-start-center="false" draw:marker-end="Extrémités_20_de_20_flèche_20_1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1" svg:stroke-width="0.03cm" svg:stroke-color="#ff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cm" svg:stroke-color="#ff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ff0000" draw:marker-start="" draw:marker-start-width="0.198cm" draw:marker-start-center="false" draw:marker-end="" draw:marker-end-width="0.198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cm" svg:stroke-color="#ff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Long_20_Dash" svg:stroke-width="0cm" svg:stroke-color="#ff0000" draw:marker-start="Extrémités_20_de_20_flèche_20_1" draw:marker-start-width="0.155cm" draw:marker-start-center="false" draw:marker-end="Extrémités_20_de_20_flèche_20_1" draw:marker-end-width="0.15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Dash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ff0000" draw:marker-start="" draw:marker-start-width="0.199cm" draw:marker-start-center="false" draw:marker-end="Extrémités_20_de_20_flèche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color="#000000" draw:fill="none" draw:fill-color="#ffffff" draw:textarea-vertical-align="middle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draw:textarea-vertical-align="middle" fo:min-height="0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08cm" fo:min-width="0.24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89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6cm" fo:min-width="0.2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924cm" fo:min-width="0.2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926cm" fo:min-width="0.26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2cm" fo:min-width="1.33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2cm" fo:min-width="1.332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453cm" fo:min-width="1.332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619cm" fo:min-width="1.32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302cm" fo:min-width="0.13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305cm" fo:min-width="0.13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2.19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8cm" fo:min-width="0.1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6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3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5cm" fo:min-width="1.16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7cm" fo:min-width="1.15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86cm" fo:min-width="0.1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397cm" fo:min-width="0.1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draw:stroke-dash="Dashed_20__28_var_29__20_71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1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1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Dashed_20__28_var_29__20_7150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.741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0.109cm" fo:min-width="1.25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solid" draw:stroke-dash="Dashed_20__28_var_29__20_4939" svg:stroke-width="0.019cm" svg:stroke-color="#9999ff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9" style:family="graphic">
      <style:graphic-properties draw:stroke="dash" draw:stroke-dash="Dashed_20__28_var_29__20_4940" svg:stroke-width="0.019cm" svg:stroke-color="#000000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4941" svg:stroke-width="0.019cm" svg:stroke-color="#000000" draw:marker-start-width="0.302cm" draw:marker-start-center="false" draw:marker-end-width="0.302cm" draw:marker-end-center="false" draw:fill="solid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Dashed_20__28_var_29__20_5188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Dashed_20__28_var_29__20_5189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dash" draw:stroke-dash="Dashed_20__28_var_29__20_5190" svg:stroke-width="0.019cm" svg:stroke-color="#000000" draw:marker-start-width="0.332cm" draw:marker-start-center="false" draw:marker-end-width="0.33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6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5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397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7545" svg:stroke-width="0.019cm" svg:stroke-color="#68a224" draw:marker-start-width="0.332cm" draw:marker-start-center="false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dash" draw:stroke-dash="Dashed_20__28_var_29__20_7546" svg:stroke-width="0.019cm" svg:stroke-color="#68a224" draw:marker-start-width="0.332cm" draw:marker-start-center="false" draw:marker-end-width="0.33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7547" svg:stroke-width="0.019cm" svg:stroke-color="#e32c1a" draw:marker-start-width="0.231cm" draw:marker-start-center="false" draw:marker-end-width="0.23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dash" draw:stroke-dash="Dashed_20__28_var_29__20_7548" svg:stroke-width="0.019cm" svg:stroke-color="#e32c1a" draw:marker-start-width="0.231cm" draw:marker-start-center="false" draw:marker-end-width="0.23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ed_20__28_var_29__20_7292" svg:stroke-width="0.019cm" svg:stroke-color="#000000" draw:marker-start-width="0.332cm" draw:marker-start-center="false" draw:marker-end-width="0.332cm" draw:marker-end-center="false" draw:fill="none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549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293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3" style:family="graphic">
      <style:graphic-properties draw:stroke="none" draw:stroke-dash="Dashed_20__28_var_29__20_729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draw:stroke-dash="Dashed_20__28_var_29__20_729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draw:stroke-dash="Dashed_20__28_var_29__20_7550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draw:stroke-dash="Dashed_20__28_var_29__20_7551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draw:stroke-dash="Dashed_20__28_var_29__20_755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draw:stroke-dash="Dashed_20__28_var_29__20_7553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draw:stroke-dash="Dashed_20__28_var_29__20_755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dash" draw:stroke-dash="Dashed_20__28_var_29__20_7555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1" style:family="graphic">
      <style:graphic-properties draw:stroke="dash" draw:stroke-dash="Dashed_20__28_var_29__20_7300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dash" draw:stroke-dash="Dashed_20__28_var_29__20_7301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3" style:family="graphic">
      <style:graphic-properties draw:stroke="dash" draw:stroke-dash="Dashed_20__28_var_29__20_7302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7303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7304" svg:stroke-width="0.019cm" svg:stroke-color="#000000" draw:marker-start-width="0.332cm" draw:marker-start-center="false" draw:marker-end-width="0.332cm" draw:marker-end-center="false" draw:fill="solid" draw:fill-color="#99ccff" draw:fill-image-width="0cm" draw:fill-image-height="0cm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7556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7557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7558" svg:stroke-width="0.019cm" svg:stroke-color="#000000" draw:marker-start-width="0.231cm" draw:marker-start-center="false" draw:marker-end-width="0.231cm" draw:marker-end-center="false" draw:fill="solid" draw:fill-color="#99ccff" draw:fill-image-width="0cm" draw:fill-image-height="0cm" draw:textarea-horizontal-align="left" draw:textarea-vertical-align="middle" fo:padding-top="0.138cm" fo:padding-bottom="0.138cm" fo:padding-left="0.012cm" fo:padding-right="0.012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0" style:family="graphic">
      <style:graphic-properties draw:stroke="dash" draw:stroke-dash="Fine_20_Dashe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2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0" draw:gradient-step-count="0" draw:fill-hatch-name="Hatch_20_4905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23cm" fo:min-width="0.23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3" draw:gradient-step-count="0" draw:fill-hatch-name="Hatch_20_4906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0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4" draw:gradient-step-count="0" draw:fill-hatch-name="Hatch_20_4907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16" draw:gradient-step-count="0" draw:fill-hatch-name="Hatch_20_4908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19" draw:gradient-step-count="0" draw:fill-hatch-name="Hatch_20_4909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09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18" draw:gradient-step-count="0" draw:fill-hatch-name="Hatch_20_491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7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4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06" draw:gradient-step-count="0" draw:fill-hatch-name="Hatch_20_491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07" draw:gradient-step-count="0" draw:fill-hatch-name="Hatch_20_491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08" draw:gradient-step-count="0" draw:fill-hatch-name="Hatch_20_4913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09" draw:gradient-step-count="0" draw:fill-hatch-name="Hatch_20_4914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fill-gradient-name="Gradient_20_1610" draw:gradient-step-count="0" draw:fill-hatch-name="Hatch_20_4915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1" draw:gradient-step-count="0" draw:fill-hatch-name="Hatch_20_4916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2" draw:gradient-step-count="0" draw:fill-hatch-name="Hatch_20_4917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dash" draw:stroke-dash="Dashed_20__28_var_29__20_58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3" draw:gradient-step-count="0" draw:fill-hatch-name="Hatch_20_4918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dash" draw:stroke-dash="Dashed_20__28_var_29__20_58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5" draw:gradient-step-count="0" draw:fill-hatch-name="Hatch_20_4919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dash" draw:stroke-dash="Dashed_20__28_var_29__20_58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fill-gradient-name="Gradient_20_1617" draw:gradient-step-count="0" draw:fill-hatch-name="Hatch_20_492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1" draw:gradient-step-count="0" draw:fill-hatch-name="Hatch_20_4921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2" draw:gradient-step-count="0" draw:fill-hatch-name="Hatch_20_4922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7cm" fo:min-width="0.3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4" draw:gradient-step-count="0" draw:fill-hatch-name="Hatch_20_4923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27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7" style:family="graphic">
      <style:graphic-properties draw:stroke="solid" draw:stroke-dash="Ultrafine_20_Dashe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dash" draw:stroke-dash="Ultrafine_20_Dashed" svg:stroke-width="0.019cm" svg:stroke-color="#3faf46" draw:marker-start="" draw:marker-start-width="0.24cm" draw:marker-start-center="false" draw:marker-end="" draw:marker-end-width="0.24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fill-gradient-name="Gradient_20_1625" draw:gradient-step-count="0" draw:fill-hatch-name="Hatch_20_4924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66cm" fo:min-width="0.3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0" style:family="graphic">
      <style:graphic-properties draw:stroke="solid" svg:stroke-width="0.019cm" svg:stroke-color="#3faf46" draw:marker-start="" draw:marker-start-width="0.24cm" draw:marker-start-center="false" draw:marker-end="" draw:marker-end-width="0.24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2" style:family="graphic">
      <style:graphic-properties draw:stroke="dash" draw:stroke-dash="Fine_20_Dashe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1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5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.748cm" fo:min-width="1.10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75cm" fo:min-width="0.4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215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217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49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3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1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79cm" fo:min-width="0.42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8cm" fo:min-width="0.4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681cm" fo:min-width="0.4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9814747" text:style-name="Num_5f_Exo">
        <text:list-item>
          <text:h text:style-name="P47" text:outline-level="1"><text:span text:style-name="T10"> C</text:span><text:span text:style-name="T11">onstruis en perspective cavalière, chacun des solides suivants.</text:span></text:h>
        </text:list-item>
      </text:list>
      <text:section text:style-name="Sect1" text:name="Section1">
        <text:list xml:id="list120302180667474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48" text:outline-level="1">un cub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50" text:outline-level="1"/>
        <text:h text:style-name="P50" text:outline-level="1"><draw:g text:anchor-type="paragraph" draw:z-index="42" draw:name="Forme14" draw:style-name="gr1"><draw:line draw:style-name="gr15" draw:text-style-name="P102" svg:x1="0.123cm" svg:y1="3.101cm" svg:x2="2.623cm" svg:y2="3.101cm"><text:p/></draw:line><draw:line draw:style-name="gr15" draw:text-style-name="P102" svg:x1="0.123cm" svg:y1="3.099cm" svg:x2="0.123cm" svg:y2="0.599cm"><text:p/></draw:line><draw:line draw:style-name="gr15" draw:text-style-name="P102" svg:x1="2.622cm" svg:y1="3.099cm" svg:x2="2.622cm" svg:y2="0.599cm"><text:p/></draw:line><draw:line draw:style-name="gr15" draw:text-style-name="P102" svg:x1="0.123cm" svg:y1="0.599cm" svg:x2="2.623cm" svg:y2="0.599cm"><text:p/></draw:line><draw:line draw:style-name="gr15" draw:text-style-name="P102" svg:x1="0.123cm" svg:y1="0.599cm" svg:x2="1.595cm" svg:y2="-0.251cm"><text:p/></draw:line><draw:line draw:style-name="gr15" draw:text-style-name="P102" svg:x1="2.622cm" svg:y1="0.599cm" svg:x2="4.094cm" svg:y2="-0.251cm"><text:p/></draw:line><draw:line draw:style-name="gr15" draw:text-style-name="P102" svg:x1="1.591cm" svg:y1="-0.251cm" svg:x2="4.091cm" svg:y2="-0.251cm"><text:p/></draw:line><draw:line draw:style-name="gr14" draw:text-style-name="P102" svg:x1="0.123cm" svg:y1="3.099cm" svg:x2="1.595cm" svg:y2="2.249cm"><text:p/></draw:line><draw:line draw:style-name="gr15" draw:text-style-name="P102" svg:x1="2.622cm" svg:y1="3.099cm" svg:x2="4.094cm" svg:y2="2.249cm"><text:p/></draw:line><draw:line draw:style-name="gr14" draw:text-style-name="P102" svg:x1="1.591cm" svg:y1="2.249cm" svg:x2="4.091cm" svg:y2="2.249cm"><text:p/></draw:line><draw:line draw:style-name="gr14" draw:text-style-name="P102" svg:x1="1.591cm" svg:y1="2.249cm" svg:x2="1.591cm" svg:y2="-0.251cm"><text:p/></draw:line><draw:line draw:style-name="gr15" draw:text-style-name="P102" svg:x1="4.094cm" svg:y1="2.249cm" svg:x2="4.094cm" svg:y2="-0.251cm"><text:p/></draw:line></draw:g></text:h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49" text:outline-level="1">un pavé droit</text:h>
        <text:h text:style-name="P51" text:outline-level="1"/>
        <text:h text:style-name="P51" text:outline-level="1"/>
        <text:h text:style-name="P51" text:outline-level="1"><draw:g text:anchor-type="paragraph" draw:z-index="43" draw:name="Forme16" draw:style-name="gr1"><draw:line draw:style-name="gr15" draw:text-style-name="P102" svg:x1="0.692cm" svg:y1="2.487cm" svg:x2="3.192cm" svg:y2="2.487cm"><text:p/></draw:line><draw:line draw:style-name="gr15" draw:text-style-name="P102" svg:x1="0.692cm" svg:y1="2.485cm" svg:x2="0.692cm" svg:y2="0.485cm"><text:p/></draw:line><draw:line draw:style-name="gr15" draw:text-style-name="P102" svg:x1="3.189cm" svg:y1="2.485cm" svg:x2="3.189cm" svg:y2="0.485cm"><text:p/></draw:line><draw:line draw:style-name="gr15" draw:text-style-name="P102" svg:x1="0.692cm" svg:y1="0.485cm" svg:x2="3.192cm" svg:y2="0.485cm"><text:p/></draw:line><draw:line draw:style-name="gr15" draw:text-style-name="P102" svg:x1="0.692cm" svg:y1="0.489cm" svg:x2="1.558cm" svg:y2="-0.011cm"><text:p/></draw:line><draw:line draw:style-name="gr15" draw:text-style-name="P102" svg:x1="3.189cm" svg:y1="0.489cm" svg:x2="4.055cm" svg:y2="-0.011cm"><text:p/></draw:line><draw:line draw:style-name="gr15" draw:text-style-name="P102" svg:x1="1.554cm" svg:y1="-0.011cm" svg:x2="4.054cm" svg:y2="-0.011cm"><text:p/></draw:line><draw:line draw:style-name="gr14" draw:text-style-name="P102" svg:x1="0.692cm" svg:y1="2.487cm" svg:x2="1.558cm" svg:y2="1.987cm"><text:p/></draw:line><draw:line draw:style-name="gr15" draw:text-style-name="P102" svg:x1="3.189cm" svg:y1="2.487cm" svg:x2="4.055cm" svg:y2="1.987cm"><text:p/></draw:line><draw:line draw:style-name="gr14" draw:text-style-name="P102" svg:x1="1.554cm" svg:y1="1.987cm" svg:x2="4.054cm" svg:y2="1.987cm"><text:p/></draw:line><draw:line draw:style-name="gr14" draw:text-style-name="P102" svg:x1="1.554cm" svg:y1="1.989cm" svg:x2="1.554cm" svg:y2="-0.011cm"><text:p/></draw:line><draw:line draw:style-name="gr15" draw:text-style-name="P102" svg:x1="4.057cm" svg:y1="1.989cm" svg:x2="4.057cm" svg:y2="-0.011cm"><text:p/></draw:line></draw:g></text:h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  <text:h text:style-name="P51" text:outline-level="1"/>
      </text:section>
      <text:section text:style-name="Sect1" text:name="Section2">
        <text:list xml:id="list120302651640212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54" text:outline-level="1">un prism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h text:style-name="P52" text:outline-level="1"/>
          </text:list-item>
        </text:list>
        <text:h text:style-name="P53" text:outline-level="1"><draw:g text:anchor-type="paragraph" draw:z-index="44" draw:name="Forme17" draw:style-name="gr1"><draw:line draw:style-name="gr15" draw:text-style-name="P102" svg:x1="0.74cm" svg:y1="1.017cm" svg:x2="3.699cm" svg:y2="1.017cm"><text:p/></draw:line><draw:line draw:style-name="gr15" draw:text-style-name="P102" svg:x1="0.74cm" svg:y1="3.731cm" svg:x2="3.699cm" svg:y2="3.731cm"><text:p/></draw:line><draw:line draw:style-name="gr15" draw:text-style-name="P102" svg:x1="0.74cm" svg:y1="3.731cm" svg:x2="0.74cm" svg:y2="1.017cm"><text:p/></draw:line><draw:line draw:style-name="gr15" draw:text-style-name="P102" svg:x1="3.699cm" svg:y1="1.017cm" svg:x2="2.22cm" svg:y2="0.128cm"><text:p/></draw:line><draw:line draw:style-name="gr14" draw:text-style-name="P102" svg:x1="3.699cm" svg:y1="3.731cm" svg:x2="2.22cm" svg:y2="2.842cm"><text:p/></draw:line><draw:line draw:style-name="gr15" draw:text-style-name="P102" svg:x1="3.699cm" svg:y1="3.731cm" svg:x2="3.699cm" svg:y2="1.017cm"><text:p/></draw:line><draw:line draw:style-name="gr15" draw:text-style-name="P102" svg:x1="2.219cm" svg:y1="0.128cm" svg:x2="0.74cm" svg:y2="1.017cm"><text:p/></draw:line><draw:line draw:style-name="gr14" draw:text-style-name="P102" svg:x1="2.219cm" svg:y1="2.842cm" svg:x2="0.74cm" svg:y2="3.731cm"><text:p/></draw:line><draw:line draw:style-name="gr14" draw:text-style-name="P102" svg:x1="2.22cm" svg:y1="2.842cm" svg:x2="2.22cm" svg:y2="0.128cm"><text:p/></draw:line></draw:g></text:h>
        <text:h text:style-name="P53" text:outline-level="1"/>
        <text:h text:style-name="P53" text:outline-level="1"/>
        <text:h text:style-name="P53" text:outline-level="1"/>
        <text:h text:style-name="P53" text:outline-level="1"/>
        <text:h text:style-name="P53" text:outline-level="1"/>
        <text:h text:style-name="P53" text:outline-level="1"/>
        <text:h text:style-name="P53" text:outline-level="1"/>
        <text:h text:style-name="P53" text:outline-level="1"/>
        <text:h text:style-name="P49" text:outline-level="1">une pyramide</text:h>
        <text:h text:style-name="P50" text:outline-level="1"/>
        <text:h text:style-name="P50" text:outline-level="1"><draw:g text:anchor-type="paragraph" draw:z-index="45" draw:name="Forme18" draw:style-name="gr1"><draw:line draw:style-name="gr15" draw:text-style-name="P102" svg:x1="0.144cm" svg:y1="3.743cm" svg:x2="2.644cm" svg:y2="3.743cm"><text:p/></draw:line><draw:line draw:style-name="gr15" draw:text-style-name="P102" svg:x1="2.644cm" svg:y1="3.746cm" svg:x2="4.376cm" svg:y2="2.746cm"><text:p/></draw:line><draw:line draw:style-name="gr14" draw:text-style-name="P102" svg:x1="4.376cm" svg:y1="2.746cm" svg:x2="1.876cm" svg:y2="2.746cm"><text:p/></draw:line><draw:line draw:style-name="gr14" draw:text-style-name="P102" svg:x1="1.876cm" svg:y1="2.746cm" svg:x2="0.144cm" svg:y2="3.746cm"><text:p/></draw:line><draw:line draw:style-name="gr15" draw:text-style-name="P102" svg:x1="0.144cm" svg:y1="3.746cm" svg:x2="2.26cm" svg:y2="0.146cm"><text:p/></draw:line><draw:line draw:style-name="gr15" draw:text-style-name="P102" svg:x1="2.644cm" svg:y1="3.746cm" svg:x2="2.26cm" svg:y2="0.146cm"><text:p/></draw:line><draw:line draw:style-name="gr15" draw:text-style-name="P102" svg:x1="4.376cm" svg:y1="2.746cm" svg:x2="2.26cm" svg:y2="0.146cm"><text:p/></draw:line><draw:line draw:style-name="gr14" draw:text-style-name="P102" svg:x1="1.876cm" svg:y1="2.746cm" svg:x2="2.26cm" svg:y2="0.146cm"><text:p/></draw:line></draw:g></text:h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</text:section>
      <text:section text:style-name="Sect1" text:name="Section3">
        <text:list xml:id="list120301896889377" text:continue-numbering="true" text:style-name="Num_5f_Exo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54" text:outline-level="1">un cylindre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50" text:outline-level="1"/>
        <text:h text:style-name="P50" text:outline-level="1"><draw:g text:anchor-type="paragraph" draw:z-index="47" draw:name="Forme20" draw:style-name="gr1"><draw:ellipse draw:style-name="gr14" draw:text-style-name="P102" svg:width="2.5cm" svg:height="0.856cm" svg:x="5.918cm" svg:y="2.949cm" draw:kind="arc" draw:start-angle="8.72" draw:end-angle="171.28"><text:p/></draw:ellipse><draw:ellipse draw:style-name="gr15" draw:text-style-name="P102" svg:width="2.5cm" svg:height="0.856cm" svg:x="5.918cm" svg:y="2.946cm" draw:kind="arc" draw:start-angle="171.28" draw:end-angle="8.72"><text:p/></draw:ellipse><draw:line draw:style-name="gr15" draw:text-style-name="P102" svg:x1="7.167cm" svg:y1="0.558cm" svg:x2="5.931cm" svg:y2="3.312cm"><text:p/></draw:line><draw:line draw:style-name="gr15" draw:text-style-name="P102" svg:x1="7.167cm" svg:y1="0.558cm" svg:x2="8.403cm" svg:y2="3.312cm"><text:p/></draw:line></draw:g></text:h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49" text:outline-level="1">un cône</text:h>
        <text:h text:style-name="P50" text:outline-level="1"><draw:g text:anchor-type="paragraph" draw:z-index="46" draw:name="Forme19" draw:style-name="gr1"><draw:ellipse draw:style-name="gr14" draw:text-style-name="P102" svg:width="2.5cm" svg:height="0.854cm" svg:x="-3.75cm" svg:y="3.498cm" draw:kind="arc" draw:start-angle="0" draw:end-angle="180"><text:p/></draw:ellipse><draw:ellipse draw:style-name="gr15" draw:text-style-name="P102" svg:width="2.5cm" svg:height="0.854cm" svg:x="-3.75cm" svg:y="3.498cm" draw:kind="arc" draw:start-angle="180" draw:end-angle="0"><text:p/></draw:ellipse><draw:ellipse draw:style-name="gr15" draw:text-style-name="P102" svg:width="2.5cm" svg:height="0.854cm" svg:x="-3.75cm" svg:y="0.679cm" draw:kind="arc" draw:start-angle="0" draw:end-angle="180"><text:p/></draw:ellipse><draw:ellipse draw:style-name="gr15" draw:text-style-name="P102" svg:width="2.5cm" svg:height="0.854cm" svg:x="-3.75cm" svg:y="0.679cm" draw:kind="arc" draw:start-angle="180" draw:end-angle="0"><text:p/></draw:ellipse><draw:line draw:style-name="gr15" draw:text-style-name="P102" svg:x1="-3.751cm" svg:y1="3.925cm" svg:x2="-3.751cm" svg:y2="1.106cm"><text:p/></draw:line><draw:line draw:style-name="gr15" draw:text-style-name="P102" svg:x1="-1.251cm" svg:y1="3.925cm" svg:x2="-1.251cm" svg:y2="1.106cm"><text:p/></draw:line></draw:g></text:h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  <text:h text:style-name="P50" text:outline-level="1"/>
      </text:section>
      <text:list xml:id="list120300993058662" text:continue-numbering="true" text:style-name="Num_5f_Exo">
        <text:list-header>
          <text:h text:style-name="P55" text:outline-level="1"/>
        </text:list-header>
        <text:list-item>
          <text:h text:style-name="P56" text:outline-level="1"><text:span text:style-name="T12"> </text:span><text:span text:style-name="T13">I</text:span><text:span text:style-name="T14">ndique pour chaque patron le nom du solide auquel il </text:span><text:span text:style-name="T15">pourrait </text:span><text:span text:style-name="T14">correspond</text:span><text:span text:style-name="T15">re</text:span><text:span text:style-name="T14">.</text:span></text:h>
        </text:list-item>
      </text:list>
      <text:section text:style-name="Sect1" text:name="Section4">
        <text:p text:style-name="P27"><draw:g text:anchor-type="paragraph" draw:z-index="36" draw:name="Forme1" draw:style-name="gr1"><draw:custom-shape draw:style-name="gr45" draw:text-style-name="P121" svg:width="1.659cm" svg:height="0.638cm" draw:transform="rotate (-1.5707963267949) translate (2.70580555555556cm 0.645583333333333cm)"><text:p/><draw:enhanced-geometry svg:viewBox="0 0 21600 21600" draw:type="rectangle" draw:enhanced-path="M 0 0 L 21600 0 21600 21600 0 21600 0 0 Z N"/></draw:custom-shape><draw:custom-shape draw:style-name="gr46" draw:text-style-name="P121" svg:width="1.659cm" svg:height="0.645cm" draw:transform="rotate (-1.5707963267949) translate (2.07609722222222cm 0.643819444444445cm)"><text:p/><draw:enhanced-geometry svg:viewBox="0 0 21600 21600" draw:type="rectangle" draw:enhanced-path="M 0 0 L 21600 0 21600 21600 0 21600 0 0 Z N"/></draw:custom-shape><draw:custom-shape draw:style-name="gr47" draw:text-style-name="P121" svg:width="1.669cm" svg:height="0.646cm" svg:x="2.712cm" svg:y="2.304cm"><text:p/><draw:enhanced-geometry svg:viewBox="0 0 21600 21600" draw:type="rectangle" draw:enhanced-path="M 0 0 L 21600 0 21600 21600 0 21600 0 0 Z N"/></draw:custom-shape><draw:custom-shape draw:style-name="gr48" draw:text-style-name="P121" svg:width="1.659cm" svg:height="0.648cm" draw:transform="rotate (-1.5707963267949) translate (1.42875cm 0.645583333333333cm)"><text:p/><draw:enhanced-geometry svg:viewBox="0 0 21600 21600" draw:type="rectangle" draw:enhanced-path="M 0 0 L 21600 0 21600 21600 0 21600 0 0 Z N"/></draw:custom-shape><draw:custom-shape draw:style-name="gr49" draw:text-style-name="P121" svg:width="0.646cm" svg:height="0.638cm" draw:transform="rotate (-1.5707963267949) translate (2.71286111111111cm 2.30363888888889cm)"><text:p/><draw:enhanced-geometry svg:viewBox="0 0 21600 21600" draw:type="rectangle" draw:enhanced-path="M 0 0 L 21600 0 21600 21600 0 21600 0 0 Z N"/></draw:custom-shape><draw:custom-shape draw:style-name="gr50" draw:text-style-name="P121" svg:width="0.646cm" svg:height="0.648cm" draw:transform="rotate (-1.5707963267949) translate (1.43227777777778cm 0cm)"><text:p/><draw:enhanced-geometry svg:viewBox="0 0 21600 21600" draw:type="rectangle" draw:enhanced-path="M 0 0 L 21600 0 21600 21600 0 21600 0 0 Z N"/></draw:custom-shape></draw:g><text:span text:style-name="Bold_5f_niv3"><text:span text:style-name="T9">a.</text:span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Corrigé"><text:span text:style-name="_5f_pointillés_20_gris"><text:span text:style-name="T62">pavé droit (ou prisme)</text:span></text:span></text:p>
        <text:p text:style-name="P27"><draw:g text:anchor-type="paragraph" draw:z-index="37" draw:name="Forme11" draw:style-name="gr30"><draw:custom-shape draw:style-name="gr43" draw:text-style-name="P121" svg:width="2.7cm" svg:height="1.001cm" svg:x="0.863cm" svg:y="0.924cm"><text:p/><draw:enhanced-geometry svg:viewBox="0 0 21600 21600" draw:type="rectangle" draw:enhanced-path="M 0 0 L 21600 0 21600 21600 0 21600 0 0 Z N"/></draw:custom-shape><draw:custom-shape draw:style-name="gr44" draw:text-style-name="P121" svg:width="0.9cm" svg:height="0.9cm" svg:x="2.163cm" svg:y="1.9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121" svg:width="0.9cm" svg:height="0.9cm" svg:x="1.105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Bold_5f_niv3"><text:span text:style-name="T9">b.</text:span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Corrigé"><text:span text:style-name="_5f_pointillés_20_gris"><text:span text:style-name="T62">cylindre</text:span></text:span></text:p>
      </text:section>
      <text:section text:style-name="Sect1" text:name="Section5">
        <text:p text:style-name="P43"><draw:g text:anchor-type="paragraph" draw:z-index="38" draw:name="Forme5" draw:style-name="gr30"><draw:line draw:style-name="gr42" draw:text-style-name="P102" svg:x1="2.142cm" svg:y1="1.04cm" svg:x2="2.175cm" svg:y2="0cm"><text:p/></draw:line><draw:line draw:style-name="gr42" draw:text-style-name="P102" svg:x1="2.142cm" svg:y1="1.041cm" svg:x2="3.373cm" svg:y2="1.708cm"><text:p/></draw:line><draw:line draw:style-name="gr42" draw:text-style-name="P102" svg:x1="2.122cm" svg:y1="2.617cm" svg:x2="2.142cm" svg:y2="1.041cm"><text:p/></draw:line><draw:line draw:style-name="gr42" draw:text-style-name="P102" svg:x1="3.217cm" svg:y1="0.036cm" svg:x2="2.175cm" svg:y2="0cm"><text:p/></draw:line><draw:line draw:style-name="gr42" draw:text-style-name="P102" svg:x1="3.217cm" svg:y1="0.036cm" svg:x2="3.816cm" svg:y2="0.89cm"><text:p/></draw:line><draw:line draw:style-name="gr42" draw:text-style-name="P102" svg:x1="3.374cm" svg:y1="1.707cm" svg:x2="3.817cm" svg:y2="0.889cm"><text:p/></draw:line><draw:line draw:style-name="gr42" draw:text-style-name="P102" svg:x1="2.122cm" svg:y1="2.617cm" svg:x2="3.373cm" svg:y2="1.707cm"><text:p/></draw:line><draw:line draw:style-name="gr42" draw:text-style-name="P102" svg:x1="2.122cm" svg:y1="2.617cm" svg:x2="3.642cm" svg:y2="2.609cm"><text:p/></draw:line><draw:line draw:style-name="gr42" draw:text-style-name="P102" svg:x1="3.374cm" svg:y1="1.707cm" svg:x2="3.643cm" svg:y2="2.609cm"><text:p/></draw:line><draw:line draw:style-name="gr42" draw:text-style-name="P102" svg:x1="2.144cm" svg:y1="1.041cm" svg:x2="1.088cm" svg:y2="1.451cm"><text:p/></draw:line><draw:line draw:style-name="gr42" draw:text-style-name="P102" svg:x1="2.124cm" svg:y1="2.617cm" svg:x2="1.088cm" svg:y2="1.451cm"><text:p/></draw:line><draw:line draw:style-name="gr42" draw:text-style-name="P102" svg:x1="1.107cm" svg:y1="1.433cm" svg:x2="0.613cm" svg:y2="2.451cm"><text:p/></draw:line><draw:line draw:style-name="gr42" draw:text-style-name="P102" svg:x1="2.122cm" svg:y1="2.617cm" svg:x2="0.64cm" svg:y2="2.435cm"><text:p/></draw:line><draw:line draw:style-name="gr42" draw:text-style-name="P102" svg:x1="0.605cm" svg:y1="2.418cm" svg:x2="0.903cm" svg:y2="3.469cm"><text:p/></draw:line><draw:line draw:style-name="gr42" draw:text-style-name="P102" svg:x1="2.122cm" svg:y1="2.619cm" svg:x2="0.903cm" svg:y2="3.47cm"><text:p/></draw:line></draw:g><text:span text:style-name="Bold_5f_niv3"><text:span text:style-name="T80">c</text:span></text:span><text:span text:style-name="Bold_5f_niv3"><text:span text:style-name="T9">.</text:span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27"><text:span text:style-name="Bold_5f_niv3"><text:span text:style-name="T9"/></text:span></text:p>
        <text:p text:style-name="P44"><text:span text:style-name="_5f_pointillés_20_gris"><text:span text:style-name="T65">pyramide</text:span></text:span></text:p>
        <text:p text:style-name="P27"><draw:g text:anchor-type="paragraph" draw:z-index="39" draw:name="Forme6" draw:style-name="gr30"><draw:custom-shape draw:style-name="gr36" draw:text-style-name="P121" svg:width="1.837cm" svg:height="0.703cm" draw:transform="rotate (-1.56695660244051) translate (3.00213888888889cm 0.767291666666667cm)"><text:p/><draw:enhanced-geometry svg:viewBox="0 0 21600 21600" draw:type="rectangle" draw:enhanced-path="M 0 0 L 21600 0 21600 21600 0 21600 0 0 Z N"/></draw:custom-shape><draw:custom-shape draw:style-name="gr37" draw:text-style-name="P121" svg:width="1.833cm" svg:height="0.703cm" draw:transform="skewX (0.00244346095279206) rotate (-1.56695660244051) translate (2.29658333333333cm 0.770819444444444cm)"><text:p/><draw:enhanced-geometry svg:viewBox="0 0 21600 21600" draw:type="rectangle" draw:enhanced-path="M 0 0 L 21600 0 21600 21600 0 21600 0 0 Z N"/></draw:custom-shape><draw:custom-shape draw:style-name="gr38" draw:text-style-name="P121" svg:width="1.833cm" svg:height="0.705cm" draw:transform="skewX (0.00506145483078355) rotate (-1.56695660244051) translate (3.70593055555556cm 0.767291666666667cm)"><text:p/><draw:enhanced-geometry svg:viewBox="0 0 21600 21600" draw:type="rectangle" draw:enhanced-path="M 0 0 L 21600 0 21600 21600 0 21600 0 0 Z N"/></draw:custom-shape><draw:custom-shape draw:style-name="gr39" draw:text-style-name="P121" svg:width="1.828cm" svg:height="0.87cm" draw:transform="skewX (-0.00209439510239319) rotate (-1.56695660244051) translate (1.59984722222222cm 0.772583333333333cm)"><text:p/><draw:enhanced-geometry svg:viewBox="0 0 21600 21600" draw:type="rectangle" draw:enhanced-path="M 0 0 L 21600 0 21600 21600 0 21600 0 0 Z N"/></draw:custom-shape><draw:custom-shape draw:style-name="gr40" draw:text-style-name="P103" svg:width="0.884cm" svg:height="0.765cm" draw:transform="rotate (-3.13775292923541) translate (3.10444444444444cm 3.36726388888889cm)"><text:p/><draw:enhanced-geometry svg:viewBox="0 0 21600 21600" draw:glue-points="?f6 10800 10800 21600 ?f5 10800 10800 0" draw:text-areas="?f3 ?f3 ?f4 ?f4" draw:type="trapezoid" draw:modifiers="2283.07184145334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1" draw:text-style-name="P103" svg:width="0.881cm" svg:height="0.768cm" draw:transform="skewX (-0.00453785605518526) rotate (-3.13775292923541) translate (1.59808333333333cm 0.767291666666667cm)"><text:p/><draw:enhanced-geometry svg:viewBox="0 0 21600 21600" draw:glue-points="?f6 10800 10800 21600 ?f5 10800 10800 0" draw:text-areas="?f3 ?f3 ?f4 ?f4" draw:type="trapezoid" draw:modifiers="2283.07184145334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text:span text:style-name="Bold_5f_niv3"><text:span text:style-name="T80">d</text:span></text:span><text:span text:style-name="Bold_5f_niv3"><text:span text:style-name="T9">.</text:span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27"><text:span text:style-name="_5f_livret"><text:span text:style-name="T71"/></text:span></text:p>
        <text:p text:style-name="P44"><text:span text:style-name="_5f_pointillés_20_gris"><text:span text:style-name="T65">prisme droit</text:span></text:span></text:p>
      </text:section>
      <text:list xml:id="list120301175624411" text:continue-numbering="true" text:style-name="Num_5f_Exo">
        <text:list-item>
          <text:p text:style-name="P69"><text:span text:style-name="_5f_livret"><text:span text:style-name="T41"> L</text:span></text:span><text:span text:style-name="_5f_livret"><text:span text:style-name="T42">es figures suivantes </text:span></text:span><text:span text:style-name="_5f_livret"><text:span text:style-name="T43">ne sont pas des patrons de solides</text:span></text:span><text:span text:style-name="_5f_livret"><text:span text:style-name="T42">, </text:span></text:span><text:span text:style-name="_5f_livret"><text:span text:style-name="T43">explique pourquoi.</text:span></text:span></text:p>
        </text:list-item>
      </text:list>
      <text:section text:style-name="Sect1" text:name="Section6">
        <text:p text:style-name="P28"><draw:g text:anchor-type="paragraph" draw:z-index="24" draw:name="Forme4" draw:style-name="gr30"><draw:custom-shape draw:style-name="gr142" draw:text-style-name="P103" svg:width="0.93cm" svg:height="0.939cm" svg:x="0.811cm" svg:y="0.93cm"><text:p/><draw:enhanced-geometry svg:viewBox="0 0 21600 21600" draw:type="rectangle" draw:enhanced-path="M 0 0 L 21600 0 21600 21600 0 21600 0 0 Z N"/></draw:custom-shape><draw:custom-shape draw:style-name="gr143" draw:text-style-name="P103" svg:width="0.939cm" svg:height="0.939cm" svg:x="1.741cm" svg:y="0.93cm"><text:p/><draw:enhanced-geometry svg:viewBox="0 0 21600 21600" draw:type="rectangle" draw:enhanced-path="M 0 0 L 21600 0 21600 21600 0 21600 0 0 Z N"/></draw:custom-shape><draw:custom-shape draw:style-name="gr144" draw:text-style-name="P103" svg:width="0.93cm" svg:height="0.932cm" svg:x="0.811cm" svg:y="1.868cm"><text:p/><draw:enhanced-geometry svg:viewBox="0 0 21600 21600" draw:type="rectangle" draw:enhanced-path="M 0 0 L 21600 0 21600 21600 0 21600 0 0 Z N"/></draw:custom-shape><draw:custom-shape draw:style-name="gr145" draw:text-style-name="P103" svg:width="0.93cm" svg:height="0.93cm" svg:x="0.811cm" svg:y="0cm"><text:p/><draw:enhanced-geometry svg:viewBox="0 0 21600 21600" draw:type="rectangle" draw:enhanced-path="M 0 0 L 21600 0 21600 21600 0 21600 0 0 Z N"/></draw:custom-shape><draw:custom-shape draw:style-name="gr146" draw:text-style-name="P103" svg:width="0.932cm" svg:height="0.939cm" svg:x="2.679cm" svg:y="0.93cm"><text:p/><draw:enhanced-geometry svg:viewBox="0 0 21600 21600" draw:type="rectangle" draw:enhanced-path="M 0 0 L 21600 0 21600 21600 0 21600 0 0 Z N"/></draw:custom-shape><draw:custom-shape draw:style-name="gr147" draw:text-style-name="P103" svg:width="0.932cm" svg:height="0.932cm" svg:x="2.679cm" svg:y="1.868cm"><text:p/><draw:enhanced-geometry svg:viewBox="0 0 21600 21600" draw:type="rectangle" draw:enhanced-path="M 0 0 L 21600 0 21600 21600 0 21600 0 0 Z N"/></draw:custom-shape></draw:g><text:span text:style-name="Bold_5f_niv3"><text:span text:style-name="T9">a.</text:span></text:span></text:p>
        <text:p text:style-name="P28"><text:span text:style-name="_5f_livret"><text:span text:style-name="T25"/></text:span></text:p>
        <text:p text:style-name="P28"><text:span text:style-name="_5f_livret"><text:span text:style-name="T25"/></text:span></text:p>
        <text:p text:style-name="P28"><draw:frame text:anchor-type="paragraph" draw:z-index="48" draw:name="Forme21" draw:style-name="gr28" draw:text-style-name="P117" svg:width="0.93cm" svg:height="0.932cm" svg:x="0.811cm" svg:y="0.236cm"><draw:text-box><text:p text:style-name="P115"><text:span text:style-name="T95">x</text:span></text:p></draw:text-box></draw:frame><draw:frame text:anchor-type="paragraph" draw:z-index="49" draw:name="Forme21_0" draw:style-name="gr28" draw:text-style-name="P117" svg:width="0.93cm" svg:height="0.932cm" svg:x="2.679cm" svg:y="0.236cm"><draw:text-box><text:p text:style-name="P115"><text:span text:style-name="T95">x</text:span></text:p></draw:text-box></draw:frame><text:span text:style-name="_5f_livret"><text:span text:style-name="T25"/></text:span></text:p>
        <text:p text:style-name="P28"><text:span text:style-name="_5f_livret"><text:span text:style-name="T25"/></text:span></text:p>
        <text:p text:style-name="P28"><draw:g text:anchor-type="paragraph" draw:z-index="26" draw:name="Forme3" draw:style-name="gr30"><draw:line draw:style-name="gr131" draw:text-style-name="P102" svg:x1="2.712cm" svg:y1="2.2cm" svg:x2="1.712cm" svg:y2="2.2cm"><text:p/></draw:line><draw:line draw:style-name="gr131" draw:text-style-name="P102" svg:x1="3.712cm" svg:y1="0.6cm" svg:x2="2.712cm" svg:y2="0.6cm"><text:p/></draw:line><draw:line draw:style-name="gr131" draw:text-style-name="P102" svg:x1="3.712cm" svg:y1="0.6cm" svg:x2="3.012cm" svg:y2="0cm"><text:p/></draw:line><draw:line draw:style-name="gr131" draw:text-style-name="P102" svg:x1="2.712cm" svg:y1="0.6cm" svg:x2="3.012cm" svg:y2="0cm"><text:p/></draw:line><draw:custom-shape draw:style-name="gr135" draw:text-style-name="P121" svg:width="1.602cm" svg:height="0.992cm" draw:transform="rotate (1.5707963267949) translate (1.71097222222222cm 2.19956944444444cm)"><text:p/><draw:enhanced-geometry svg:viewBox="0 0 21600 21600" draw:type="rectangle" draw:enhanced-path="M 0 0 L 21600 0 21600 21600 0 21600 0 0 Z N"/></draw:custom-shape><draw:custom-shape draw:style-name="gr136" draw:text-style-name="P121" svg:width="1.602cm" svg:height="1.001cm" draw:transform="rotate (1.5707963267949) translate (2.71109722222222cm 2.19956944444444cm)"><text:p/><draw:enhanced-geometry svg:viewBox="0 0 21600 21600" draw:type="rectangle" draw:enhanced-path="M 0 0 L 21600 0 21600 21600 0 21600 0 0 Z N"/></draw:custom-shape><draw:custom-shape draw:style-name="gr137" draw:text-style-name="P121" svg:width="1.602cm" svg:height="0.999cm" draw:transform="rotate (1.5707963267949) translate (0.712611111111111cm 2.19956944444444cm)"><text:p/><draw:enhanced-geometry svg:viewBox="0 0 21600 21600" draw:type="rectangle" draw:enhanced-path="M 0 0 L 21600 0 21600 21600 0 21600 0 0 Z N"/></draw:custom-shape><draw:line draw:style-name="gr131" draw:text-style-name="P102" svg:x1="1.716cm" svg:y1="0.6cm" svg:x2="1.016cm" svg:y2="0cm"><text:p/></draw:line><draw:line draw:style-name="gr131" draw:text-style-name="P102" svg:x1="0.712cm" svg:y1="0.6cm" svg:x2="1.012cm" svg:y2="0cm"><text:p/></draw:line></draw:g><draw:frame text:anchor-type="paragraph" draw:z-index="50" draw:name="Forme22" draw:style-name="gr27" draw:text-style-name="P116" svg:width="0.884cm" svg:height="0.735cm" svg:x="0.654cm" svg:y="0cm"><draw:text-box><text:p text:style-name="P115"><text:span text:style-name="T94">x</text:span></text:p></draw:text-box></draw:frame><draw:frame text:anchor-type="paragraph" draw:z-index="51" draw:name="Forme22_0" draw:style-name="gr27" draw:text-style-name="P116" svg:width="0.884cm" svg:height="0.735cm" svg:x="2.644cm" svg:y="0cm"><draw:text-box><text:p text:style-name="P115"><text:span text:style-name="T94">x</text:span></text:p></draw:text-box></draw:frame><text:span text:style-name="Bold_5f_niv3"><text:span text:style-name="T9">b.</text:span></text:span></text:p>
        <text:p text:style-name="P26"><text:span text:style-name="_5f_livret"><text:span text:style-name="T71"/></text:span></text:p>
        <text:p text:style-name="P26"><text:span text:style-name="_5f_livret"><text:span text:style-name="T71"/></text:span></text:p>
        <text:p text:style-name="P26"><text:span text:style-name="_5f_livret"><text:span text:style-name="T71"/></text:span></text:p>
        <text:p text:style-name="P41"><text:span text:style-name="_5f_livret"><text:span text:style-name="T71"/></text:span></text:p>
      </text:section>
      <text:p text:style-name="P38"><text:span text:style-name="_5f_pointillés_20_gris"><text:span text:style-name="T65">Pour ces deux figures, les faces marquées d’une croix vont se superposer après pliage au lieu de fermer le solide.</text:span></text:span></text:p>
      <text:section text:style-name="Sect1" text:name="Section7">
        <text:p text:style-name="P42"><draw:g text:anchor-type="paragraph" draw:z-index="25" draw:name="Forme7" draw:style-name="gr30"><draw:custom-shape draw:style-name="gr138" draw:text-style-name="P103" svg:width="1.001cm" svg:height="1.001cm" svg:x="1.711cm" svg:y="1.399cm"><text:p/><draw:enhanced-geometry svg:viewBox="0 0 21600 21600" draw:type="rectangle" draw:enhanced-path="M 0 0 L 21600 0 21600 21600 0 21600 0 0 Z N"/></draw:custom-shape><draw:custom-shape draw:style-name="gr139" draw:text-style-name="P103" svg:width="1.001cm" svg:height="1.4cm" svg:x="1.711cm" svg:y="0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39" draw:text-style-name="P103" svg:width="1.001cm" svg:height="1.4cm" draw:transform="rotate (1.5707963267949) translate (0.312208333333333cm 2.3988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40" draw:text-style-name="P103" svg:width="1.001cm" svg:height="1.401cm" draw:transform="rotate (-1.5707963267949) translate (4.111625cm 1.39876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41" draw:text-style-name="P103" svg:width="0.992cm" svg:height="0.9cm" draw:transform="rotate (-3.14159265358979) translate (2.70227777777778cm 3.29847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Bold_5f_niv3"><text:span text:style-name="T9">c.</text:span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text:span text:style-name="Bold_5f_niv3"><text:span text:style-name="T9"/></text:span></text:p>
        <text:p text:style-name="P29"><draw:g text:anchor-type="paragraph" draw:z-index="40" draw:name="Forme8" draw:style-name="gr30"><draw:custom-shape draw:style-name="gr31" draw:text-style-name="P103" svg:width="0.761cm" svg:height="0.78cm" svg:x="2.145cm" svg:y="1.206cm"><text:p/><draw:enhanced-geometry svg:viewBox="0 0 21600 21600" draw:type="rectangle" draw:enhanced-path="M 0 0 L 21600 0 21600 21600 0 21600 0 0 Z N"/></draw:custom-shape><draw:custom-shape draw:style-name="gr32" draw:text-style-name="P103" svg:width="0.77cm" svg:height="1.417cm" draw:transform="rotate (-3.14159265358979) translate (2.905125cm 3.39548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3" draw:text-style-name="P103" svg:width="0.78cm" svg:height="1.408cm" draw:transform="rotate (1.5707963267949) translate (0.737305555555556cm 1.98261111111111cm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34" draw:text-style-name="P103" svg:width="0.77cm" svg:height="1.197cm" draw:transform="rotate (-3.14159265358979) translate (2.90688888888889cm 1.20297222222222cm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35" draw:text-style-name="P103" svg:width="0.78cm" svg:height="1.198cm" draw:transform="rotate (-3.14159265358979) translate (3.68652777777778cm 1.164166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draw:g><text:span text:style-name="Bold_5f_niv3"><text:span text:style-name="T9">d.</text:span></text:span></text:p>
        <text:p text:style-name="P26"><text:span text:style-name="_5f_livret"><text:span text:style-name="T71"/></text:span></text:p>
        <text:p text:style-name="P26"><text:span text:style-name="_5f_livret"><text:span text:style-name="T71"/></text:span></text:p>
        <text:p text:style-name="P26"><text:span text:style-name="_5f_livret"><text:span text:style-name="T71"/></text:span></text:p>
        <text:p text:style-name="P26"><text:span text:style-name="_5f_livret"><text:span text:style-name="T71"/></text:span></text:p>
        <text:p text:style-name="P40"><text:span text:style-name="_5f_livret"><text:span text:style-name="T71"/></text:span></text:p>
      </text:section>
      <text:list xml:id="list120301115914228" text:continue-numbering="true" text:style-name="Num_5f_Exo">
        <text:list-header>
          <text:p text:style-name="P58"><text:span text:style-name="_5f_pointillés_20_gris"><text:span text:style-name="T63">À gauche, le triangle du bas n’a pas les bonnes dimensions et ne permettra pas de fermer le solide. À droite, il y aura 2 sommets après pliage, qui ne se toucheront pas.</text:span></text:span></text:p>
        </text:list-header>
        <text:list-item>
          <text:p text:style-name="P73"><draw:g text:anchor-type="paragraph" draw:z-index="28" draw:name="Forme2" draw:style-name="gr1"><draw:line draw:style-name="gr131" draw:text-style-name="P102" svg:x1="7.66cm" svg:y1="1.329cm" svg:x2="6.126cm" svg:y2="1.329cm"><text:p/></draw:line><draw:line draw:style-name="gr131" draw:text-style-name="P102" svg:x1="7.66cm" svg:y1="2.826cm" svg:x2="6.126cm" svg:y2="2.826cm"><text:p/></draw:line><draw:line draw:style-name="gr131" draw:text-style-name="P102" svg:x1="7.663cm" svg:y1="2.826cm" svg:x2="7.663cm" svg:y2="1.329cm"><text:p/></draw:line><draw:line draw:style-name="gr131" draw:text-style-name="P102" svg:x1="6.126cm" svg:y1="2.826cm" svg:x2="6.126cm" svg:y2="1.329cm"><text:p/></draw:line><draw:line draw:style-name="gr131" draw:text-style-name="P102" svg:x1="7.149cm" svg:y1="0.83cm" svg:x2="6.126cm" svg:y2="1.329cm"><text:p/></draw:line><draw:line draw:style-name="gr131" draw:text-style-name="P102" svg:x1="8.683cm" svg:y1="0.83cm" svg:x2="7.149cm" svg:y2="0.83cm"><text:p/></draw:line><draw:line draw:style-name="gr132" draw:text-style-name="P102" svg:x1="8.683cm" svg:y1="2.327cm" svg:x2="7.149cm" svg:y2="2.327cm"><text:p/></draw:line><draw:line draw:style-name="gr131" draw:text-style-name="P102" svg:x1="8.686cm" svg:y1="2.327cm" svg:x2="8.686cm" svg:y2="0.83cm"><text:p/></draw:line><draw:line draw:style-name="gr131" draw:text-style-name="P102" svg:x1="8.686cm" svg:y1="0.83cm" svg:x2="7.663cm" svg:y2="1.329cm"><text:p/></draw:line><draw:line draw:style-name="gr131" draw:text-style-name="P102" svg:x1="8.686cm" svg:y1="2.327cm" svg:x2="7.663cm" svg:y2="2.826cm"><text:p/></draw:line><draw:line draw:style-name="gr132" draw:text-style-name="P102" svg:x1="7.149cm" svg:y1="2.327cm" svg:x2="6.126cm" svg:y2="2.826cm"><text:p/></draw:line><draw:line draw:style-name="gr132" draw:text-style-name="P102" svg:x1="7.149cm" svg:y1="2.327cm" svg:x2="7.149cm" svg:y2="0.83cm"><text:p/></draw:line><draw:frame draw:style-name="gr133" draw:text-style-name="P137" svg:width="0.729cm" svg:height="0.66cm" svg:x="5.517cm" svg:y="2.681cm"><draw:text-box><text:p text:style-name="P108"><text:span text:style-name="T100">A</text:span></text:p></draw:text-box></draw:frame><draw:frame draw:style-name="gr133" draw:text-style-name="P137" svg:width="0.729cm" svg:height="0.66cm" svg:x="7.658cm" svg:y="2.753cm"><draw:text-box><text:p text:style-name="P108"><text:span text:style-name="T100">B</text:span></text:p></draw:text-box></draw:frame><draw:frame draw:style-name="gr133" draw:text-style-name="P137" svg:width="0.729cm" svg:height="0.66cm" svg:x="8.687cm" svg:y="2.113cm"><draw:text-box><text:p text:style-name="P108"><text:span text:style-name="T100">C</text:span></text:p></draw:text-box></draw:frame><draw:frame draw:style-name="gr133" draw:text-style-name="P137" svg:width="0.729cm" svg:height="0.66cm" svg:x="6.547cm" svg:y="1.868cm"><draw:text-box><text:p text:style-name="P108"><text:span text:style-name="T100">D</text:span></text:p></draw:text-box></draw:frame><draw:frame draw:style-name="gr134" draw:text-style-name="P137" svg:width="0.729cm" svg:height="0.659cm" svg:x="5.517cm" svg:y="1.117cm"><draw:text-box><text:p text:style-name="P108"><text:span text:style-name="T100">E</text:span></text:p></draw:text-box></draw:frame><draw:frame draw:style-name="gr133" draw:text-style-name="P137" svg:width="0.729cm" svg:height="0.66cm" svg:x="7.658cm" svg:y="1.261cm"><draw:text-box><text:p text:style-name="P108"><text:span text:style-name="T100">F</text:span></text:p></draw:text-box></draw:frame><draw:frame draw:style-name="gr133" draw:text-style-name="P137" svg:width="0.729cm" svg:height="0.66cm" svg:x="8.687cm" svg:y="0.617cm"><draw:text-box><text:p text:style-name="P108"><text:span text:style-name="T100">G</text:span></text:p></draw:text-box></draw:frame><draw:frame draw:style-name="gr133" draw:text-style-name="P137" svg:width="0.729cm" svg:height="0.66cm" svg:x="6.547cm" svg:y="0.374cm"><draw:text-box><text:p text:style-name="P108"><text:span text:style-name="T100">H</text:span></text:p></draw:text-box></draw:frame></draw:g><text:soft-page-break/><text:span text:style-name="_5f_livret"><text:span text:style-name="T26"> Voici une représentation</text:span></text:span></text:p>
          <text:p text:style-name="P74"><text:span text:style-name="_5f_livret"><text:span text:style-name="T26">en perspective cavalière</text:span></text:span></text:p>
          <text:p text:style-name="P75"><text:span text:style-name="_5f_livret"><text:span text:style-name="T26">d’un </text:span></text:span><text:span text:style-name="_5f_livret"><text:span text:style-name="T37">p</text:span></text:span><text:span text:style-name="_5f_livret"><text:span text:style-name="T44">avé</text:span></text:span><text:span text:style-name="_5f_livret"><text:span text:style-name="T26"> droit.</text:span></text:span></text:p>
          <text:p text:style-name="P75"><text:span text:style-name="_5f_livret"><text:span text:style-name="T26"/></text:span></text:p>
          <text:p text:style-name="P76"><text:span text:style-name="_5f_livret"><text:span text:style-name="T37">L</text:span></text:span><text:span text:style-name="_5f_livret"><text:span text:style-name="T45">es affirmations suivantes </text:span></text:span></text:p>
          <text:p text:style-name="P76"><text:span text:style-name="_5f_livret"><text:span text:style-name="T45">sont-e</text:span></text:span><text:span text:style-name="_5f_livret"><text:span text:style-name="T47">lle</text:span></text:span><text:span text:style-name="_5f_livret"><text:span text:style-name="T45">s exactes ?</text:span></text:span></text:p>
          <text:p text:style-name="P76"><text:span text:style-name="_5f_livret"><text:span text:style-name="T45"/></text:span></text:p>
        </text:list-item>
      </text:list>
      <text:list xml:id="list722716951" text:style-name="liste_5f_abc">
        <text:list-item>
          <text:p text:style-name="P80"><text:span text:style-name="_5f_livret"><text:span text:style-name="T28">(HE) et (</text:span></text:span><text:span text:style-name="_5f_livret"><text:span text:style-name="T29">H</text:span></text:span><text:span text:style-name="_5f_livret"><text:span text:style-name="T28">D)</text:span></text:span><text:span text:style-name="_5f_livret"><text:span text:style-name="T38"> </text:span></text:span><text:span text:style-name="_5f_livret"><text:span text:style-name="T26">sont </text:span></text:span><text:span text:style-name="_5f_livret"><text:span text:style-name="T28">perpendiculaires</text:span></text:span><text:span text:style-name="_5f_livret"><text:span text:style-name="T26">. </text:span></text:span><text:span text:style-name="_5f_pointillés_20_gris"><text:span text:style-name="T33">oui</text:span></text:span></text:p>
        </text:list-item>
        <text:list-item>
          <text:p text:style-name="P81"><text:span text:style-name="_5f_livret"><text:span text:style-name="T45">EF = FG</text:span></text:span><text:span text:style-name="_5f_livret"><text:span text:style-name="T26">. </text:span></text:span><text:span text:style-name="_5f_pointillés_20_gris"><text:span text:style-name="T33">non (ce n’est pas forcément un cube)</text:span></text:span></text:p>
        </text:list-item>
        <text:list-item>
          <text:h text:style-name="P64" text:outline-level="5"><text:span text:style-name="_5f_livret"><text:span text:style-name="T31">BFGC est un parallélogramme. </text:span></text:span><text:span text:style-name="_5f_pointillés_20_gris"><text:span text:style-name="T67">ou</text:span></text:span><text:span text:style-name="_5f_pointillés_20_gris"><text:span text:style-name="T66">i </text:span></text:span><text:span text:style-name="_5f_pointillés_20_gris"><text:span text:style-name="T67">(rectangle)</text:span></text:span></text:h>
        </text:list-item>
        <text:list-item>
          <text:h text:style-name="P65" text:outline-level="5"><text:span text:style-name="_5f_livret"><text:span text:style-name="T45">(HB) et (EF)</text:span></text:span><text:span text:style-name="_5f_livret"><text:span text:style-name="T37"> sont sécantes</text:span></text:span><text:span text:style-name="_5f_livret"><text:span text:style-name="T26">. </text:span></text:span><text:span text:style-name="_5f_pointillés_20_gris"><text:span text:style-name="T66">non</text:span></text:span></text:h>
        </text:list-item>
        <text:list-item>
          <text:p text:style-name="P68"><text:span text:style-name="_5f_livret"><text:span text:style-name="T30">(HB) et (EC) sont sécantes.</text:span></text:span><text:span text:style-name="_5f_livret"><text:span text:style-name="T72"> </text:span></text:span><text:span text:style-name="_5f_pointillés_20_gris"><text:span text:style-name="T66">oui</text:span></text:span></text:p>
        </text:list-item>
        <text:list-item>
          <text:p text:style-name="P82"><text:span text:style-name="_5f_livret"><text:span text:style-name="T39">[H</text:span></text:span><text:span text:style-name="_5f_livret"><text:span text:style-name="T45">A</text:span></text:span><text:span text:style-name="_5f_livret"><text:span text:style-name="T39">]</text:span></text:span><text:span text:style-name="_5f_livret"><text:span text:style-name="T37"> et </text:span></text:span><text:span text:style-name="_5f_livret"><text:span text:style-name="T39">[</text:span></text:span><text:span text:style-name="_5f_livret"><text:span text:style-name="T45">ED</text:span></text:span><text:span text:style-name="_5f_livret"><text:span text:style-name="T39">]</text:span></text:span><text:span text:style-name="_5f_livret"><text:span text:style-name="T37"> sont </text:span></text:span><text:span text:style-name="_5f_livret"><text:span text:style-name="T45">perpendiculaires</text:span></text:span><text:span text:style-name="_5f_livret"><text:span text:style-name="T26">. </text:span></text:span><text:span text:style-name="_5f_pointillés_20_gris"><text:span text:style-name="T66">non</text:span></text:span></text:p>
        </text:list-item>
        <text:list-item>
          <text:p text:style-name="P82"><text:span text:style-name="_5f_livret"><text:span text:style-name="T40">FC = BG</text:span></text:span><text:span text:style-name="_5f_livret"><text:span text:style-name="T27">. </text:span></text:span><text:span text:style-name="_5f_pointillés_20_gris"><text:span text:style-name="T66">oui</text:span></text:span></text:p>
        </text:list-item>
        <text:list-item>
          <text:p text:style-name="P82"><text:span text:style-name="_5f_livret"><text:span text:style-name="T37">(</text:span></text:span><text:span text:style-name="_5f_livret"><text:span text:style-name="T45">FC) et (BG)</text:span></text:span><text:span text:style-name="_5f_livret"><text:span text:style-name="T37"> sont perpendiculaires</text:span></text:span><text:span text:style-name="_5f_livret"><text:span text:style-name="T26">. </text:span></text:span><text:span text:style-name="_5f_pointillés_20_gris"><text:span text:style-name="T66">non</text:span></text:span></text:p>
        </text:list-item>
        <text:list-item>
          <text:p text:style-name="P82"><text:span text:style-name="_5f_livret"><text:span text:style-name="T37">(</text:span></text:span><text:span text:style-name="_5f_livret"><text:span text:style-name="T46">AB) et (BG) sont perpendiculaires</text:span></text:span><text:span text:style-name="_5f_livret"><text:span text:style-name="T26">. </text:span></text:span><text:span text:style-name="_5f_pointillés_20_gris"><text:span text:style-name="T66">oui</text:span></text:span></text:p>
        </text:list-item>
      </text:list>
      <text:list xml:id="list120302782809179" text:continue-list="list120301115914228" text:style-name="Num_5f_Exo">
        <text:list-item>
          <text:p text:style-name="P83"><draw:g text:anchor-type="paragraph" draw:z-index="34" draw:name="Forme52" draw:style-name="gr1"><draw:frame draw:style-name="gr57" draw:text-style-name="P125" svg:width="0.708cm" svg:height="0.648cm" svg:x="7.177cm" svg:y="0.035cm"><draw:text-box><text:p text:style-name="P108"><text:span text:style-name="T98">S</text:span></text:p></draw:text-box></draw:frame><draw:g draw:style-name="gr9"><draw:polygon draw:style-name="gr58" draw:text-style-name="P126" svg:width="2.539cm" svg:height="2.595cm" svg:x="6.25cm" svg:y="0.604cm" svg:viewBox="0 0 2540 2596" draw:points="7,2526 1235,0 2540,2596 0,2552 0,2535"><text:p/></draw:polygon><draw:ellipse draw:style-name="gr59" draw:text-style-name="P126" svg:width="2.541cm" svg:height="0.733cm" svg:x="6.223cm" svg:y="2.838cm"><text:p/></draw:ellipse><draw:polygon draw:style-name="gr60" draw:text-style-name="P127" svg:width="0.179cm" svg:height="0.209cm" svg:x="7.493cm" svg:y="2.96cm" svg:viewBox="0 0 180 210" draw:points="0,0 180,0 180,210 0,210"><text:p/></draw:polygon><draw:ellipse draw:style-name="gr61" draw:text-style-name="P126" svg:width="2.541cm" svg:height="0.773cm" svg:x="6.223cm" svg:y="2.801cm" draw:kind="arc" draw:start-angle="181.67" draw:end-angle="356.19"><text:p/></draw:ellipse><draw:line draw:style-name="gr62" draw:text-style-name="P128" svg:x1="7.471cm" svg:y1="0.591cm" svg:x2="6.236cm" svg:y2="3.161cm"><text:p/></draw:line><draw:line draw:style-name="gr62" draw:text-style-name="P128" svg:x1="7.483cm" svg:y1="0.614cm" svg:x2="8.779cm" svg:y2="3.209cm"><text:p/></draw:line><draw:line draw:style-name="gr63" draw:text-style-name="P128" svg:x1="6.223cm" svg:y1="3.184cm" svg:x2="8.784cm" svg:y2="3.184cm"><text:p/></draw:line><draw:line draw:style-name="gr64" draw:text-style-name="P128" svg:x1="7.479cm" svg:y1="0.577cm" svg:x2="7.022cm" svg:y2="2.838cm"><text:p/></draw:line><draw:line draw:style-name="gr65" draw:text-style-name="P128" svg:x1="7.483cm" svg:y1="0.604cm" svg:x2="7.483cm" svg:y2="3.2cm"><text:p/></draw:line><draw:line draw:style-name="gr66" draw:text-style-name="P128" svg:x1="7.68cm" svg:y1="2.96cm" svg:x2="7.68cm" svg:y2="3.2cm"><text:p/></draw:line><draw:line draw:style-name="gr62" draw:text-style-name="P128" svg:x1="7.463cm" svg:y1="0.665cm" svg:x2="7.992cm" svg:y2="3.54cm"><text:p/></draw:line><draw:frame draw:style-name="gr67" draw:text-style-name="P129" svg:width="0.72cm" svg:height="0.906cm" svg:x="7.482cm" svg:y="0.188cm"><draw:text-box><text:p/></draw:text-box></draw:frame><draw:frame draw:style-name="gr68" draw:text-style-name="P125" svg:width="0.713cm" svg:height="0.648cm" svg:x="6.438cm" svg:y="2.441cm"><draw:text-box><text:p text:style-name="P108"><text:span text:style-name="T98">K</text:span></text:p></draw:text-box></draw:frame><draw:frame draw:style-name="gr69" draw:text-style-name="P125" svg:width="0.756cm" svg:height="0.648cm" svg:x="7.189cm" svg:y="3.085cm"><draw:text-box><text:p text:style-name="P108"><text:span text:style-name="T98">O</text:span></text:p></draw:text-box></draw:frame><draw:frame draw:style-name="gr70" draw:text-style-name="P125" svg:width="0.724cm" svg:height="0.648cm" svg:x="8.599cm" svg:y="2.894cm"><draw:text-box><text:p text:style-name="P108"><text:span text:style-name="T98">B</text:span></text:p></draw:text-box></draw:frame><draw:frame draw:style-name="gr71" draw:text-style-name="P125" svg:width="0.722cm" svg:height="0.646cm" svg:x="5.727cm" svg:y="2.922cm"><draw:text-box><text:p text:style-name="P108"><text:span text:style-name="T98">A</text:span></text:p></draw:text-box></draw:frame><draw:frame draw:style-name="gr72" draw:text-style-name="P125" svg:width="0.78cm" svg:height="0.648cm" svg:x="7.819cm" svg:y="3.425cm"><draw:text-box><text:p text:style-name="P108"><text:span text:style-name="T98">M</text:span></text:p></draw:text-box></draw:frame><draw:line draw:style-name="gr73" draw:text-style-name="P128" svg:x1="7.485cm" svg:y1="2.944cm" svg:x2="7.697cm" svg:y2="2.944cm"><text:p/></draw:line></draw:g></draw:g><text:span text:style-name="_5f_livret"><text:span text:style-name="T53"> </text:span></text:span><text:span text:style-name="_5f_livret"><text:span text:style-name="T55">Voici une représentation en </text:span></text:span></text:p>
          <text:p text:style-name="P77"><text:span text:style-name="_5f_livret"><text:span text:style-name="T55">perspective d’un cône.</text:span></text:span></text:p>
        </text:list-item>
      </text:list>
      <text:list xml:id="list120302374682783" text:continue-list="list722716951" text:style-name="liste_5f_abc">
        <text:list-item text:start-value="1">
          <text:p text:style-name="P87">Quelle est la nature du triangle</text:p>
        </text:list-item>
      </text:list>
      <text:list xml:id="list120301082041659" text:continue-list="list120302782809179" text:style-name="Num_5f_Exo">
        <text:list-item>
          <text:list>
            <text:list-header>
              <text:p text:style-name="P66"><text:span text:style-name="T76">S</text:span><text:span text:style-name="T75">KM ?</text:span></text:p>
            </text:list-header>
          </text:list>
          <text:p text:style-name="P60"><text:span text:style-name="_5f_pointillés_20_gris"><text:span text:style-name="T64">Triangle isocèle (car SK = SM).</text:span></text:span></text:p>
        </text:list-item>
      </text:list>
      <text:list xml:id="list120302190918508" text:continue-list="list120302374682783" text:style-name="liste_5f_abc">
        <text:list-item>
          <text:p text:style-name="P89"><text:span text:style-name="_5f_livret">Quelle est la nature du </text:span><text:span text:style-name="_5f_livret"><text:span text:style-name="T59">triangle </text:span></text:span><text:span text:style-name="T61">SKO ?</text:span></text:p>
        </text:list-item>
      </text:list>
      <text:list xml:id="list120302412032657" text:continue-list="list120301082041659" text:style-name="Num_5f_Exo">
        <text:list-item>
          <text:list>
            <text:list-header>
              <text:p text:style-name="P57"><text:span text:style-name="_5f_pointillés_20_gris"><text:span text:style-name="T64">Triangle rectangle (car </text:span></text:span><text:span text:style-name="_5f_pointillés_20_gris"><text:span text:style-name="T64"><draw:frame draw:style-name="fr4" draw:name="Objet1" text:anchor-type="as-char" svg:width="0.954cm" svg:height="0.464cm" draw:z-index="27"><draw:object xlink:href="./Object 1" xlink:type="simple" xlink:show="embed" xlink:actuate="onLoad"/><draw:image xlink:href="./ObjectReplacements/Object 1" xlink:type="simple" xlink:show="embed" xlink:actuate="onLoad"/><svg:desc>SOK</svg:desc></draw:frame></text:span></text:span><text:span text:style-name="_5f_pointillés_20_gris"><text:span text:style-name="T64"><text:s/>= 90°).</text:span></text:span></text:p>
            </text:list-header>
          </text:list>
        </text:list-item>
      </text:list>
      <text:list xml:id="list120303029533169" text:continue-list="list120302190918508" text:style-name="liste_5f_abc">
        <text:list-item>
          <text:p text:style-name="P90"><text:span text:style-name="_5f_livret"><text:span text:style-name="T59">Quelle</text:span></text:span><text:span text:style-name="_5f_livret"><text:span text:style-name="T60">s longueurs sont égales à OA ?</text:span></text:span></text:p>
        </text:list-item>
      </text:list>
      <text:list xml:id="list120302970108785" text:continue-list="list120302412032657" text:style-name="Num_5f_Exo">
        <text:list-item>
          <text:list>
            <text:list-item>
              <text:list>
                <text:list-header>
                  <text:p text:style-name="P57"><text:span text:style-name="_5f_pointillés_20_gris"><text:span text:style-name="T64">OA = OK = OB = OM</text:span></text:span></text:p>
                </text:list-header>
              </text:list>
            </text:list-item>
          </text:list>
        </text:list-item>
        <text:list-item>
          <text:p text:style-name="P85"><draw:g text:anchor-type="paragraph" draw:z-index="33" draw:name="Forme75" draw:style-name="gr74"><draw:polygon draw:style-name="gr75" draw:text-style-name="P130" svg:width="0.302cm" svg:height="0.172cm" svg:x="7.703cm" svg:y="1.794cm" svg:viewBox="0 0 303 173" draw:points="0,106 132,0 303,65 173,173 12,132"><text:p/></draw:polygon><draw:g draw:style-name="gr9"><draw:ellipse draw:style-name="gr76" draw:text-style-name="P131" svg:width="2.807cm" svg:height="1.696cm" draw:transform="skewX (-0.0031415926535897) rotate (-2.61834294384189) translate (9.33097222222222cm 1.94027777777778cm)" draw:kind="arc" draw:start-angle="359.5" draw:end-angle="181.49"><text:p/></draw:ellipse><draw:ellipse draw:style-name="gr77" draw:text-style-name="P131" svg:width="2.8cm" svg:height="1.696cm" draw:transform="skewX (0.00104719755119658) rotate (0.523947841448698) translate (6.05895833333333cm 1.86972222222222cm)" draw:kind="arc" draw:start-angle="358.51" draw:end-angle="180.5"><text:p/></draw:ellipse></draw:g><draw:g draw:style-name="gr9"><draw:ellipse draw:style-name="gr78" draw:text-style-name="P131" svg:width="2.8cm" svg:height="1.708cm" draw:transform="skewX (0.00104719755119668) rotate (-1.22155594347083) translate (8.03275cm 0.299861111111111cm)" draw:kind="arc" draw:start-angle="358.01" draw:end-angle="181.99"><text:p/></draw:ellipse><draw:ellipse draw:style-name="gr79" draw:text-style-name="P131" svg:width="2.802cm" svg:height="1.708cm" draw:transform="rotate (-1.22173047639603) translate (8.02393055555556cm 0.298097222222222cm)" draw:kind="arc" draw:start-angle="184.02" draw:end-angle="0"><text:p/></draw:ellipse></draw:g><draw:ellipse draw:style-name="gr80" draw:text-style-name="P132" svg:width="2.8cm" svg:height="2.798cm" svg:x="6.302cm" svg:y="0.513cm"><text:p/></draw:ellipse><draw:line draw:style-name="gr81" draw:text-style-name="P133" svg:x1="7.703cm" svg:y1="1.771cm" svg:x2="7.703cm" svg:y2="2.051cm"><text:p/></draw:line><draw:line draw:style-name="gr82" draw:text-style-name="P133" svg:x1="7.56cm" svg:y1="1.91cm" svg:x2="7.84cm" svg:y2="1.91cm"><text:p/></draw:line><draw:frame draw:style-name="gr83" draw:text-style-name="P134" svg:width="0.279cm" svg:height="0.375cm" svg:x="7.764cm" svg:y="1.981cm"><draw:text-box><text:p text:style-name="P108"><text:span text:style-name="T99">O</text:span></text:p></draw:text-box></draw:frame><draw:frame draw:style-name="gr84" draw:text-style-name="P134" svg:width="0.283cm" svg:height="0.375cm" svg:x="8.652cm" svg:y="2.16cm"><draw:text-box><text:p text:style-name="P108"><text:span text:style-name="T99">A</text:span></text:p></draw:text-box></draw:frame><draw:frame draw:style-name="gr85" draw:text-style-name="P134" svg:width="0.281cm" svg:height="0.375cm" svg:x="6.447cm" svg:y="1.356cm"><draw:text-box><text:p text:style-name="P108"><text:span text:style-name="T99">D</text:span></text:p></draw:text-box></draw:frame><draw:frame draw:style-name="gr86" draw:text-style-name="P134" svg:width="0.281cm" svg:height="0.375cm" svg:x="7.45cm" svg:y="0.656cm"><draw:text-box><text:p text:style-name="P108"><text:span text:style-name="T99">B</text:span></text:p></draw:text-box></draw:frame><draw:frame draw:style-name="gr87" draw:text-style-name="P134" svg:width="0.281cm" svg:height="0.375cm" svg:x="6.888cm" svg:y="3.111cm"><draw:text-box><text:p text:style-name="P108"><text:span text:style-name="T99">C</text:span></text:p></draw:text-box></draw:frame><draw:frame draw:style-name="gr88" draw:text-style-name="P134" svg:width="0.283cm" svg:height="0.375cm" svg:x="8.636cm" svg:y="0.562cm"><draw:text-box><text:p text:style-name="P108"><text:span text:style-name="T99">K</text:span></text:p></draw:text-box></draw:frame><draw:frame draw:style-name="gr89" draw:text-style-name="P134" svg:width="0.283cm" svg:height="0.375cm" svg:x="6.471cm" svg:y="2.781cm"><draw:text-box><text:p text:style-name="P108"><text:span text:style-name="T99">J</text:span></text:p></draw:text-box></draw:frame><draw:line draw:style-name="gr90" draw:text-style-name="P133" svg:x1="7.41cm" svg:y1="2.684cm" svg:x2="7.706cm" svg:y2="1.894cm"><text:p/></draw:line><draw:line draw:style-name="gr91" draw:text-style-name="P133" svg:x1="8.648cm" svg:y1="2.249cm" svg:x2="6.775cm" svg:y2="1.575cm"><text:p/></draw:line><draw:line draw:style-name="gr92" draw:text-style-name="P133" svg:x1="8.742cm" svg:y1="0.935cm" svg:x2="6.768cm" svg:y2="2.824cm"><text:p/></draw:line><draw:line draw:style-name="gr93" draw:text-style-name="P133" svg:x1="7.239cm" svg:y1="0.591cm" svg:x2="7.719cm" svg:y2="1.958cm"><text:p/></draw:line><draw:line draw:style-name="gr94" draw:text-style-name="P133" svg:x1="8.005cm" svg:y1="1.857cm" svg:x2="7.807cm" svg:y2="1.778cm"><text:p/></draw:line><draw:line draw:style-name="gr95" draw:text-style-name="P133" svg:x1="7.991cm" svg:y1="1.854cm" svg:x2="7.86cm" svg:y2="1.972cm"><text:p/></draw:line><draw:line draw:style-name="gr96" draw:text-style-name="P135" svg:x1="7.41cm" svg:y1="2.683cm" svg:x2="7.246cm" svg:y2="3.136cm"><text:p/></draw:line><draw:line draw:style-name="gr97" draw:text-style-name="P135" svg:x1="7.209cm" svg:y1="3.101cm" svg:x2="7.271cm" svg:y2="3.168cm"><text:p/></draw:line><draw:line draw:style-name="gr98" draw:text-style-name="P135" svg:x1="7.278cm" svg:y1="3.131cm" svg:x2="7.216cm" svg:y2="3.156cm"><text:p/></draw:line><draw:line draw:style-name="gr99" draw:text-style-name="P130" svg:x1="6.664cm" svg:y1="2.78cm" svg:x2="6.832cm" svg:y2="2.946cm"><text:p/></draw:line><draw:line draw:style-name="gr99" draw:text-style-name="P130" svg:x1="6.833cm" svg:y1="2.787cm" svg:x2="6.664cm" svg:y2="2.951cm"><text:p/></draw:line><draw:line draw:style-name="gr99" draw:text-style-name="P130" svg:x1="8.583cm" svg:y1="0.91cm" svg:x2="8.751cm" svg:y2="1.076cm"><text:p/></draw:line><draw:line draw:style-name="gr99" draw:text-style-name="P130" svg:x1="8.752cm" svg:y1="0.917cm" svg:x2="8.583cm" svg:y2="1.079cm"><text:p/></draw:line><draw:line draw:style-name="gr99" draw:text-style-name="P130" svg:x1="8.539cm" svg:y1="2.145cm" svg:x2="8.703cm" svg:y2="2.311cm"><text:p/></draw:line><draw:line draw:style-name="gr99" draw:text-style-name="P130" svg:x1="8.698cm" svg:y1="2.152cm" svg:x2="8.532cm" svg:y2="2.316cm"><text:p/></draw:line><draw:line draw:style-name="gr99" draw:text-style-name="P130" svg:x1="7.165cm" svg:y1="3.046cm" svg:x2="7.329cm" svg:y2="3.212cm"><text:p/></draw:line><draw:line draw:style-name="gr99" draw:text-style-name="P130" svg:x1="7.331cm" svg:y1="3.048cm" svg:x2="7.165cm" svg:y2="3.212cm"><text:p/></draw:line><draw:line draw:style-name="gr99" draw:text-style-name="P130" svg:x1="7.276cm" svg:y1="0.801cm" svg:x2="7.44cm" svg:y2="0.967cm"><text:p/></draw:line><draw:line draw:style-name="gr99" draw:text-style-name="P130" svg:x1="7.442cm" svg:y1="0.808cm" svg:x2="7.276cm" svg:y2="0.972cm"><text:p/></draw:line><draw:line draw:style-name="gr99" draw:text-style-name="P130" svg:x1="6.708cm" svg:y1="1.457cm" svg:x2="6.872cm" svg:y2="1.623cm"><text:p/></draw:line><draw:line draw:style-name="gr99" draw:text-style-name="P130" svg:x1="6.874cm" svg:y1="1.466cm" svg:x2="6.708cm" svg:y2="1.63cm"><text:p/></draw:line></draw:g> Le dessin ci-contre, qui n’e<text:span text:style-name="T77">s</text:span>t pas en vraie grandeur, représente une sphère de centre O et de </text:p>
          <text:p text:style-name="P78">rayon 5 cm. Les cercles rouge</text:p>
          <text:p text:style-name="P78">et vert sont des grands cercles. </text:p>
        </text:list-item>
      </text:list>
      <text:list xml:id="list120302465983932" text:continue-list="list120303029533169" text:style-name="liste_5f_abc">
        <text:list-item text:start-value="1">
          <text:p text:style-name="P88"><text:span text:style-name="T74">Q</text:span>uels points appartiennent à cette sphère ? Justifie.</text:p>
        </text:list-item>
      </text:list>
      <text:list xml:id="list120301997616404" text:continue-list="list120302970108785" text:style-name="Num_5f_Exo">
        <text:list-header>
          <text:p text:style-name="P59"><text:span text:style-name="_5f_pointillés_20_gris"><text:span text:style-name="T64">A, D, J et K sont sur la sphère car ils appartiennent tous à un grand cercle.</text:span></text:span></text:p>
        </text:list-header>
      </text:list>
      <text:list xml:id="list120300997866168" text:continue-list="list120302465983932" text:style-name="liste_5f_abc">
        <text:list-item>
          <text:p text:style-name="P91">En réalité, quelle est la longueur du segment [AD] ?</text:p>
        </text:list-item>
      </text:list>
      <text:list xml:id="list120302335327888" text:continue-list="list120301997616404" text:style-name="Num_5f_Exo">
        <text:list-header>
          <text:p text:style-name="P61"><text:span text:style-name="_5f_pointillés_20_gris"><text:span text:style-name="T64">AD = 2 </text:span></text:span><text:span text:style-name="_5f_pointillés_20_gris"><text:span text:style-name="T68"></text:span></text:span><text:span text:style-name="_5f_pointillés_20_gris"><text:span text:style-name="T64"> 5 cm = 10 cm </text:span></text:span><text:span text:style-name="_5f_pointillés_20_gris"><text:span text:style-name="T69">(diamètre d’un grand cercle)</text:span></text:span><text:span text:style-name="_5f_pointillés_20_gris"><text:span text:style-name="T64">.</text:span></text:span></text:p>
        </text:list-header>
      </text:list>
      <text:list xml:id="list120301054664251" text:continue-list="list120300997866168" text:style-name="liste_5f_abc">
        <text:list-item>
          <text:p text:style-name="P90"><text:span text:style-name="_5f_livret"><text:span text:style-name="T32">En réalité, quelle est la nature du triangle </text:span></text:span><text:span text:style-name="_5f_livret"><text:span text:style-name="T48">BO</text:span></text:span><text:span text:style-name="_5f_livret"><text:span text:style-name="T32">D ?</text:span></text:span></text:p>
        </text:list-item>
      </text:list>
      <text:list xml:id="list120303040096634" text:continue-list="list120302335327888" text:style-name="Num_5f_Exo">
        <text:list-header>
          <text:p text:style-name="P63"><text:span text:style-name="_5f_pointillés_20_gris"><text:span text:style-name="T34">BOD est </text:span></text:span><text:span text:style-name="_5f_pointillés_20_gris"><text:span text:style-name="T36">quelconque car rien ne permet d'affirmer qu'il a une particularité.</text:span></text:span></text:p>
        </text:list-header>
      </text:list>
      <text:p text:style-name="P62"><text:span text:style-name="_5f_pointillés_20_gris"><text:span text:style-name="T64"/></text:span></text:p>
      <text:list xml:id="list120301594854923" text:continue-numbering="true" text:style-name="Num_5f_Exo">
        <text:list-item>
          <text:p text:style-name="P84"><text:span text:style-name="_5f_livret"><text:span text:style-name="T54"> Complète le patron de </text:span></text:span><text:span text:style-name="_5f_livret"><text:span text:style-name="T49">p</text:span></text:span><text:span text:style-name="_5f_livret"><text:span text:style-name="T50">risme droit</text:span></text:span><text:span text:style-name="_5f_livret"><text:span text:style-name="T54"> suivant.</text:span></text:span></text:p>
        </text:list-item>
      </text:list>
      <text:p text:style-name="P31"><draw:g text:anchor-type="paragraph" draw:z-index="59" draw:name="Forme9" draw:style-name="gr1"><draw:line draw:style-name="gr2" draw:text-style-name="P102" svg:x1="-0.001cm" svg:y1="0.396cm" svg:x2="8.9cm" svg:y2="0.396cm"><text:p/></draw:line><draw:line draw:style-name="gr2" draw:text-style-name="P102" svg:x1="-0.001cm" svg:y1="1.083cm" svg:x2="8.9cm" svg:y2="1.083cm"><text:p/></draw:line><draw:line draw:style-name="gr2" draw:text-style-name="P102" svg:x1="-0.001cm" svg:y1="1.771cm" svg:x2="8.9cm" svg:y2="1.771cm"><text:p/></draw:line><draw:line draw:style-name="gr2" draw:text-style-name="P102" svg:x1="-0.001cm" svg:y1="2.458cm" svg:x2="8.9cm" svg:y2="2.458cm"><text:p/></draw:line><draw:line draw:style-name="gr2" draw:text-style-name="P102" svg:x1="-0.001cm" svg:y1="3.145cm" svg:x2="8.9cm" svg:y2="3.145cm"><text:p/></draw:line><draw:line draw:style-name="gr2" draw:text-style-name="P102" svg:x1="-0.001cm" svg:y1="3.825cm" svg:x2="8.9cm" svg:y2="3.825cm"><text:p/></draw:line><draw:line draw:style-name="gr2" draw:text-style-name="P102" svg:x1="-0.001cm" svg:y1="4.512cm" svg:x2="8.9cm" svg:y2="4.512cm"><text:p/></draw:line><draw:line draw:style-name="gr2" draw:text-style-name="P102" svg:x1="-0.001cm" svg:y1="5.2cm" svg:x2="8.9cm" svg:y2="5.2cm"><text:p/></draw:line><draw:line draw:style-name="gr2" draw:text-style-name="P102" svg:x1="3.064cm" svg:y1="0.198cm" svg:x2="3.064cm" svg:y2="5.601cm"><text:p/></draw:line><draw:line draw:style-name="gr2" draw:text-style-name="P102" svg:x1="2.369cm" svg:y1="0.198cm" svg:x2="2.369cm" svg:y2="5.601cm"><text:p/></draw:line><draw:line draw:style-name="gr2" draw:text-style-name="P102" svg:x1="1.681cm" svg:y1="0.198cm" svg:x2="1.681cm" svg:y2="5.601cm"><text:p/></draw:line><draw:line draw:style-name="gr2" draw:text-style-name="P102" svg:x1="0.988cm" svg:y1="0.1cm" svg:x2="0.988cm" svg:y2="5.503cm"><text:p/></draw:line><draw:line draw:style-name="gr2" draw:text-style-name="P102" svg:x1="0.293cm" svg:y1="0.1cm" svg:x2="0.293cm" svg:y2="5.503cm"><text:p/></draw:line><draw:line draw:style-name="gr2" draw:text-style-name="P102" svg:x1="5.835cm" svg:y1="0.198cm" svg:x2="5.835cm" svg:y2="5.601cm"><text:p/></draw:line><draw:line draw:style-name="gr2" draw:text-style-name="P102" svg:x1="5.142cm" svg:y1="0.198cm" svg:x2="5.142cm" svg:y2="5.601cm"><text:p/></draw:line><draw:line draw:style-name="gr2" draw:text-style-name="P102" svg:x1="4.447cm" svg:y1="0.198cm" svg:x2="4.447cm" svg:y2="5.601cm"><text:p/></draw:line><draw:line draw:style-name="gr2" draw:text-style-name="P102" svg:x1="3.758cm" svg:y1="0.198cm" svg:x2="3.758cm" svg:y2="5.601cm"><text:p/></draw:line><draw:line draw:style-name="gr2" draw:text-style-name="P102" svg:x1="8.604cm" svg:y1="0.1cm" svg:x2="8.604cm" svg:y2="5.503cm"><text:p/></draw:line><draw:line draw:style-name="gr2" draw:text-style-name="P102" svg:x1="7.912cm" svg:y1="0.1cm" svg:x2="7.912cm" svg:y2="5.503cm"><text:p/></draw:line><draw:line draw:style-name="gr2" draw:text-style-name="P102" svg:x1="7.218cm" svg:y1="0.1cm" svg:x2="7.218cm" svg:y2="5.503cm"><text:p/></draw:line><draw:line draw:style-name="gr2" draw:text-style-name="P102" svg:x1="6.523cm" svg:y1="0.198cm" svg:x2="6.523cm" svg:y2="5.601cm"><text:p/></draw:line><draw:line draw:style-name="gr3" draw:text-style-name="P102" svg:x1="5.833cm" svg:y1="1.764cm" svg:x2="3.064cm" svg:y2="1.764cm"><text:p/></draw:line><draw:line draw:style-name="gr3" draw:text-style-name="P102" svg:x1="5.833cm" svg:y1="3.825cm" svg:x2="3.064cm" svg:y2="3.825cm"><text:p/></draw:line><draw:line draw:style-name="gr3" draw:text-style-name="P102" svg:x1="5.835cm" svg:y1="3.825cm" svg:x2="5.835cm" svg:y2="1.764cm"><text:p/></draw:line><draw:line draw:style-name="gr3" draw:text-style-name="P102" svg:x1="3.064cm" svg:y1="3.825cm" svg:x2="3.064cm" svg:y2="1.764cm"><text:p/></draw:line><draw:line draw:style-name="gr3" draw:text-style-name="P102" svg:x1="4.449cm" svg:y1="0.374cm" svg:x2="3.064cm" svg:y2="1.774cm"><text:p/></draw:line><draw:line draw:style-name="gr3" draw:text-style-name="P102" svg:x1="4.447cm" svg:y1="0.374cm" svg:x2="5.832cm" svg:y2="1.774cm"><text:p/></draw:line><draw:line draw:style-name="gr4" draw:text-style-name="P102" svg:x1="5.832cm" svg:y1="1.771cm" svg:x2="7.812cm" svg:y2="1.771cm"><text:p/></draw:line><draw:line draw:style-name="gr4" draw:text-style-name="P102" svg:x1="5.87cm" svg:y1="3.825cm" svg:x2="7.85cm" svg:y2="3.825cm"><text:p/></draw:line><draw:line draw:style-name="gr4" draw:text-style-name="P102" svg:x1="1.084cm" svg:y1="3.825cm" svg:x2="3.064cm" svg:y2="3.825cm"><text:p/></draw:line><draw:line draw:style-name="gr4" draw:text-style-name="P102" svg:x1="1.084cm" svg:y1="1.771cm" svg:x2="3.064cm" svg:y2="1.771cm"><text:p/></draw:line><draw:line draw:style-name="gr4" draw:text-style-name="P102" svg:x1="7.812cm" svg:y1="3.832cm" svg:x2="7.812cm" svg:y2="1.771cm"><text:p/></draw:line><draw:line draw:style-name="gr4" draw:text-style-name="P102" svg:x1="1.084cm" svg:y1="3.825cm" svg:x2="1.084cm" svg:y2="1.764cm"><text:p/></draw:line><draw:line draw:style-name="gr4" draw:text-style-name="P102" svg:x1="3.064cm" svg:y1="3.825cm" svg:x2="4.449cm" svg:y2="5.225cm"><text:p/></draw:line><draw:line draw:style-name="gr4" draw:text-style-name="P102" svg:x1="5.832cm" svg:y1="3.825cm" svg:x2="4.447cm" svg:y2="5.225cm"><text:p/></draw:line><draw:line draw:style-name="gr5" draw:text-style-name="P103" svg:x1="4.945cm" svg:y1="1.169cm" svg:x2="5.343cm" svg:y2="0.995cm"><text:p/></draw:line><draw:line draw:style-name="gr5" draw:text-style-name="P103" svg:x1="6.715cm" svg:y1="1.987cm" svg:x2="6.873cm" svg:y2="1.577cm"><text:p/></draw:line><draw:line draw:style-name="gr5" draw:text-style-name="P103" svg:x1="2.111cm" svg:y1="1.95cm" svg:x2="2.269cm" svg:y2="1.54cm"><text:p/></draw:line><draw:line draw:style-name="gr5" draw:text-style-name="P103" svg:x1="4.043cm" svg:y1="1.169cm" svg:x2="3.645cm" svg:y2="0.995cm"><text:p/></draw:line><draw:line draw:style-name="gr5" draw:text-style-name="P103" svg:x1="1.898cm" svg:y1="4.086cm" svg:x2="2.056cm" svg:y2="3.676cm"><text:p/></draw:line><draw:line draw:style-name="gr5" draw:text-style-name="P103" svg:x1="6.68cm" svg:y1="4.049cm" svg:x2="6.838cm" svg:y2="3.639cm"><text:p/></draw:line><draw:line draw:style-name="gr5" draw:text-style-name="P103" svg:x1="3.445cm" svg:y1="4.569cm" svg:x2="3.843cm" svg:y2="4.395cm"><text:p/></draw:line><draw:line draw:style-name="gr5" draw:text-style-name="P103" svg:x1="5.343cm" svg:y1="4.569cm" svg:x2="4.945cm" svg:y2="4.395cm"><text:p/></draw:line></draw:g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p text:style-name="P31"><text:span text:style-name="_5f_livret"><text:span text:style-name="T54"/></text:span></text:p>
      <text:list xml:id="list120302166531998" text:continue-numbering="true" text:style-name="Num_5f_Exo">
        <text:list-item>
          <text:p text:style-name="P71"><text:span text:style-name="_5f_livret"><text:span text:style-name="T54"> Construis le patron d’un cylindre de hauteur </text:span></text:span><text:span text:style-name="_5f_livret"><text:span text:style-name="T49">4</text:span></text:span><text:span text:style-name="_5f_livret"><text:span text:style-name="T54"> cm et de diamètre </text:span></text:span><text:span text:style-name="_5f_livret"><text:span text:style-name="T49">3</text:span></text:span><text:span text:style-name="_5f_livret"><text:span text:style-name="T54"> cm. </text:span></text:span></text:p>
          <text:list>
            <text:list-item>
              <text:list>
                <text:list-header>
                  <text:p text:style-name="P72"><text:span text:style-name="_5f_livret"><text:span text:style-name="T54"><text:tab/><text:tab/><text:tab/></text:span></text:span><text:span text:style-name="_5f_livret"><text:span text:style-name="T54"><draw:frame draw:style-name="fr3" draw:name="Objet2" text:anchor-type="as-char" svg:width="4.413cm" svg:height="0.466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    </text:list-header>
              </text:list>
            </text:list-item>
          </text:list>
        </text:list-item>
      </text:list>
      <text:p text:style-name="P33"><draw:g text:anchor-type="paragraph" draw:z-index="56" draw:name="Forme27" draw:style-name="gr1"><draw:ellipse draw:style-name="gr14" draw:text-style-name="P102" svg:width="2.5cm" svg:height="0.856cm" svg:x="0.002cm" svg:y="2.166cm" draw:kind="arc" draw:start-angle="0" draw:end-angle="180"><text:p/></draw:ellipse><draw:ellipse draw:style-name="gr15" draw:text-style-name="P102" svg:width="2.5cm" svg:height="0.856cm" svg:x="0.002cm" svg:y="2.163cm" draw:kind="arc" draw:start-angle="180" draw:end-angle="0"><text:p/></draw:ellipse><draw:ellipse draw:style-name="gr15" draw:text-style-name="P102" svg:width="2.5cm" svg:height="0.854cm" svg:x="0.002cm" svg:y="-0.833cm" draw:kind="arc" draw:start-angle="0" draw:end-angle="180"><text:p/></draw:ellipse><draw:ellipse draw:style-name="gr16" draw:text-style-name="P102" svg:width="2.5cm" svg:height="0.854cm" svg:x="0.002cm" svg:y="-0.833cm" draw:kind="arc" draw:start-angle="180" draw:end-angle="0"><text:p/></draw:ellipse><draw:line draw:style-name="gr15" draw:text-style-name="P102" svg:x1="0.001cm" svg:y1="2.595cm" svg:x2="0.001cm" svg:y2="-0.405cm"><text:p/></draw:line><draw:line draw:style-name="gr16" draw:text-style-name="P102" svg:x1="2.501cm" svg:y1="2.595cm" svg:x2="2.501cm" svg:y2="-0.405cm"><text:p/></draw:line><draw:line draw:style-name="gr15" draw:text-style-name="P102" svg:x1="1.151cm" svg:y1="2.561cm" svg:x2="1.351cm" svg:y2="2.629cm"><text:p/></draw:line><draw:line draw:style-name="gr15" draw:text-style-name="P102" svg:x1="1.151cm" svg:y1="2.629cm" svg:x2="1.351cm" svg:y2="2.561cm"><text:p/></draw:line><draw:line draw:style-name="gr15" draw:text-style-name="P102" svg:x1="1.151cm" svg:y1="-0.441cm" svg:x2="1.351cm" svg:y2="-0.373cm"><text:p/></draw:line><draw:line draw:style-name="gr15" draw:text-style-name="P102" svg:x1="1.151cm" svg:y1="-0.373cm" svg:x2="1.351cm" svg:y2="-0.441cm"><text:p/></draw:line><draw:line draw:style-name="gr14" draw:text-style-name="P102" svg:x1="1.251cm" svg:y1="2.595cm" svg:x2="1.251cm" svg:y2="-0.405cm"><text:p/></draw:line><draw:line draw:style-name="gr14" draw:text-style-name="P102" svg:x1="0.021cm" svg:y1="2.665cm" svg:x2="2.483cm" svg:y2="2.517cm"><text:p/></draw:line><draw:polygon draw:style-name="gr17" draw:text-style-name="P103" svg:width="0.245cm" svg:height="0.264cm" svg:x="1.251cm" svg:y="2.33cm" svg:viewBox="0 0 246 265" draw:points="0,265 246,250 246,0 0,15"><text:p/></draw:polygon><draw:line draw:style-name="gr18" draw:text-style-name="P102" svg:x1="0.039cm" svg:y1="3.42cm" svg:x2="2.501cm" svg:y2="3.272cm"><text:p/></draw:line><draw:frame draw:style-name="gr8" draw:text-style-name="P112" svg:width="1.5cm" svg:height="0.664cm" draw:transform="rotate (0.0706858347057703) translate (0.60325cm 3.29318055555556cm)"><draw:text-box><text:p text:style-name="P111"><text:span text:style-name="T91">3 cm</text:span></text:p></draw:text-box></draw:frame><draw:frame draw:style-name="gr8" draw:text-style-name="P112" svg:width="1.502cm" svg:height="0.664cm" draw:transform="rotate (1.5707963267949) translate (0.702027777777778cm 1.88030555555556cm)"><draw:text-box><text:p text:style-name="P111"><text:span text:style-name="T91">4 cm</text:span></text:p></draw:text-box></draw:frame></draw:g><text:span text:style-name="_5f_livret"><text:span text:style-name="T54"/></text:span></text:p>
      <text:p text:style-name="P33"><draw:g text:anchor-type="paragraph" draw:z-index="57" draw:name="Forme28" draw:style-name="gr1"><draw:g draw:style-name="gr9"><draw:circle draw:style-name="gr10" draw:text-style-name="P103" svg:width="3.001cm" svg:height="3.001cm" draw:transform="rotate (-1.5707963267949) translate (8.90411111111111cm 0.382763888888889cm)"><text:p/></draw:circle><draw:polygon draw:style-name="gr10" draw:text-style-name="P103" svg:width="3.999cm" svg:height="9.424cm" draw:transform="rotate (-1.5707963267949) translate (9.7592638888889cm 3.38265277777778cm)" svg:viewBox="0 0 4000 9425" draw:points="0,0 4000,0 4000,9425 0,9425"><text:p/></draw:polygon><draw:circle draw:style-name="gr10" draw:text-style-name="P103" svg:width="3.001cm" svg:height="3.001cm" draw:transform="rotate (-1.5707963267949) translate (4.18923611111111cm 7.381875cm)"><text:p/></draw:circle></draw:g><draw:line draw:style-name="gr11" draw:text-style-name="P103" svg:x1="4.639cm" svg:y1="1.885cm" svg:x2="7.417cm" svg:y2="1.873cm"><text:p/></draw:line><draw:frame draw:style-name="gr12" draw:text-style-name="P109" svg:width="1.001cm" svg:height="0.75cm" svg:x="7.084cm" svg:y="1.485cm"><draw:text-box><text:p text:style-name="P108"><text:span text:style-name="T90"></text:span></text:p></draw:text-box></draw:frame><draw:frame draw:style-name="gr12" draw:text-style-name="P109" svg:width="1.001cm" svg:height="0.75cm" svg:x="2.342cm" svg:y="8.488cm"><draw:text-box><text:p text:style-name="P108"><text:span text:style-name="T90"></text:span></text:p></draw:text-box></draw:frame><draw:line draw:style-name="gr13" draw:text-style-name="P103" svg:x1="5.297cm" svg:y1="3.363cm" svg:x2="5.297cm" svg:y2="1.913cm"><text:p/></draw:line><draw:line draw:style-name="gr11" draw:text-style-name="P103" svg:x1="2.65cm" svg:y1="10.395cm" svg:x2="5.428cm" svg:y2="10.383cm"><text:p/></draw:line><draw:line draw:style-name="gr13" draw:text-style-name="P103" svg:x1="4.768cm" svg:y1="10.357cm" svg:x2="4.768cm" svg:y2="7.407cm"><text:p/></draw:line><draw:frame draw:style-name="gr8" draw:text-style-name="P110" svg:width="1.751cm" svg:height="0.664cm" draw:transform="rotate (1.5707963267949) translate (4.73604166666667cm 3.52601388888889cm)"><draw:text-box><text:p text:style-name="P108"><text:span text:style-name="T91">1,5 cm</text:span></text:p></draw:text-box></draw:frame><draw:frame draw:style-name="gr8" draw:text-style-name="P110" svg:width="1.752cm" svg:height="0.664cm" draw:transform="rotate (1.5707963267949) translate (4.21393055555556cm 9.52852777777778cm)"><draw:text-box><text:p text:style-name="P108"><text:span text:style-name="T91">3 cm</text:span></text:p></draw:text-box></draw:frame><draw:frame draw:style-name="gr8" draw:text-style-name="P112" svg:width="1.752cm" svg:height="0.664cm" draw:transform="rotate (1.5707963267949) translate (9.17045833333333cm 6.175375cm)"><draw:text-box><text:p text:style-name="P111"><text:span text:style-name="T91">4 cm</text:span></text:p></draw:text-box></draw:frame><draw:frame draw:style-name="gr8" draw:text-style-name="P112" svg:width="1.751cm" svg:height="0.664cm" svg:x="4.048cm" svg:y="3.371cm"><draw:text-box><text:p text:style-name="P111"><text:span text:style-name="T91">9,4 cm</text:span></text:p></draw:text-box></draw:frame></draw:g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p text:style-name="P33"><text:span text:style-name="_5f_livret"><text:span text:style-name="T54"/></text:span></text:p>
      <text:list xml:id="list120301591148656" text:continue-numbering="true" text:style-name="Num_5f_Exo">
        <text:list-header>
          <text:p text:style-name="P70"><text:span text:style-name="_5f_livret"><text:span text:style-name="T54"/></text:span></text:p>
        </text:list-header>
        <text:list-item>
          <text:p text:style-name="P86"><text:span text:style-name="_5f_livret"><text:span text:style-name="T54"> </text:span></text:span><text:span text:style-name="_5f_livret"><text:span text:style-name="T56">Soit un cube RSTUMNVH </text:span></text:span><text:span text:style-name="T78">de côté 2 cm. </text:span><text:span text:style-name="T79">Construis le </text:span><text:span text:style-name="_5f_livret"><text:span text:style-name="T57">patron de la pyramide SNRUV</text:span></text:span><text:span text:style-name="_5f_livret"><text:span text:style-name="T56">.</text:span></text:span></text:p>
        </text:list-item>
      </text:list>
      <text:p text:style-name="P32"><draw:g text:anchor-type="paragraph" draw:z-index="29" draw:name="Forme10" draw:style-name="gr1"><draw:frame draw:style-name="gr108" draw:text-style-name="P139" svg:width="0.733cm" svg:height="0.675cm" svg:x="5.001cm" svg:y="0.958cm"><draw:text-box><text:p text:style-name="P138"><text:span text:style-name="T101">S</text:span></text:p></draw:text-box></draw:frame><draw:frame draw:style-name="gr109" draw:text-style-name="P140" svg:width="0.805cm" svg:height="0.717cm" svg:x="2.662cm" svg:y="3.002cm"><draw:text-box><text:p text:style-name="P138"><text:span text:style-name="T102">V</text:span></text:p></draw:text-box></draw:frame><draw:line draw:style-name="gr110" draw:text-style-name="P141" svg:x1="3.888cm" svg:y1="0.736cm" svg:x2="5.796cm" svg:y2="0.736cm"><text:p/></draw:line><draw:line draw:style-name="gr111" draw:text-style-name="P142" svg:x1="5.795cm" svg:y1="0.736cm" svg:x2="5.795cm" svg:y2="2.652cm"><text:p/></draw:line><draw:frame draw:style-name="gr112" draw:text-style-name="P143" svg:width="0.81cm" svg:height="0.719cm" svg:x="5.555cm" svg:y="0.258cm"><draw:text-box><text:p text:style-name="P138"><text:span text:style-name="T101">R</text:span></text:p></draw:text-box></draw:frame><draw:frame draw:style-name="gr113" draw:text-style-name="P144" svg:width="0.874cm" svg:height="0.717cm" svg:x="3.209cm" svg:y="0.247cm"><draw:text-box><text:p text:style-name="P138"><text:span text:style-name="T101">M</text:span></text:p></draw:text-box></draw:frame><draw:line draw:style-name="gr114" draw:text-style-name="P145" svg:x1="3.216cm" svg:y1="1.214cm" svg:x2="3.216cm" svg:y2="3.13cm"><text:p/></draw:line><draw:line draw:style-name="gr115" draw:text-style-name="P146" svg:x1="5.127cm" svg:y1="1.214cm" svg:x2="5.127cm" svg:y2="3.13cm"><text:p/></draw:line><draw:line draw:style-name="gr116" draw:text-style-name="P147" svg:x1="3.214cm" svg:y1="1.201cm" svg:x2="5.129cm" svg:y2="1.215cm"><text:p/></draw:line><draw:line draw:style-name="gr117" draw:text-style-name="P148" svg:x1="3.216cm" svg:y1="3.129cm" svg:x2="5.127cm" svg:y2="3.129cm"><text:p/></draw:line><draw:line draw:style-name="gr118" draw:text-style-name="P149" svg:x1="5.104cm" svg:y1="1.216cm" svg:x2="5.81cm" svg:y2="0.736cm"><text:p/></draw:line><draw:line draw:style-name="gr119" draw:text-style-name="P150" svg:x1="5.104cm" svg:y1="3.131cm" svg:x2="5.81cm" svg:y2="2.651cm"><text:p/></draw:line><draw:line draw:style-name="gr120" draw:text-style-name="P151" svg:x1="3.193cm" svg:y1="1.216cm" svg:x2="3.9cm" svg:y2="0.736cm"><text:p/></draw:line><draw:line draw:style-name="gr121" draw:text-style-name="P152" svg:x1="3.193cm" svg:y1="3.131cm" svg:x2="3.9cm" svg:y2="2.651cm"><text:p/></draw:line><draw:line draw:style-name="gr122" draw:text-style-name="P153" svg:x1="3.888cm" svg:y1="2.651cm" svg:x2="5.796cm" svg:y2="2.651cm"><text:p/></draw:line><draw:line draw:style-name="gr123" draw:text-style-name="P154" svg:x1="3.888cm" svg:y1="0.736cm" svg:x2="3.888cm" svg:y2="2.652cm"><text:p/></draw:line><draw:frame draw:style-name="gr124" draw:text-style-name="P155" svg:width="0.828cm" svg:height="0.719cm" svg:x="2.6cm" svg:y="0.84cm"><draw:text-box><text:p text:style-name="P138"><text:span text:style-name="T101">N</text:span></text:p></draw:text-box></draw:frame><draw:frame draw:style-name="gr125" draw:text-style-name="P156" svg:width="0.828cm" svg:height="0.719cm" svg:x="3.755cm" svg:y="2.141cm"><draw:text-box><text:p text:style-name="P138"><text:span text:style-name="T101">H</text:span></text:p></draw:text-box></draw:frame><draw:frame draw:style-name="gr126" draw:text-style-name="P157" svg:width="0.779cm" svg:height="0.717cm" svg:x="4.868cm" svg:y="3.043cm"><draw:text-box><text:p text:style-name="P138"><text:span text:style-name="T101">T</text:span></text:p></draw:text-box></draw:frame><draw:line draw:style-name="gr127" draw:text-style-name="P158" svg:x1="5.769cm" svg:y1="0.743cm" svg:x2="3.228cm" svg:y2="1.2cm"><text:p/></draw:line><draw:line draw:style-name="gr128" draw:text-style-name="P158" svg:x1="5.769cm" svg:y1="2.658cm" svg:x2="3.216cm" svg:y2="3.099cm"><text:p/></draw:line><draw:frame draw:style-name="gr129" draw:text-style-name="P159" svg:width="0.825cm" svg:height="0.717cm" svg:x="5.616cm" svg:y="2.272cm"><draw:text-box><text:p text:style-name="P138"><text:span text:style-name="T101">U</text:span></text:p></draw:text-box></draw:frame><draw:line draw:style-name="gr130" draw:text-style-name="P128" svg:x1="5.125cm" svg:y1="1.219cm" svg:x2="3.216cm" svg:y2="3.087cm"><text:p/></draw:line><draw:line draw:style-name="gr130" draw:text-style-name="P128" svg:x1="5.125cm" svg:y1="1.247cm" svg:x2="5.79cm" svg:y2="2.658cm"><text:p/></draw:line></draw:g><text:span text:style-name="_5f_livret"><text:span text:style-name="T54"/></text:span></text:p>
      <text:p text:style-name="P32"><text:span text:style-name="_5f_livret"><text:span text:style-name="T54"/></text:span></text:p>
      <text:p text:style-name="P32"><text:span text:style-name="_5f_livret"><text:span text:style-name="T54"/></text:span></text:p>
      <text:p text:style-name="P32"><text:span text:style-name="_5f_livret"><text:span text:style-name="T54"/></text:span></text:p>
      <text:p text:style-name="P32"><draw:g text:anchor-type="paragraph" draw:z-index="58" draw:name="Forme29" draw:style-name="gr1"><draw:line draw:style-name="gr6" draw:text-style-name="P104" svg:x1="1.384cm" svg:y1="1.509cm" svg:x2="3.384cm" svg:y2="1.509cm"><text:p/></draw:line><draw:line draw:style-name="gr6" draw:text-style-name="P104" svg:x1="3.384cm" svg:y1="1.509cm" svg:x2="6.184cm" svg:y2="1.509cm"><text:p/></draw:line><draw:line draw:style-name="gr6" draw:text-style-name="P104" svg:x1="6.184cm" svg:y1="1.509cm" svg:x2="4.784cm" svg:y2="0.114cm"><text:p/></draw:line><draw:line draw:style-name="gr6" draw:text-style-name="P104" svg:x1="6.186cm" svg:y1="1.509cm" svg:x2="8.186cm" svg:y2="1.509cm"><text:p/></draw:line><draw:line draw:style-name="gr6" draw:text-style-name="P104" svg:x1="3.384cm" svg:y1="1.509cm" svg:x2="4.784cm" svg:y2="0.114cm"><text:p/></draw:line><draw:line draw:style-name="gr6" draw:text-style-name="P104" svg:x1="6.186cm" svg:y1="1.509cm" svg:x2="6.186cm" svg:y2="3.509cm"><text:p/></draw:line><draw:line draw:style-name="gr6" draw:text-style-name="P104" svg:x1="3.384cm" svg:y1="1.509cm" svg:x2="3.384cm" svg:y2="3.509cm"><text:p/></draw:line><draw:line draw:style-name="gr6" draw:text-style-name="P104" svg:x1="3.384cm" svg:y1="3.51cm" svg:x2="6.184cm" svg:y2="3.51cm"><text:p/></draw:line><draw:line draw:style-name="gr6" draw:text-style-name="P104" svg:x1="3.384cm" svg:y1="3.509cm" svg:x2="1.384cm" svg:y2="1.509cm"><text:p/></draw:line><draw:line draw:style-name="gr6" draw:text-style-name="P104" svg:x1="6.186cm" svg:y1="3.509cm" svg:x2="8.186cm" svg:y2="1.509cm"><text:p/></draw:line><draw:line draw:style-name="gr6" draw:text-style-name="P104" svg:x1="4.784cm" svg:y1="5.93cm" svg:x2="3.384cm" svg:y2="3.51cm"><text:p/></draw:line><draw:line draw:style-name="gr6" draw:text-style-name="P104" svg:x1="4.784cm" svg:y1="5.93cm" svg:x2="6.184cm" svg:y2="3.51cm"><text:p/></draw:line><draw:frame draw:style-name="gr7" draw:text-style-name="P106" svg:width="1.001cm" svg:height="0.659cm" draw:transform="rotate (-1.07250482535052) translate (4.17865277777778cm 4.24391666666667cm)"><draw:text-box><text:p text:style-name="P105"><text:span text:style-name="T88">//</text:span></text:p></draw:text-box></draw:frame><draw:frame draw:style-name="gr7" draw:text-style-name="P106" svg:width="1.001cm" svg:height="0.659cm" draw:transform="rotate (1.00914937350312) translate (4.87009722222222cm 5.10469444444444cm)"><draw:text-box><text:p text:style-name="P105"><text:span text:style-name="T88">//</text:span></text:p></draw:text-box></draw:frame><draw:frame draw:style-name="gr7" draw:text-style-name="P106" svg:width="1.001cm" svg:height="0.659cm" svg:x="4.308cm" svg:y="3.191cm"><draw:text-box><text:p text:style-name="P105"><text:span text:style-name="T88">//</text:span></text:p></draw:text-box></draw:frame><draw:frame draw:style-name="gr7" draw:text-style-name="P106" svg:width="0.999cm" svg:height="0.659cm" draw:transform="rotate (0.786619893873844) translate (6.72394444444444cm 2.55411111111111cm)"><draw:text-box><text:p text:style-name="P105"><text:span text:style-name="T88">//</text:span></text:p></draw:text-box></draw:frame><draw:frame draw:style-name="gr7" draw:text-style-name="P106" svg:width="1.001cm" svg:height="0.659cm" draw:transform="rotate (-0.785398163397448) translate (2.21544444444444cm 1.89088888888889cm)"><draw:text-box><text:p text:style-name="P105"><text:span text:style-name="T88">//</text:span></text:p></draw:text-box></draw:frame><draw:frame draw:style-name="gr7" draw:text-style-name="P106" svg:width="1.001cm" svg:height="0.659cm" svg:x="4.308cm" svg:y="1.212cm"><draw:text-box><text:p text:style-name="P105"><text:span text:style-name="T88">//</text:span></text:p></draw:text-box></draw:frame><draw:frame draw:style-name="gr7" draw:text-style-name="P106" svg:width="1.001cm" svg:height="0.659cm" svg:x="1.923cm" svg:y="1.203cm"><draw:text-box><text:p text:style-name="P105"><text:span text:style-name="T88">/</text:span></text:p></draw:text-box></draw:frame><draw:frame draw:style-name="gr7" draw:text-style-name="P106" svg:width="1.001cm" svg:height="0.659cm" draw:transform="rotate (1.5707963267949) translate (5.88609722222222cm 3.01801388888889cm)"><draw:text-box><text:p text:style-name="P105"><text:span text:style-name="T88">/</text:span></text:p></draw:text-box></draw:frame><draw:frame draw:style-name="gr7" draw:text-style-name="P106" svg:width="0.999cm" svg:height="0.659cm" draw:transform="rotate (0.786619893873844) translate (3.540125cm 0.931333333333333cm)"><draw:text-box><text:p text:style-name="P105"><text:span text:style-name="T88">/</text:span></text:p></draw:text-box></draw:frame><draw:frame draw:style-name="gr7" draw:text-style-name="P106" svg:width="0.999cm" svg:height="0.659cm" draw:transform="rotate (-0.786619893873844) translate (5.38868055555556cm 0.248708333333333cm)"><draw:text-box><text:p text:style-name="P105"><text:span text:style-name="T88">/</text:span></text:p></draw:text-box></draw:frame><draw:frame draw:style-name="gr8" draw:text-style-name="P107" svg:width="2.329cm" svg:height="0.664cm" svg:x="3.623cm" svg:y="2.87cm"><draw:text-box><text:p text:style-name="P105"><text:span text:style-name="T89">2,8 cm</text:span></text:p></draw:text-box></draw:frame><draw:frame draw:style-name="gr7" draw:text-style-name="P106" svg:width="1.001cm" svg:height="0.659cm" draw:transform="rotate (1.5707963267949) translate (3.07093055555556cm 3.01801388888889cm)"><draw:text-box><text:p text:style-name="P105"><text:span text:style-name="T88">/</text:span></text:p></draw:text-box></draw:frame><draw:frame draw:style-name="gr8" draw:text-style-name="P107" svg:width="1.814cm" svg:height="0.664cm" draw:transform="rotate (1.5707963267949) translate (3.34609722222222cm 3.41136111111111cm)"><draw:text-box><text:p text:style-name="P105"><text:span text:style-name="T89">2 cm</text:span></text:p></draw:text-box></draw:frame><draw:frame draw:style-name="gr8" draw:text-style-name="P107" svg:width="0.828cm" svg:height="0.664cm" svg:x="2.814cm" svg:y="0.956cm"><draw:text-box><text:p text:style-name="P105"><text:span text:style-name="T89">N</text:span></text:p></draw:text-box></draw:frame><draw:frame draw:style-name="gr8" draw:text-style-name="P107" svg:width="0.828cm" svg:height="0.664cm" svg:x="5.946cm" svg:y="0.965cm"><draw:text-box><text:p text:style-name="P105"><text:span text:style-name="T89">R</text:span></text:p></draw:text-box></draw:frame><draw:frame draw:style-name="gr8" draw:text-style-name="P107" svg:width="0.828cm" svg:height="0.664cm" svg:x="5.982cm" svg:y="3.371cm"><draw:text-box><text:p text:style-name="P105"><text:span text:style-name="T89">U</text:span></text:p></draw:text-box></draw:frame><draw:frame draw:style-name="gr8" draw:text-style-name="P107" svg:width="0.828cm" svg:height="0.664cm" svg:x="2.796cm" svg:y="3.412cm"><draw:text-box><text:p text:style-name="P105"><text:span text:style-name="T89">V</text:span></text:p></draw:text-box></draw:frame><draw:frame draw:style-name="gr7" draw:text-style-name="P106" svg:width="0.999cm" svg:height="0.659cm" svg:x="6.647cm" svg:y="1.193cm"><draw:text-box><text:p text:style-name="P105"><text:span text:style-name="T88">/</text:span></text:p></draw:text-box></draw:frame></draw:g></text:p>
      <text:p text:style-name="P32"/>
      <text:list xml:id="list120302135874153" text:continue-numbering="true" text:style-name="Num_5f_Exo">
        <text:list-header>
          <text:p text:style-name="P70"><text:span text:style-name="_5f_livret"><text:span text:style-name="T54"/></text:span></text:p>
          <text:p text:style-name="P70"><text:span text:style-name="_5f_livret"><text:span text:style-name="T54"/></text:span></text:p>
          <text:p text:style-name="P70"><text:span text:style-name="_5f_livret"><text:span text:style-name="T54"/></text:span></text:p>
          <text:p text:style-name="P70"><text:span text:style-name="_5f_livret"><text:span text:style-name="T54"/></text:span></text:p>
        </text:list-header>
      </text:list>
      <text:p text:style-name="P32"/>
      <text:list xml:id="list120302868116824" text:continue-numbering="true" text:style-name="Num_5f_Exo">
        <text:list-item>
          <text:p text:style-name="P79"><text:span text:style-name="_5f_livret"><text:span text:style-name="T49"> </text:span></text:span><text:span text:style-name="T58">On a dessiné un chemin en rouge sur cette représentation en perspective d’un prisme droit.</text:span></text:p>
        </text:list-item>
      </text:list>
      <text:p text:style-name="P34"><draw:g text:anchor-type="paragraph" draw:z-index="32" draw:name="Forme10" draw:style-name="gr1"><draw:g draw:style-name="gr9"><draw:line draw:style-name="gr100" draw:text-style-name="P102" svg:x1="6.857cm" svg:y1="1.61cm" svg:x2="3.857cm" svg:y2="1.61cm"><text:p/></draw:line><draw:line draw:style-name="gr101" draw:text-style-name="P136" svg:x1="2.456cm" svg:y1="2.234cm" svg:x2="5.459cm" svg:y2="2.234cm"><text:p/></draw:line><draw:line draw:style-name="gr101" draw:text-style-name="P136" svg:x1="2.456cm" svg:y1="2.236cm" svg:x2="3.953cm" svg:y2="0.739cm"><text:p/></draw:line><draw:line draw:style-name="gr101" draw:text-style-name="P136" svg:x1="3.953cm" svg:y1="0.726cm" svg:x2="5.469cm" svg:y2="2.242cm"><text:p/></draw:line><draw:line draw:style-name="gr102" draw:text-style-name="P136" svg:x1="3.838cm" svg:y1="1.618cm" svg:x2="5.335cm" svg:y2="0.121cm"><text:p/></draw:line><draw:line draw:style-name="gr101" draw:text-style-name="P136" svg:x1="5.333cm" svg:y1="0.111cm" svg:x2="6.849cm" svg:y2="1.627cm"><text:p/></draw:line><draw:line draw:style-name="gr101" draw:text-style-name="P136" svg:x1="3.95cm" svg:y1="0.743cm" svg:x2="5.344cm" svg:y2="0.111cm"><text:p/></draw:line><draw:line draw:style-name="gr102" draw:text-style-name="P136" svg:x1="2.463cm" svg:y1="2.24cm" svg:x2="3.857cm" svg:y2="1.608cm"><text:p/></draw:line><draw:line draw:style-name="gr101" draw:text-style-name="P136" svg:x1="5.452cm" svg:y1="2.24cm" svg:x2="6.846cm" svg:y2="1.608cm"><text:p/></draw:line><draw:custom-shape draw:style-name="gr103" draw:text-style-name="P103" svg:width="0.202cm" svg:height="0.202cm" svg:x="3.956cm" svg:y="2.028cm"><text:p/><draw:enhanced-geometry svg:viewBox="0 0 21600 21600" draw:type="rectangle" draw:enhanced-path="M 0 0 L 21600 0 21600 21600 0 21600 0 0 Z N"/></draw:custom-shape><draw:line draw:style-name="gr100" draw:text-style-name="P102" svg:x1="6.857cm" svg:y1="1.61cm" svg:x2="3.957cm" svg:y2="2.21cm"><text:p/></draw:line><draw:line draw:style-name="gr100" draw:text-style-name="P102" svg:x1="3.957cm" svg:y1="0.71cm" svg:x2="3.857cm" svg:y2="1.61cm"><text:p/></draw:line><draw:line draw:style-name="gr104" draw:text-style-name="P102" svg:x1="3.957cm" svg:y1="0.731cm" svg:x2="3.957cm" svg:y2="2.231cm"><text:p/></draw:line></draw:g><draw:frame draw:style-name="gr105" draw:text-style-name="P137" svg:width="1.101cm" svg:height="0.701cm" svg:x="4.357cm" svg:y="1.109cm"><draw:text-box><text:p text:style-name="P108"><text:span text:style-name="T100">/</text:span></text:p></draw:text-box></draw:frame><draw:frame draw:style-name="gr105" draw:text-style-name="P137" svg:width="1.101cm" svg:height="0.701cm" svg:x="2.956cm" svg:y="1.109cm"><draw:text-box><text:p text:style-name="P108"><text:span text:style-name="T100">/</text:span></text:p></draw:text-box></draw:frame><draw:line draw:style-name="gr106" draw:text-style-name="P102" svg:x1="2.457cm" svg:y1="2.41cm" svg:x2="5.457cm" svg:y2="2.41cm"><text:p/></draw:line><draw:frame draw:style-name="gr107" draw:text-style-name="P137" svg:width="1.301cm" svg:height="0.659cm" svg:x="3.357cm" svg:y="2.409cm"><draw:text-box><text:p text:style-name="P108"><text:span text:style-name="T100">3 cm</text:span></text:p></draw:text-box></draw:frame><draw:frame draw:style-name="gr107" draw:text-style-name="P137" svg:width="1.601cm" svg:height="0.659cm" draw:transform="rotate (0.792379480405426) translate (2.16605555555556cm 1.57515277777778cm)"><draw:text-box><text:p text:style-name="P108"><text:span text:style-name="T100">2,5 cm</text:span></text:p></draw:text-box></draw:frame><draw:frame draw:style-name="gr107" draw:text-style-name="P137" svg:width="1.301cm" svg:height="0.659cm" draw:transform="rotate (0.470366233412472) translate (5.60563888888889cm 2.13430555555556cm)"><draw:text-box><text:p text:style-name="P108"><text:span text:style-name="T100">6 cm</text:span></text:p></draw:text-box></draw:frame></draw:g></text:p>
      <text:p text:style-name="P34"/>
      <text:p text:style-name="P34"/>
      <text:p text:style-name="P34"/>
      <text:p text:style-name="P37"/>
      <text:p text:style-name="P30"><draw:g text:anchor-type="paragraph" draw:z-index="53" draw:name="Forme24" draw:style-name="gr1"><draw:line draw:style-name="gr22" draw:text-style-name="P103" svg:x1="8.589cm" svg:y1="2.623cm" svg:x2="0.589cm" svg:y2="2.623cm"><text:p/></draw:line><draw:line draw:style-name="gr22" draw:text-style-name="P103" svg:x1="0.589cm" svg:y1="8.623cm" svg:x2="0.589cm" svg:y2="2.623cm"><text:p/></draw:line><draw:line draw:style-name="gr22" draw:text-style-name="P103" svg:x1="8.589cm" svg:y1="8.623cm" svg:x2="0.589cm" svg:y2="8.623cm"><text:p/></draw:line><draw:line draw:style-name="gr22" draw:text-style-name="P103" svg:x1="3.085cm" svg:y1="8.623cm" svg:x2="3.085cm" svg:y2="2.623cm"><text:p/></draw:line><draw:line draw:style-name="gr22" draw:text-style-name="P103" svg:x1="6.077cm" svg:y1="8.637cm" svg:x2="6.077cm" svg:y2="2.637cm"><text:p/></draw:line><draw:line draw:style-name="gr22" draw:text-style-name="P103" svg:x1="8.587cm" svg:y1="8.623cm" svg:x2="8.587cm" svg:y2="2.623cm"><text:p/></draw:line><draw:line draw:style-name="gr22" draw:text-style-name="P103" svg:x1="4.591cm" svg:y1="0.638cm" svg:x2="3.085cm" svg:y2="2.623cm"><text:p/></draw:line><draw:line draw:style-name="gr22" draw:text-style-name="P103" svg:x1="6.077cm" svg:y1="2.623cm" svg:x2="4.59cm" svg:y2="0.638cm"><text:p/></draw:line><draw:custom-shape draw:style-name="gr23" draw:text-style-name="P103" svg:width="0.251cm" svg:height="0.251cm" svg:x="4.578cm" svg:y="8.626cm"><text:p/><draw:enhanced-geometry svg:viewBox="0 0 21600 21600" draw:type="rectangle" draw:enhanced-path="M 0 0 L 21600 0 21600 21600 0 21600 0 0 Z N"/></draw:custom-shape><draw:line draw:style-name="gr22" draw:text-style-name="P103" svg:x1="4.572cm" svg:y1="10.608cm" svg:x2="3.085cm" svg:y2="8.623cm"><text:p/></draw:line><draw:line draw:style-name="gr24" draw:text-style-name="P103" svg:x1="4.575cm" svg:y1="8.623cm" svg:x2="4.575cm" svg:y2="10.604cm"><text:p/></draw:line><draw:line draw:style-name="gr24" draw:text-style-name="P103" svg:x1="6.077cm" svg:y1="2.623cm" svg:x2="4.575cm" svg:y2="8.623cm"><text:p/></draw:line><draw:line draw:style-name="gr24" draw:text-style-name="P103" svg:x1="6.078cm" svg:y1="2.623cm" svg:x2="3.085cm" svg:y2="2.623cm"><text:p/></draw:line><draw:line draw:style-name="gr24" draw:text-style-name="P103" svg:x1="3.086cm" svg:y1="2.623cm" svg:x2="0.589cm" svg:y2="8.623cm"><text:p/></draw:line><draw:line draw:style-name="gr22" draw:text-style-name="P103" svg:x1="6.077cm" svg:y1="8.637cm" svg:x2="4.571cm" svg:y2="10.622cm"><text:p/></draw:line><draw:frame draw:style-name="gr25" draw:text-style-name="P114" svg:width="3.751cm" svg:height="1.116cm" svg:x="0.002cm" svg:y="9.407cm"><draw:text-box><text:p text:style-name="P111"><text:span text:style-name="T93">Ces deux points se superposent bien par pliage !</text:span></text:p></draw:text-box></draw:frame><draw:line draw:style-name="gr26" draw:text-style-name="P103" svg:x1="1.388cm" svg:y1="9.409cm" svg:x2="0.638cm" svg:y2="8.659cm"><text:p/></draw:line><draw:line draw:style-name="gr26" draw:text-style-name="P103" svg:x1="3.503cm" svg:y1="10.16cm" svg:x2="4.465cm" svg:y2="10.603cm"><text:p/></draw:line></draw:g><text:span text:style-name="T51">C</text:span><text:span text:style-name="T52">onstruis le patron de ce prisme et reproduis l</text:span><text:span text:style-name="T73">e chemin sur celui-ci.</text:span></text:p>
      <text:p text:style-name="P30"/>
      <text:p text:style-name="P34"/>
      <text:p text:style-name="P34"/>
      <text:p text:style-name="P34"/>
      <text:p text:style-name="P34"/>
      <text:p text:style-name="P34"/>
      <text:p text:style-name="P45"/>
      <text:p text:style-name="P34"/>
      <text:p text:style-name="P34"/>
      <text:p text:style-name="P34"/>
      <text:p text:style-name="P34"/>
      <text:p text:style-name="P34"/>
      <text:p text:style-name="P46"/>
      <text:list xml:id="list120301726092145" text:continue-numbering="true" text:style-name="Num_5f_Exo">
        <text:list-item>
          <text:p text:style-name="P67"><text:span text:style-name="T16"> </text:span><text:span text:style-name="T20">Pour chacune des figures proposées, indique s’il s’agit d’une vue du dessus, </text:span><text:span text:style-name="T21">un</text:span><text:span text:style-name="T22">e</text:span><text:span text:style-name="T21"> vue </text:span><text:span text:style-name="T20">de dessous, </text:span><text:span text:style-name="T21">un</text:span><text:span text:style-name="T22">e</text:span><text:span text:style-name="T21"> vue </text:span><text:span text:style-name="T20">de gauche ou </text:span><text:span text:style-name="T21">une vue </text:span><text:span text:style-name="T20">de droite </text:span><text:span text:style-name="T22">du solide </text:span><text:span text:style-name="T23">représenté</text:span><text:span text:style-name="T24">.</text:span></text:p>
        </text:list-item>
      </text:list>
      <text:p text:style-name="P39"><draw:g text:anchor-type="paragraph" draw:z-index="41" draw:name="Forme12" draw:style-name="gr1"><draw:line draw:style-name="gr22" draw:text-style-name="P118" svg:x1="0.469cm" svg:y1="0.194cm" svg:x2="1.41cm" svg:y2="0.656cm"><text:p/></draw:line><draw:line draw:style-name="gr22" draw:text-style-name="P118" svg:x1="0.469cm" svg:y1="2.965cm" svg:x2="2.351cm" svg:y2="3.888cm"><text:p/></draw:line><draw:line draw:style-name="gr22" draw:text-style-name="P118" svg:x1="0.469cm" svg:y1="0.194cm" svg:x2="0.469cm" svg:y2="2.964cm"><text:p/></draw:line><draw:line draw:style-name="gr22" draw:text-style-name="P118" svg:x1="1.411cm" svg:y1="0.658cm" svg:x2="1.411cm" svg:y2="2.505cm"><text:p/></draw:line><draw:line draw:style-name="gr22" draw:text-style-name="P118" svg:x1="1.411cm" svg:y1="-0.265cm" svg:x2="2.352cm" svg:y2="0.197cm"><text:p/></draw:line><draw:line draw:style-name="gr22" draw:text-style-name="P118" svg:x1="1.411cm" svg:y1="2.503cm" svg:x2="2.352cm" svg:y2="2.965cm"><text:p/></draw:line><draw:line draw:style-name="gr22" draw:text-style-name="P118" svg:x1="1.411cm" svg:y1="0.656cm" svg:x2="2.352cm" svg:y2="0.194cm"><text:p/></draw:line><draw:line draw:style-name="gr22" draw:text-style-name="P118" svg:x1="2.353cm" svg:y1="2.039cm" svg:x2="3.294cm" svg:y2="2.501cm"><text:p/></draw:line><draw:line draw:style-name="gr22" draw:text-style-name="P118" svg:x1="2.353cm" svg:y1="0.194cm" svg:x2="2.353cm" svg:y2="2.041cm"><text:p/></draw:line><draw:line draw:style-name="gr22" draw:text-style-name="P118" svg:x1="0.469cm" svg:y1="0.197cm" svg:x2="1.41cm" svg:y2="-0.265cm"><text:p/></draw:line><draw:line draw:style-name="gr22" draw:text-style-name="P118" svg:x1="2.353cm" svg:y1="2.965cm" svg:x2="3.294cm" svg:y2="2.503cm"><text:p/></draw:line><draw:line draw:style-name="gr22" draw:text-style-name="P118" svg:x1="2.353cm" svg:y1="3.891cm" svg:x2="3.294cm" svg:y2="3.429cm"><text:p/></draw:line><draw:line draw:style-name="gr22" draw:text-style-name="P118" svg:x1="2.353cm" svg:y1="3.888cm" svg:x2="2.353cm" svg:y2="2.965cm"><text:p/></draw:line><draw:line draw:style-name="gr22" draw:text-style-name="P118" svg:x1="3.293cm" svg:y1="3.426cm" svg:x2="3.293cm" svg:y2="2.503cm"><text:p/></draw:line><draw:line draw:style-name="gr22" draw:text-style-name="P118" svg:x1="5.18cm" svg:y1="0.194cm" svg:x2="5.18cm" svg:y2="2.964cm"><text:p/></draw:line><draw:line draw:style-name="gr22" draw:text-style-name="P118" svg:x1="6.117cm" svg:y1="0.194cm" svg:x2="6.117cm" svg:y2="2.041cm"><text:p/></draw:line><draw:line draw:style-name="gr22" draw:text-style-name="P118" svg:x1="7.056cm" svg:y1="2.039cm" svg:x2="7.056cm" svg:y2="2.962cm"><text:p/></draw:line><draw:line draw:style-name="gr22" draw:text-style-name="P118" svg:x1="5.18cm" svg:y1="2.965cm" svg:x2="7.062cm" svg:y2="2.965cm"><text:p/></draw:line><draw:line draw:style-name="gr22" draw:text-style-name="P118" svg:x1="6.117cm" svg:y1="2.039cm" svg:x2="7.058cm" svg:y2="2.039cm"><text:p/></draw:line><draw:line draw:style-name="gr22" draw:text-style-name="P118" svg:x1="5.18cm" svg:y1="0.194cm" svg:x2="6.121cm" svg:y2="0.194cm"><text:p/></draw:line><draw:frame draw:style-name="gr29" draw:text-style-name="P120" svg:width="3.296cm" svg:height="1.655cm" svg:x="4.703cm" svg:y="2.811cm"><draw:text-box><text:p text:style-name="P119"><text:span text:style-name="T96">Vue de </text:span></text:p><text:p text:style-name="P119"><text:span text:style-name="T97">gauche</text:span></text:p></draw:text-box></draw:frame><draw:line draw:style-name="gr22" draw:text-style-name="P118" svg:x1="0.469cm" svg:y1="5.737cm" svg:x2="2.351cm" svg:y2="5.737cm"><text:p/></draw:line><draw:line draw:style-name="gr22" draw:text-style-name="P118" svg:x1="0.469cm" svg:y1="6.66cm" svg:x2="2.351cm" svg:y2="6.66cm"><text:p/></draw:line><draw:line draw:style-name="gr22" draw:text-style-name="P118" svg:x1="5.18cm" svg:y1="5.737cm" svg:x2="7.062cm" svg:y2="5.737cm"><text:p/></draw:line><draw:line draw:style-name="gr22" draw:text-style-name="P118" svg:x1="5.18cm" svg:y1="6.66cm" svg:x2="7.062cm" svg:y2="6.66cm"><text:p/></draw:line><draw:line draw:style-name="gr22" draw:text-style-name="P118" svg:x1="7.056cm" svg:y1="5.737cm" svg:x2="7.056cm" svg:y2="6.66cm"><text:p/></draw:line><draw:line draw:style-name="gr22" draw:text-style-name="P118" svg:x1="6.117cm" svg:y1="5.737cm" svg:x2="6.117cm" svg:y2="6.66cm"><text:p/></draw:line><draw:line draw:style-name="gr22" draw:text-style-name="P118" svg:x1="5.18cm" svg:y1="5.737cm" svg:x2="5.18cm" svg:y2="6.66cm"><text:p/></draw:line><draw:line draw:style-name="gr22" draw:text-style-name="P118" svg:x1="2.353cm" svg:y1="5.737cm" svg:x2="2.353cm" svg:y2="6.66cm"><text:p/></draw:line><draw:line draw:style-name="gr22" draw:text-style-name="P118" svg:x1="0.469cm" svg:y1="5.737cm" svg:x2="0.469cm" svg:y2="6.66cm"><text:p/></draw:line><draw:frame draw:style-name="gr29" draw:text-style-name="P120" svg:width="3.296cm" svg:height="1.655cm" svg:x="4.703cm" svg:y="6.51cm"><draw:text-box><text:p text:style-name="P119"><text:span text:style-name="T96">Vue de </text:span></text:p><text:p text:style-name="P119"><text:span text:style-name="T97">dessus</text:span></text:p></draw:text-box></draw:frame><draw:frame draw:style-name="gr29" draw:text-style-name="P120" svg:width="3.297cm" svg:height="1.655cm" svg:x="0.002cm" svg:y="6.51cm"><draw:text-box><text:p text:style-name="P119"><text:span text:style-name="T96">Vue de </text:span></text:p><text:p text:style-name="P119"><text:span text:style-name="T97">dessous</text:span></text:p></draw:text-box></draw:frame></draw:g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20301454580818" text:continue-numbering="true" text:style-name="Num_5f_Exo">
        <text:list-item>
          <text:h text:style-name="P97" text:outline-level="1"><draw:g text:anchor-type="paragraph" draw:z-index="35" draw:name="Forme15" draw:style-name="gr51"><draw:ellipse draw:style-name="gr52" draw:text-style-name="P122" svg:width="1.791cm" svg:height="1.629cm" svg:x="7.398cm" svg:y="1.14cm" draw:kind="arc" draw:start-angle="180" draw:end-angle="359"><text:p/></draw:ellipse><draw:line draw:style-name="gr53" draw:text-style-name="P122" svg:x1="7.397cm" svg:y1="1.951cm" svg:x2="8.289cm" svg:y2="0.167cm"><text:p/></draw:line><draw:line draw:style-name="gr54" draw:text-style-name="P122" svg:x1="8.292cm" svg:y1="0.167cm" svg:x2="9.183cm" svg:y2="1.966cm"><text:p/></draw:line><draw:custom-shape draw:style-name="gr55" draw:text-style-name="P123" svg:width="1.779cm" svg:height="0.385cm" svg:x="7.4cm" svg:y="1.7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124" svg:width="1.779cm" svg:height="0.382cm" svg:x="7.409cm" svg:y="1.784cm"><text:p/><draw:enhanced-geometry svg:viewBox="0 0 21600 21600" draw:mirror-vertical="true" draw:mirror-horizontal="false" draw:type="block-arc" draw:modifiers="-179.613999409691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T16"> </text:span><text:span text:style-name="T18">Un culbuto est un solide composé d’une demi-sphère surmontée d’un cône de révolution de même diamètre. Le diamètre du cône est de </text:span><text:span text:style-name="T19">4</text:span><text:span text:style-name="T18"> cm et sa hauteur de 3,6 cm.</text:span></text:h>
          <text:h text:style-name="P98" text:outline-level="1">Construis en vraie grandeur une vue de côté puis une vue de dessous de ce culbuto.</text:h>
        </text:list-item>
      </text:list>
      <text:section text:style-name="Sect1" text:name="Section8">
        <text:h text:style-name="P99" text:outline-level="1"/>
        <text:h text:style-name="P99" text:outline-level="1"><draw:g text:anchor-type="paragraph" draw:z-index="54" draw:name="Forme25" draw:style-name="gr1"><draw:line draw:style-name="gr19" draw:text-style-name="P103" svg:x1="0cm" svg:y1="3.466cm" svg:x2="2cm" svg:y2="3.466cm"><text:p/></draw:line><draw:line draw:style-name="gr19" draw:text-style-name="P103" svg:x1="2cm" svg:y1="3.466cm" svg:x2="2cm" svg:y2="-0.134cm"><text:p/></draw:line><draw:line draw:style-name="gr19" draw:text-style-name="P103" svg:x1="2cm" svg:y1="3.466cm" svg:x2="4cm" svg:y2="3.466cm"><text:p/></draw:line><draw:line draw:style-name="gr6" draw:text-style-name="P103" svg:x1="2cm" svg:y1="-0.134cm" svg:x2="4cm" svg:y2="3.466cm"><text:p/></draw:line><draw:circle draw:style-name="gr20" draw:text-style-name="P102" svg:width="4.001cm" svg:height="4.001cm" svg:x="0cm" svg:y="1.466cm" draw:kind="arc" draw:start-angle="180.58" draw:end-angle="359.97"><text:p/></draw:circle><draw:line draw:style-name="gr6" draw:text-style-name="P103" svg:x1="2cm" svg:y1="-0.134cm" svg:x2="0cm" svg:y2="3.466cm"><text:p/></draw:line><draw:frame draw:style-name="gr21" draw:text-style-name="P113" svg:width="4.001cm" svg:height="0.701cm" svg:x="0cm" svg:y="5.766cm"><draw:text-box><text:p text:style-name="P111"><text:span text:style-name="T92">vue de côté</text:span></text:p></draw:text-box></draw:frame><draw:frame draw:style-name="gr21" draw:text-style-name="P112" svg:width="4.001cm" svg:height="0.701cm" svg:x="0cm" svg:y="3.466cm"><draw:text-box><text:p text:style-name="P111"><text:span text:style-name="T91">4 cm</text:span></text:p></draw:text-box></draw:frame><draw:frame draw:style-name="gr21" draw:text-style-name="P112" svg:width="2.749cm" svg:height="0.701cm" draw:transform="rotate (1.57533418285008) translate (1.93675cm 3.37079166666667cm)"><draw:text-box><text:p text:style-name="P111"><text:span text:style-name="T91">3,6 cm</text:span></text:p></draw:text-box></draw:frame></draw:g></text:h>
        <text:h text:style-name="P99" text:outline-level="1"/>
        <text:h text:style-name="P99" text:outline-level="1"/>
        <text:h text:style-name="P99" text:outline-level="1"><draw:g text:anchor-type="paragraph" draw:z-index="55" draw:name="Forme26" draw:style-name="gr1"><draw:line draw:style-name="gr19" draw:text-style-name="P103" svg:x1="5.277cm" svg:y1="1.636cm" svg:x2="7.277cm" svg:y2="1.636cm"><text:p/></draw:line><draw:line draw:style-name="gr19" draw:text-style-name="P103" svg:x1="7.277cm" svg:y1="1.636cm" svg:x2="9.277cm" svg:y2="1.636cm"><text:p/></draw:line><draw:circle draw:style-name="gr20" draw:text-style-name="P102" svg:width="4.001cm" svg:height="4.001cm" svg:x="5.278cm" svg:y="-0.365cm" draw:kind="arc" draw:start-angle="180.58" draw:end-angle="359.97"><text:p/></draw:circle><draw:circle draw:style-name="gr20" draw:text-style-name="P102" svg:width="4cm" svg:height="4cm" draw:transform="skewX (0.000523598775598299) rotate (3.1398473243378) translate (9.27629166666667cm 3.64419444444444cm)" draw:kind="arc" draw:start-angle="180.58" draw:end-angle="359.97"><text:p/></draw:circle><draw:frame draw:style-name="gr21" draw:text-style-name="P112" svg:width="4.001cm" svg:height="0.701cm" svg:x="5.278cm" svg:y="1.637cm"><draw:text-box><text:p text:style-name="P111"><text:span text:style-name="T91">4 cm</text:span></text:p></draw:text-box></draw:frame><draw:frame draw:style-name="gr21" draw:text-style-name="P113" svg:width="4cm" svg:height="0.701cm" svg:x="5.38cm" svg:y="3.935cm"><draw:text-box><text:p text:style-name="P111"><text:span text:style-name="T92">vue de dessous</text:span></text:p></draw:text-box></draw:frame></draw:g></text:h>
        <text:h text:style-name="P99" text:outline-level="1"/>
        <text:h text:style-name="P99" text:outline-level="1"/>
        <text:h text:style-name="P99" text:outline-level="1"/>
        <text:h text:style-name="P99" text:outline-level="1"/>
        <text:h text:style-name="P99" text:outline-level="1"/>
        <text:h text:style-name="P99" text:outline-level="1"/>
        <text:h text:style-name="P99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  <text:h text:style-name="P100" text:outline-level="1"/>
      </text:section>
      <text:list xml:id="list120303133749427" text:continue-numbering="true" text:style-name="Num_5f_Exo">
        <text:list-header>
          <text:h text:style-name="P96" text:outline-level="1"/>
        </text:list-header>
        <text:list-item>
          <text:h text:style-name="P101" text:outline-level="1"><text:span text:style-name="T16"> P</text:span><text:span text:style-name="T17">ropose trois solides dont le schéma ci-après est une vue de dessus, mais qui ont des vues de côtés différentes.</text:span></text:h>
        </text:list-item>
      </text:list>
      <text:p text:style-name="P35"><draw:g text:anchor-type="paragraph" draw:z-index="30" draw:name="Forme13" draw:style-name="gr1"><draw:line draw:style-name="gr22" draw:text-style-name="P118" svg:x1="2.824cm" svg:y1="0.203cm" svg:x2="5.824cm" svg:y2="0.203cm"><text:p/></draw:line><draw:line draw:style-name="gr22" draw:text-style-name="P118" svg:x1="2.824cm" svg:y1="1.203cm" svg:x2="5.824cm" svg:y2="1.203cm"><text:p/></draw:line><draw:line draw:style-name="gr22" draw:text-style-name="P118" svg:x1="5.824cm" svg:y1="0.203cm" svg:x2="5.824cm" svg:y2="1.203cm"><text:p/></draw:line><draw:line draw:style-name="gr22" draw:text-style-name="P118" svg:x1="3.824cm" svg:y1="0.203cm" svg:x2="3.824cm" svg:y2="1.203cm"><text:p/></draw:line><draw:line draw:style-name="gr22" draw:text-style-name="P118" svg:x1="2.824cm" svg:y1="0.203cm" svg:x2="2.824cm" svg:y2="1.203cm"><text:p/></draw:line></draw:g></text:p>
      <text:p text:style-name="P35"/>
      <text:p text:style-name="P35"/>
      <text:p text:style-name="P35"><draw:g text:anchor-type="paragraph" draw:z-index="52" draw:name="Forme23" draw:style-name="gr1"><draw:g draw:style-name="gr9"><draw:line draw:style-name="gr6" draw:text-style-name="P103" svg:x1="2.697cm" svg:y1="0.942cm" svg:x2="2.697cm" svg:y2="2.749cm"><text:p/></draw:line><draw:line draw:style-name="gr6" draw:text-style-name="P103" svg:x1="2.697cm" svg:y1="0.944cm" svg:x2="1.908cm" svg:y2="0.707cm"><text:p/></draw:line><draw:line draw:style-name="gr6" draw:text-style-name="P103" svg:x1="1.908cm" svg:y1="0.707cm" svg:x2="1.908cm" svg:y2="3.418cm"><text:p/></draw:line><draw:line draw:style-name="gr6" draw:text-style-name="P103" svg:x1="4.269cm" svg:y1="4.124cm" svg:x2="1.908cm" svg:y2="3.415cm"><text:p/></draw:line><draw:line draw:style-name="gr6" draw:text-style-name="P103" svg:x1="4.274cm" svg:y1="3.221cm" svg:x2="4.274cm" svg:y2="4.125cm"><text:p/></draw:line><draw:line draw:style-name="gr6" draw:text-style-name="P103" svg:x1="4.271cm" svg:y1="3.223cm" svg:x2="2.697cm" svg:y2="2.75cm"><text:p/></draw:line><draw:line draw:style-name="gr6" draw:text-style-name="P103" svg:x1="3.334cm" svg:y1="0.651cm" svg:x2="2.697cm" svg:y2="0.942cm"><text:p/></draw:line><draw:line draw:style-name="gr6" draw:text-style-name="P103" svg:x1="2.545cm" svg:y1="0.416cm" svg:x2="1.908cm" svg:y2="0.707cm"><text:p/></draw:line><draw:line draw:style-name="gr6" draw:text-style-name="P103" svg:x1="3.334cm" svg:y1="2.459cm" svg:x2="2.697cm" svg:y2="2.75cm"><text:p/></draw:line><draw:line draw:style-name="gr6" draw:text-style-name="P103" svg:x1="4.911cm" svg:y1="2.93cm" svg:x2="4.274cm" svg:y2="3.221cm"><text:p/></draw:line><draw:line draw:style-name="gr6" draw:text-style-name="P103" svg:x1="4.911cm" svg:y1="3.833cm" svg:x2="4.274cm" svg:y2="4.124cm"><text:p/></draw:line><draw:line draw:style-name="gr6" draw:text-style-name="P103" svg:x1="4.909cm" svg:y1="2.93cm" svg:x2="4.909cm" svg:y2="3.834cm"><text:p/></draw:line><draw:line draw:style-name="gr6" draw:text-style-name="P103" svg:x1="3.334cm" svg:y1="0.651cm" svg:x2="3.334cm" svg:y2="2.458cm"><text:p/></draw:line><draw:line draw:style-name="gr6" draw:text-style-name="P103" svg:x1="4.908cm" svg:y1="2.932cm" svg:x2="3.334cm" svg:y2="2.459cm"><text:p/></draw:line><draw:line draw:style-name="gr6" draw:text-style-name="P103" svg:x1="3.337cm" svg:y1="0.653cm" svg:x2="2.548cm" svg:y2="0.416cm"><text:p/></draw:line></draw:g><draw:g draw:style-name="gr9"><draw:line draw:style-name="gr6" draw:text-style-name="P103" svg:x1="5.812cm" svg:y1="0.707cm" svg:x2="5.812cm" svg:y2="3.419cm"><text:p/></draw:line><draw:line draw:style-name="gr6" draw:text-style-name="P103" svg:x1="6.601cm" svg:y1="0.944cm" svg:x2="5.812cm" svg:y2="0.707cm"><text:p/></draw:line><draw:line draw:style-name="gr6" draw:text-style-name="P103" svg:x1="7.234cm" svg:y1="0.651cm" svg:x2="6.597cm" svg:y2="0.942cm"><text:p/></draw:line><draw:line draw:style-name="gr6" draw:text-style-name="P103" svg:x1="6.449cm" svg:y1="0.416cm" svg:x2="5.812cm" svg:y2="0.707cm"><text:p/></draw:line><draw:line draw:style-name="gr6" draw:text-style-name="P103" svg:x1="7.236cm" svg:y1="0.653cm" svg:x2="6.447cm" svg:y2="0.416cm"><text:p/></draw:line><draw:line draw:style-name="gr6" draw:text-style-name="P103" svg:x1="6.597cm" svg:y1="0.942cm" svg:x2="6.597cm" svg:y2="1.846cm"><text:p/></draw:line><draw:line draw:style-name="gr6" draw:text-style-name="P103" svg:x1="7.234cm" svg:y1="0.651cm" svg:x2="7.234cm" svg:y2="1.555cm"><text:p/></draw:line><draw:line draw:style-name="gr6" draw:text-style-name="P103" svg:x1="7.234cm" svg:y1="1.554cm" svg:x2="6.597cm" svg:y2="1.845cm"><text:p/></draw:line><draw:line draw:style-name="gr6" draw:text-style-name="P103" svg:x1="8.808cm" svg:y1="2.027cm" svg:x2="7.234cm" svg:y2="1.554cm"><text:p/></draw:line><draw:line draw:style-name="gr6" draw:text-style-name="P103" svg:x1="8.171cm" svg:y1="2.32cm" svg:x2="6.597cm" svg:y2="1.847cm"><text:p/></draw:line><draw:line draw:style-name="gr6" draw:text-style-name="P103" svg:x1="8.81cm" svg:y1="2.03cm" svg:x2="8.173cm" svg:y2="2.321cm"><text:p/></draw:line><draw:line draw:style-name="gr6" draw:text-style-name="P103" svg:x1="8.808cm" svg:y1="2.03cm" svg:x2="8.808cm" svg:y2="2.934cm"><text:p/></draw:line><draw:line draw:style-name="gr6" draw:text-style-name="P103" svg:x1="8.173cm" svg:y1="2.321cm" svg:x2="8.173cm" svg:y2="3.225cm"><text:p/></draw:line><draw:line draw:style-name="gr6" draw:text-style-name="P103" svg:x1="8.81cm" svg:y1="2.934cm" svg:x2="8.173cm" svg:y2="3.225cm"><text:p/></draw:line><draw:line draw:style-name="gr6" draw:text-style-name="P103" svg:x1="8.171cm" svg:y1="3.223cm" svg:x2="6.597cm" svg:y2="2.75cm"><text:p/></draw:line><draw:line draw:style-name="gr6" draw:text-style-name="P103" svg:x1="6.597cm" svg:y1="2.75cm" svg:x2="6.597cm" svg:y2="3.654cm"><text:p/></draw:line><draw:line draw:style-name="gr6" draw:text-style-name="P103" svg:x1="7.234cm" svg:y1="3.362cm" svg:x2="6.597cm" svg:y2="3.653cm"><text:p/></draw:line><draw:line draw:style-name="gr6" draw:text-style-name="P103" svg:x1="6.601cm" svg:y1="3.656cm" svg:x2="5.812cm" svg:y2="3.419cm"><text:p/></draw:line><draw:line draw:style-name="gr6" draw:text-style-name="P103" svg:x1="7.232cm" svg:y1="2.937cm" svg:x2="7.232cm" svg:y2="3.368cm"><text:p/></draw:line></draw:g><draw:g draw:style-name="gr9"><draw:line draw:style-name="gr6" draw:text-style-name="P103" svg:x1="1.908cm" svg:y1="5.323cm" svg:x2="1.908cm" svg:y2="9.845cm"><text:p/></draw:line><draw:line draw:style-name="gr6" draw:text-style-name="P103" svg:x1="2.697cm" svg:y1="5.56cm" svg:x2="1.908cm" svg:y2="5.323cm"><text:p/></draw:line><draw:line draw:style-name="gr6" draw:text-style-name="P103" svg:x1="3.334cm" svg:y1="5.267cm" svg:x2="2.697cm" svg:y2="5.558cm"><text:p/></draw:line><draw:line draw:style-name="gr6" draw:text-style-name="P103" svg:x1="2.545cm" svg:y1="5.032cm" svg:x2="1.908cm" svg:y2="5.323cm"><text:p/></draw:line><draw:line draw:style-name="gr6" draw:text-style-name="P103" svg:x1="3.337cm" svg:y1="5.269cm" svg:x2="2.548cm" svg:y2="5.032cm"><text:p/></draw:line><draw:line draw:style-name="gr6" draw:text-style-name="P103" svg:x1="2.697cm" svg:y1="5.56cm" svg:x2="2.697cm" svg:y2="6.464cm"><text:p/></draw:line><draw:line draw:style-name="gr6" draw:text-style-name="P103" svg:x1="3.334cm" svg:y1="5.267cm" svg:x2="3.334cm" svg:y2="6.171cm"><text:p/></draw:line><draw:line draw:style-name="gr6" draw:text-style-name="P103" svg:x1="4.908cm" svg:y1="6.645cm" svg:x2="3.334cm" svg:y2="6.172cm"><text:p/></draw:line><draw:line draw:style-name="gr6" draw:text-style-name="P103" svg:x1="4.271cm" svg:y1="6.936cm" svg:x2="2.697cm" svg:y2="6.463cm"><text:p/></draw:line><draw:line draw:style-name="gr6" draw:text-style-name="P103" svg:x1="3.334cm" svg:y1="6.172cm" svg:x2="2.697cm" svg:y2="6.463cm"><text:p/></draw:line><draw:line draw:style-name="gr6" draw:text-style-name="P103" svg:x1="4.911cm" svg:y1="6.647cm" svg:x2="4.274cm" svg:y2="6.938cm"><text:p/></draw:line><draw:line draw:style-name="gr6" draw:text-style-name="P103" svg:x1="4.274cm" svg:y1="6.937cm" svg:x2="4.274cm" svg:y2="7.841cm"><text:p/></draw:line><draw:line draw:style-name="gr6" draw:text-style-name="P103" svg:x1="4.909cm" svg:y1="6.647cm" svg:x2="4.909cm" svg:y2="7.551cm"><text:p/></draw:line><draw:line draw:style-name="gr6" draw:text-style-name="P103" svg:x1="4.911cm" svg:y1="7.551cm" svg:x2="4.274cm" svg:y2="7.842cm"><text:p/></draw:line><draw:line draw:style-name="gr6" draw:text-style-name="P103" svg:x1="4.271cm" svg:y1="7.839cm" svg:x2="2.697cm" svg:y2="7.366cm"><text:p/></draw:line><draw:line draw:style-name="gr6" draw:text-style-name="P103" svg:x1="2.697cm" svg:y1="7.366cm" svg:x2="2.697cm" svg:y2="8.27cm"><text:p/></draw:line><draw:line draw:style-name="gr6" draw:text-style-name="P103" svg:x1="3.484cm" svg:y1="8.508cm" svg:x2="2.697cm" svg:y2="8.271cm"><text:p/></draw:line><draw:line draw:style-name="gr6" draw:text-style-name="P103" svg:x1="4.121cm" svg:y1="8.218cm" svg:x2="3.484cm" svg:y2="8.509cm"><text:p/></draw:line><draw:line draw:style-name="gr6" draw:text-style-name="P103" svg:x1="4.121cm" svg:y1="8.217cm" svg:x2="3.334cm" svg:y2="7.98cm"><text:p/></draw:line><draw:line draw:style-name="gr6" draw:text-style-name="P103" svg:x1="3.484cm" svg:y1="8.509cm" svg:x2="3.484cm" svg:y2="9.413cm"><text:p/></draw:line><draw:line draw:style-name="gr6" draw:text-style-name="P103" svg:x1="4.124cm" svg:y1="8.218cm" svg:x2="4.124cm" svg:y2="9.122cm"><text:p/></draw:line><draw:line draw:style-name="gr6" draw:text-style-name="P103" svg:x1="4.121cm" svg:y1="9.123cm" svg:x2="3.484cm" svg:y2="9.414cm"><text:p/></draw:line><draw:line draw:style-name="gr6" draw:text-style-name="P103" svg:x1="3.334cm" svg:y1="7.551cm" svg:x2="3.334cm" svg:y2="7.982cm"><text:p/></draw:line><draw:line draw:style-name="gr6" draw:text-style-name="P103" svg:x1="3.334cm" svg:y1="7.98cm" svg:x2="2.697cm" svg:y2="8.271cm"><text:p/></draw:line><draw:line draw:style-name="gr6" draw:text-style-name="P103" svg:x1="3.484cm" svg:y1="9.411cm" svg:x2="2.697cm" svg:y2="9.174cm"><text:p/></draw:line><draw:line draw:style-name="gr6" draw:text-style-name="P103" svg:x1="2.697cm" svg:y1="9.174cm" svg:x2="2.697cm" svg:y2="10.078cm"><text:p/></draw:line><draw:line draw:style-name="gr6" draw:text-style-name="P103" svg:x1="3.334cm" svg:y1="9.791cm" svg:x2="2.697cm" svg:y2="10.082cm"><text:p/></draw:line><draw:line draw:style-name="gr6" draw:text-style-name="P103" svg:x1="3.334cm" svg:y1="9.36cm" svg:x2="3.334cm" svg:y2="9.791cm"><text:p/></draw:line><draw:line draw:style-name="gr6" draw:text-style-name="P103" svg:x1="2.7cm" svg:y1="10.082cm" svg:x2="1.913cm" svg:y2="9.845cm"><text:p/></draw:line></draw:g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_5f_livret"><text:span text:style-name="T5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ymbol1" svg:font-family="Symbol"/>
    <style:font-face style:name="Symbol" svg:font-family="Symbol" style:font-adornments="Oblique"/>
    <style:font-face style:name="Tahoma2" svg:font-family="Tahoma"/>
    <style:font-face style:name="monospace" svg:font-family="monospace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" svg:font-family="SimSun" style:font-pitch="variable"/>
    <style:font-face style:name="Symbol2" svg:font-family="Symbol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7" svg:font-family="'Bitstream Vera Sans'" style:font-adornments="Normal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06" draw:display-name="Gradient 1606" draw:style="linear" draw:start-color="#000000" draw:end-color="#ffffff" draw:start-intensity="100%" draw:end-intensity="100%" draw:angle="0deg" draw:border="0%"/>
    <draw:gradient draw:name="Gradient_20_1607" draw:display-name="Gradient 1607" draw:style="linear" draw:start-color="#000000" draw:end-color="#ffffff" draw:start-intensity="100%" draw:end-intensity="100%" draw:angle="0deg" draw:border="0%"/>
    <draw:gradient draw:name="Gradient_20_1608" draw:display-name="Gradient 1608" draw:style="linear" draw:start-color="#000000" draw:end-color="#ffffff" draw:start-intensity="100%" draw:end-intensity="100%" draw:angle="0deg" draw:border="0%"/>
    <draw:gradient draw:name="Gradient_20_1609" draw:display-name="Gradient 1609" draw:style="linear" draw:start-color="#000000" draw:end-color="#ffffff" draw:start-intensity="100%" draw:end-intensity="100%" draw:angle="0deg" draw:border="0%"/>
    <draw:gradient draw:name="Gradient_20_1610" draw:display-name="Gradient 1610" draw:style="linear" draw:start-color="#000000" draw:end-color="#ffffff" draw:start-intensity="100%" draw:end-intensity="100%" draw:angle="0deg" draw:border="0%"/>
    <draw:gradient draw:name="Gradient_20_1611" draw:display-name="Gradient 1611" draw:style="linear" draw:start-color="#000000" draw:end-color="#ffffff" draw:start-intensity="100%" draw:end-intensity="100%" draw:angle="0deg" draw:border="0%"/>
    <draw:gradient draw:name="Gradient_20_1612" draw:display-name="Gradient 1612" draw:style="linear" draw:start-color="#000000" draw:end-color="#ffffff" draw:start-intensity="100%" draw:end-intensity="100%" draw:angle="0deg" draw:border="0%"/>
    <draw:gradient draw:name="Gradient_20_1613" draw:display-name="Gradient 1613" draw:style="linear" draw:start-color="#000000" draw:end-color="#ffffff" draw:start-intensity="100%" draw:end-intensity="100%" draw:angle="0deg" draw:border="0%"/>
    <draw:gradient draw:name="Gradient_20_1614" draw:display-name="Gradient 1614" draw:style="linear" draw:start-color="#000000" draw:end-color="#ffffff" draw:start-intensity="100%" draw:end-intensity="100%" draw:angle="0deg" draw:border="0%"/>
    <draw:gradient draw:name="Gradient_20_1615" draw:display-name="Gradient 1615" draw:style="linear" draw:start-color="#000000" draw:end-color="#ffffff" draw:start-intensity="100%" draw:end-intensity="100%" draw:angle="0deg" draw:border="0%"/>
    <draw:gradient draw:name="Gradient_20_1616" draw:display-name="Gradient 1616" draw:style="linear" draw:start-color="#000000" draw:end-color="#ffffff" draw:start-intensity="100%" draw:end-intensity="100%" draw:angle="0deg" draw:border="0%"/>
    <draw:gradient draw:name="Gradient_20_1617" draw:display-name="Gradient 1617" draw:style="linear" draw:start-color="#000000" draw:end-color="#ffffff" draw:start-intensity="100%" draw:end-intensity="100%" draw:angle="0deg" draw:border="0%"/>
    <draw:gradient draw:name="Gradient_20_1618" draw:display-name="Gradient 1618" draw:style="linear" draw:start-color="#000000" draw:end-color="#ffffff" draw:start-intensity="100%" draw:end-intensity="100%" draw:angle="0deg" draw:border="0%"/>
    <draw:gradient draw:name="Gradient_20_1619" draw:display-name="Gradient 1619" draw:style="linear" draw:start-color="#000000" draw:end-color="#ffffff" draw:start-intensity="100%" draw:end-intensity="100%" draw:angle="0deg" draw:border="0%"/>
    <draw:gradient draw:name="Gradient_20_1620" draw:display-name="Gradient 1620" draw:style="linear" draw:start-color="#000000" draw:end-color="#ffffff" draw:start-intensity="100%" draw:end-intensity="100%" draw:angle="0deg" draw:border="0%"/>
    <draw:gradient draw:name="Gradient_20_1621" draw:display-name="Gradient 1621" draw:style="linear" draw:start-color="#000000" draw:end-color="#ffffff" draw:start-intensity="100%" draw:end-intensity="100%" draw:angle="0deg" draw:border="0%"/>
    <draw:gradient draw:name="Gradient_20_1622" draw:display-name="Gradient 1622" draw:style="linear" draw:start-color="#000000" draw:end-color="#ffffff" draw:start-intensity="100%" draw:end-intensity="100%" draw:angle="0deg" draw:border="0%"/>
    <draw:gradient draw:name="Gradient_20_1623" draw:display-name="Gradient 1623" draw:style="linear" draw:start-color="#000000" draw:end-color="#ffffff" draw:start-intensity="100%" draw:end-intensity="100%" draw:angle="0deg" draw:border="0%"/>
    <draw:gradient draw:name="Gradient_20_1624" draw:display-name="Gradient 1624" draw:style="linear" draw:start-color="#000000" draw:end-color="#ffffff" draw:start-intensity="100%" draw:end-intensity="100%" draw:angle="0deg" draw:border="0%"/>
    <draw:gradient draw:name="Gradient_20_1625" draw:display-name="Gradient 162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4905" draw:display-name="Hatch 4905" draw:style="single" draw:color="#000000" draw:distance="0.003cm" draw:rotation="0"/>
    <draw:hatch draw:name="Hatch_20_4906" draw:display-name="Hatch 4906" draw:style="single" draw:color="#000000" draw:distance="0.003cm" draw:rotation="0"/>
    <draw:hatch draw:name="Hatch_20_4907" draw:display-name="Hatch 4907" draw:style="single" draw:color="#000000" draw:distance="0.003cm" draw:rotation="0"/>
    <draw:hatch draw:name="Hatch_20_4908" draw:display-name="Hatch 4908" draw:style="single" draw:color="#000000" draw:distance="0.003cm" draw:rotation="0"/>
    <draw:hatch draw:name="Hatch_20_4909" draw:display-name="Hatch 4909" draw:style="single" draw:color="#000000" draw:distance="0.003cm" draw:rotation="0"/>
    <draw:hatch draw:name="Hatch_20_4910" draw:display-name="Hatch 4910" draw:style="single" draw:color="#000000" draw:distance="0.003cm" draw:rotation="0"/>
    <draw:hatch draw:name="Hatch_20_4911" draw:display-name="Hatch 4911" draw:style="single" draw:color="#000000" draw:distance="0.003cm" draw:rotation="0"/>
    <draw:hatch draw:name="Hatch_20_4912" draw:display-name="Hatch 4912" draw:style="single" draw:color="#000000" draw:distance="0.003cm" draw:rotation="0"/>
    <draw:hatch draw:name="Hatch_20_4913" draw:display-name="Hatch 4913" draw:style="single" draw:color="#000000" draw:distance="0.003cm" draw:rotation="0"/>
    <draw:hatch draw:name="Hatch_20_4914" draw:display-name="Hatch 4914" draw:style="single" draw:color="#000000" draw:distance="0.003cm" draw:rotation="0"/>
    <draw:hatch draw:name="Hatch_20_4915" draw:display-name="Hatch 4915" draw:style="single" draw:color="#000000" draw:distance="0.003cm" draw:rotation="0"/>
    <draw:hatch draw:name="Hatch_20_4916" draw:display-name="Hatch 4916" draw:style="single" draw:color="#000000" draw:distance="0.003cm" draw:rotation="0"/>
    <draw:hatch draw:name="Hatch_20_4917" draw:display-name="Hatch 4917" draw:style="single" draw:color="#000000" draw:distance="0.003cm" draw:rotation="0"/>
    <draw:hatch draw:name="Hatch_20_4918" draw:display-name="Hatch 4918" draw:style="single" draw:color="#000000" draw:distance="0.003cm" draw:rotation="0"/>
    <draw:hatch draw:name="Hatch_20_4919" draw:display-name="Hatch 4919" draw:style="single" draw:color="#000000" draw:distance="0.003cm" draw:rotation="0"/>
    <draw:hatch draw:name="Hatch_20_4920" draw:display-name="Hatch 4920" draw:style="single" draw:color="#000000" draw:distance="0.003cm" draw:rotation="0"/>
    <draw:hatch draw:name="Hatch_20_4921" draw:display-name="Hatch 4921" draw:style="single" draw:color="#000000" draw:distance="0.003cm" draw:rotation="0"/>
    <draw:hatch draw:name="Hatch_20_4922" draw:display-name="Hatch 4922" draw:style="single" draw:color="#000000" draw:distance="0.003cm" draw:rotation="0"/>
    <draw:hatch draw:name="Hatch_20_4923" draw:display-name="Hatch 4923" draw:style="single" draw:color="#000000" draw:distance="0.003cm" draw:rotation="0"/>
    <draw:hatch draw:name="Hatch_20_4924" draw:display-name="Hatch 4924" draw:style="single" draw:color="#000000" draw:distance="0.003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1131 754" svg:d="M566 0l-566 754 114-85 136-68 148-46 161-17 161 13 153 46 140 68 118 89z"/>
    <draw:marker draw:name="Extrémités_20_de_20_flèche_20_2" draw:display-name="Extrémités de flèche 2" svg:viewBox="0 0 1131 754" svg:d="M566 0l-566 754 114-85 136-68 148-46 161-17 161 13 153 46 140 68 118 8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ed_20__28_var_29__20_1" draw:display-name="Dashed (var) 1" draw:style="rect" draw:dots2="1" draw:dots2-length="0.057cm" draw:distance="0.113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2cm" draw:dots2="1" draw:dots2-length="0.002cm" draw:distance="0.002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9" draw:display-name="Dashed (var) 4939" draw:style="rect" draw:dots1="1" draw:dots1-length="11%" draw:distance="11%"/>
    <draw:stroke-dash draw:name="Dashed_20__28_var_29__20_4940" draw:display-name="Dashed (var) 4940" draw:style="rect" draw:dots1="1" draw:dots1-length="63%" draw:distance="63%"/>
    <draw:stroke-dash draw:name="Dashed_20__28_var_29__20_4941" draw:display-name="Dashed (var) 4941" draw:style="rect" draw:dots1="1" draw:dots1-length="11%" draw:distance="11%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88" draw:display-name="Dashed (var) 5188" draw:style="rect" draw:dots1="1" draw:dots1-length="0.016cm" draw:dots2="1" draw:dots2-length="0.016cm" draw:distance="0.016cm"/>
    <draw:stroke-dash draw:name="Dashed_20__28_var_29__20_5189" draw:display-name="Dashed (var) 5189" draw:style="rect" draw:dots1="1" draw:dots1-length="0.016cm" draw:dots2="1" draw:dots2-length="0.016cm" draw:distance="0.016cm"/>
    <draw:stroke-dash draw:name="Dashed_20__28_var_29__20_5190" draw:display-name="Dashed (var) 5190" draw:style="rect" draw:dots1="1" draw:dots1-length="0.016cm" draw:dots2="1" draw:dots2-length="0.016cm" draw:distance="0.016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ect" draw:dots1="1" draw:dots1-length="0.009cm" draw:dots2="1" draw:dots2-length="0.009cm" draw:distance="0.009cm"/>
    <draw:stroke-dash draw:name="Dashed_20__28_var_29__20_5807" draw:display-name="Dashed (var) 5807" draw:style="rect" draw:dots1="1" draw:dots1-length="0.009cm" draw:dots2="1" draw:dots2-length="0.009cm" draw:distance="0.009cm"/>
    <draw:stroke-dash draw:name="Dashed_20__28_var_29__20_5808" draw:display-name="Dashed (var) 5808" draw:style="rect" draw:dots1="1" draw:dots1-length="0.009cm" draw:dots2="1" draw:dots2-length="0.009cm" draw:distance="0.009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1cm" draw:dots2="1" draw:dots2-length="0.001cm" draw:distance="0.001cm"/>
    <draw:stroke-dash draw:name="Dashed_20__28_var_29__20_6023" draw:display-name="Dashed (var) 6023" draw:style="rect" draw:dots1="1" draw:dots1-length="0.001cm" draw:dots2="1" draw:dots2-length="0.001cm" draw:distance="0.001cm"/>
    <draw:stroke-dash draw:name="Dashed_20__28_var_29__20_6024" draw:display-name="Dashed (var) 6024" draw:style="rect" draw:dots1="1" draw:dots1-length="0.002cm" draw:dots2="1" draw:dots2-length="0.002cm" draw:distance="0.002cm"/>
    <draw:stroke-dash draw:name="Dashed_20__28_var_29__20_6025" draw:display-name="Dashed (var) 6025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43" draw:display-name="Dashed (var) 7143" draw:style="rect" draw:dots1="1" draw:dots1-length="0.003cm" draw:dots2="1" draw:dots2-length="0.003cm" draw:distance="0.003cm"/>
    <draw:stroke-dash draw:name="Dashed_20__28_var_29__20_7144" draw:display-name="Dashed (var) 7144" draw:style="rect" draw:dots1="2" draw:dots1-length="0.016cm" draw:dots2="3" draw:dots2-length="0.082cm" draw:distance="0.041cm"/>
    <draw:stroke-dash draw:name="Dashed_20__28_var_29__20_7145" draw:display-name="Dashed (var) 7145" draw:style="rect" draw:dots1="1" draw:dots1-length="0.003cm" draw:dots2="1" draw:dots2-length="0.003cm" draw:distance="0.003cm"/>
    <draw:stroke-dash draw:name="Dashed_20__28_var_29__20_7146" draw:display-name="Dashed (var) 7146" draw:style="rect" draw:dots1="1" draw:dots1-length="0.003cm" draw:dots2="1" draw:dots2-length="0.003cm" draw:distance="0.003cm"/>
    <draw:stroke-dash draw:name="Dashed_20__28_var_29__20_7147" draw:display-name="Dashed (var) 7147" draw:style="rect" draw:dots1="2" draw:dots1-length="0.016cm" draw:dots2="3" draw:dots2-length="0.082cm" draw:distance="0.041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9cm" draw:dots2="1" draw:dots2-length="0.009cm" draw:distance="0.009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92" draw:display-name="Dashed (var) 7292" draw:style="rect" draw:dots1="1" draw:dots1-length="0.002cm" draw:dots2="1" draw:dots2-length="0.002cm" draw:distance="0.002cm"/>
    <draw:stroke-dash draw:name="Dashed_20__28_var_29__20_7293" draw:display-name="Dashed (var) 7293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0" draw:display-name="Dashed (var) 7300" draw:style="rect" draw:dots1="1" draw:dots1-length="0.003cm" draw:dots2="1" draw:dots2-length="0.003cm" draw:distance="0.003cm"/>
    <draw:stroke-dash draw:name="Dashed_20__28_var_29__20_7301" draw:display-name="Dashed (var) 7301" draw:style="rect" draw:dots1="1" draw:dots1-length="0.003cm" draw:dots2="1" draw:dots2-length="0.003cm" draw:distance="0.003cm"/>
    <draw:stroke-dash draw:name="Dashed_20__28_var_29__20_7302" draw:display-name="Dashed (var) 7302" draw:style="rect" draw:dots1="1" draw:dots1-length="0.003cm" draw:dots2="1" draw:dots2-length="0.003cm" draw:distance="0.003cm"/>
    <draw:stroke-dash draw:name="Dashed_20__28_var_29__20_7303" draw:display-name="Dashed (var) 7303" draw:style="rect" draw:dots1="1" draw:dots1-length="0.003cm" draw:dots2="1" draw:dots2-length="0.003cm" draw:distance="0.003cm"/>
    <draw:stroke-dash draw:name="Dashed_20__28_var_29__20_7304" draw:display-name="Dashed (var) 7304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2cm" draw:dots2="1" draw:dots2-length="0.002cm" draw:distance="0.002cm"/>
    <draw:stroke-dash draw:name="Dashed_20__28_var_29__20_7546" draw:display-name="Dashed (var) 7546" draw:style="rect" draw:dots1="1" draw:dots1-length="0.003cm" draw:dots2="1" draw:dots2-length="0.003cm" draw:distance="0.003cm"/>
    <draw:stroke-dash draw:name="Dashed_20__28_var_29__20_7547" draw:display-name="Dashed (var) 7547" draw:style="rect" draw:dots1="1" draw:dots1-length="0.002cm" draw:dots2="1" draw:dots2-length="0.002cm" draw:distance="0.002cm"/>
    <draw:stroke-dash draw:name="Dashed_20__28_var_29__20_7548" draw:display-name="Dashed (var) 7548" draw:style="rect" draw:dots1="1" draw:dots1-length="0.003cm" draw:dots2="1" draw:dots2-length="0.003cm" draw:distance="0.003cm"/>
    <draw:stroke-dash draw:name="Dashed_20__28_var_29__20_7549" draw:display-name="Dashed (var) 7549" draw:style="rect" draw:dots1="1" draw:dots1-length="0.002cm" draw:dots2="1" draw:dots2-length="0.002cm" draw:distance="0.002cm"/>
    <draw:stroke-dash draw:name="Dashed_20__28_var_29__20_7550" draw:display-name="Dashed (var) 7550" draw:style="rect" draw:dots1="1" draw:dots1-length="0.002cm" draw:dots2="1" draw:dots2-length="0.002cm" draw:distance="0.002cm"/>
    <draw:stroke-dash draw:name="Dashed_20__28_var_29__20_7551" draw:display-name="Dashed (var) 7551" draw:style="rect" draw:dots1="1" draw:dots1-length="0.002cm" draw:dots2="1" draw:dots2-length="0.002cm" draw:distance="0.002cm"/>
    <draw:stroke-dash draw:name="Dashed_20__28_var_29__20_7552" draw:display-name="Dashed (var) 7552" draw:style="rect" draw:dots1="1" draw:dots1-length="0.002cm" draw:dots2="1" draw:dots2-length="0.002cm" draw:distance="0.002cm"/>
    <draw:stroke-dash draw:name="Dashed_20__28_var_29__20_7553" draw:display-name="Dashed (var) 7553" draw:style="rect" draw:dots1="1" draw:dots1-length="0.002cm" draw:dots2="1" draw:dots2-length="0.002cm" draw:distance="0.002cm"/>
    <draw:stroke-dash draw:name="Dashed_20__28_var_29__20_7554" draw:display-name="Dashed (var) 7554" draw:style="rect" draw:dots1="1" draw:dots1-length="0.002cm" draw:dots2="1" draw:dots2-length="0.002cm" draw:distance="0.002cm"/>
    <draw:stroke-dash draw:name="Dashed_20__28_var_29__20_7555" draw:display-name="Dashed (var) 7555" draw:style="rect" draw:dots1="1" draw:dots1-length="0.051cm" draw:dots2="1" draw:dots2-length="0.051cm" draw:distance="0.051cm"/>
    <draw:stroke-dash draw:name="Dashed_20__28_var_29__20_7556" draw:display-name="Dashed (var) 7556" draw:style="rect" draw:dots1="1" draw:dots1-length="0.002cm" draw:dots2="1" draw:dots2-length="0.002cm" draw:distance="0.002cm"/>
    <draw:stroke-dash draw:name="Dashed_20__28_var_29__20_7557" draw:display-name="Dashed (var) 7557" draw:style="rect" draw:dots1="1" draw:dots1-length="0.002cm" draw:dots2="1" draw:dots2-length="0.002cm" draw:distance="0.002cm"/>
    <draw:stroke-dash draw:name="Dashed_20__28_var_29__20_7558" draw:display-name="Dashed (var) 7558" draw:style="rect" draw:dots1="1" draw:dots1-length="0.002cm" draw:dots2="1" draw:dots2-length="0.002cm" draw:distance="0.002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61" draw:display-name="Dashed (var) 7661" draw:style="rect" draw:dots1="1" draw:dots1-length="36%" draw:distance="36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673" draw:display-name="Dashed (var) 7673" draw:style="rect" draw:dots1="1" draw:dots1-length="0.016cm" draw:dots2="1" draw:dots2-length="0.016cm" draw:distance="0.01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03cm" draw:dots2="1" draw:dots2-length="0.003cm" draw:distance="0.003cm"/>
    <draw:stroke-dash draw:name="Long_20_Dash" draw:display-name="Long Dash" draw:style="rect" draw:dots1="1" draw:dots1-length="340%" draw:distance="17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rrigé" style:family="paragraph" style:parent-style-name="FILET_5f_POINTILLES">
      <style:paragraph-properties fo:margin-top="0.3cm" fo:margin-bottom="0.3cm" style:contextual-spacing="false" fo:text-align="center" style:justify-single-word="false">
        <style:tab-stops>
          <style:tab-stop style:position="4.5cm" style:type="right" style:leader-style="dotted" style:leader-text="."/>
        </style:tab-stops>
      </style:paragraph-properties>
      <style:text-properties fo:color="#b3b3b3" loext:opacity="100%" style:text-position="0% 100%" style:font-name="Bitstream Vera Sans2" fo:font-family="'Bitstream Vera Sans'" style:font-style-name="Oblique" style:font-family-generic="swiss" style:font-pitch="variable" fo:font-size="10pt" fo:font-style="normal" fo:font-weight="normal" fo:background-color="transparent" style:font-name-asian="OpenSymbol" style:font-family-asian="OpenSymbol" style:font-pitch-asian="variable" style:font-charset-asian="x-symbol" style:font-size-asian="10pt" style:font-style-asian="normal" style:font-weight-asian="normal" style:font-name-complex="OpenSymbol" style:font-family-complex="OpenSymbol" style:font-pitch-complex="variable" style:font-charset-complex="x-symbol" style:font-style-complex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40ad80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3db5af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548b32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1" fo:font-size="16pt" fo:letter-spacing="normal" fo:font-style="normal" fo:text-shadow="none" fo:font-weight="bold" officeooo:rsid="0055e631" style:font-size-asian="16pt" style:font-style-asian="normal" style:font-size-complex="16pt" style:font-style-complex="normal"/>
    </style:style>
    <style:style style:name="MT8" style:family="text">
      <style:text-properties officeooo:rsid="003459de"/>
    </style:style>
    <style:style style:name="MT9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5" draw:name="Forme3" draw:style-name="Mgr3" draw:text-style-name="MP28" svg:x1="18.8cm" svg:y1="0.36cm" svg:x2="21.044cm" svg:y2="0.36cm"><text:p/></draw:line><text:span text:style-name="MT6">I</text:span><text:span text:style-name="MT7">dentifier des solides, connaître le vocabulaire</text:span></text:p>
      </style:header>
      <style:footer>
        <text:p text:style-name="MP29"><draw:frame draw:style-name="Mfr1" draw:name="Cadre1" text:anchor-type="paragraph" svg:y="-0.06cm" draw:z-index="11"><draw:text-box fo:min-height="0.499cm" fo:min-width="1cm"><draw:frame draw:style-name="Mfr2" draw:name="Cadre2" text:anchor-type="frame" svg:x="0.45cm" svg:y="0.079cm" svg:width="0.817cm" draw:z-index="19"><draw:text-box fo:min-height="0.355cm"><text:p text:style-name="MP30"><draw:g text:anchor-type="paragraph" draw:z-index="23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27</text:page-number></text:p></draw:text-box></draw:frame><text:p text:style-name="MP32"><text:span text:style-name="MT8">Espace</text:span> • <text:span text:style-name="MT9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2-22T12:03:00.172000000</dc:date>
    <meta:editing-duration>PT16H57M50S</meta:editing-duration>
    <meta:editing-cycles>126</meta:editing-cycles>
    <meta:generator>LibreOffice/7.1.6.2$Windows_X86_64 LibreOffice_project/0e133318fcee89abacd6a7d077e292f1145735c3</meta:generator>
    <dc:subject>diviser</dc:subject>
    <dc:title>A3_3 série 1 </dc:title>
    <meta:document-statistic meta:table-count="1" meta:image-count="0" meta:object-count="2" meta:page-count="4" meta:paragraph-count="108" meta:word-count="711" meta:character-count="4061" meta:non-whitespace-character-count="3056"/>
  </office:meta>
</office:document-meta>
</file>

<file path=Object 1/content.xml><?xml version="1.0" encoding="utf-8"?>
<math xmlns="http://www.w3.org/1998/Math/MathML" display="block">
  <semantics>
    <mover accent="true">
      <mtext>SOK</mtext>
      <mo stretchy="true">^</mo>
    </mover>
    <annotation encoding="StarMath 5.0"> widehat {"SOK"}</annotation>
  </semantics>
</math>
</file>

<file path=Object 2/content.xml><?xml version="1.0" encoding="utf-8"?>
<math xmlns="http://www.w3.org/1998/Math/MathML" display="block">
  <semantics>
    <mrow>
      <mrow>
        <msub>
          <mi>P</mi>
          <mtext>base</mtext>
        </msub>
        <mo stretchy="false">=</mo>
        <mrow>
          <mn>2</mn>
          <mo stretchy="false">×</mo>
          <mi>π</mi>
          <mo stretchy="false">×</mo>
          <mn>1,5</mn>
        </mrow>
        <mo stretchy="false">≈</mo>
        <mn>9,4</mn>
      </mrow>
      <mtext> cm</mtext>
    </mrow>
    <annotation encoding="StarMath 5.0">P_{ "base" } = 2 times %pi times 1,5 approx 9,4 " cm"</annotation>
  </semantics>
</math>
</file>